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de" fo:country="DE" style:font-size-asian="14pt" style:language-asian="zxx" style:country-asian="none" style:font-size-complex="14pt" style:language-complex="zxx" style:country-complex="none"/>
    </style:style>
    <style:style style:name="P2" style:family="paragraph" style:parent-style-name="Standard">
      <style:paragraph-properties fo:text-align="start" style:justify-single-word="false"/>
      <style:text-properties fo:font-size="14pt" fo:language="de" fo:country="DE" style:font-size-asian="14pt" style:language-asian="zxx" style:country-asian="none" style:font-size-complex="14pt" style:language-complex="zxx" style:country-complex="none"/>
    </style:style>
    <style:style style:name="P3" style:family="paragraph" style:parent-style-name="Standard">
      <style:paragraph-properties fo:text-align="start" style:justify-single-word="false"/>
      <style:text-properties fo:font-size="14pt" fo:language="de" fo:country="DE" fo:font-weight="bold" style:font-size-asian="14pt" style:language-asian="zxx" style:country-asian="none" style:font-weight-asian="bold" style:font-size-complex="14pt" style:language-complex="zxx" style:country-complex="none" style:font-weight-complex="bold"/>
    </style:style>
    <style:style style:name="P4" style:family="paragraph" style:parent-style-name="Standard">
      <style:paragraph-properties fo:text-align="start" style:justify-single-word="false"/>
      <style:text-properties fo:font-size="14pt" fo:language="de" fo:country="DE" fo:font-weight="bold" officeooo:rsid="000ac927" officeooo:paragraph-rsid="000ac927" style:font-size-asian="14pt" style:language-asian="zxx" style:country-asian="none" style:font-weight-asian="bold" style:font-size-complex="14pt" style:language-complex="zxx" style:country-complex="none" style:font-weight-complex="bold"/>
    </style:style>
    <style:style style:name="P5" style:family="paragraph" style:parent-style-name="Standard">
      <style:paragraph-properties fo:text-align="start" style:justify-single-word="false"/>
      <style:text-properties fo:font-size="12pt" fo:language="de" fo:country="DE" fo:font-weight="bold" officeooo:rsid="000ac927" officeooo:paragraph-rsid="000ac927" style:font-size-asian="10.5pt" style:language-asian="zxx" style:country-asian="none" style:font-weight-asian="bold" style:font-size-complex="12pt" style:language-complex="zxx" style:country-complex="none" style:font-weight-complex="bold"/>
    </style:style>
    <style:style style:name="P6" style:family="paragraph" style:parent-style-name="Standard">
      <style:paragraph-properties fo:text-align="start" style:justify-single-word="false"/>
      <style:text-properties fo:font-size="12pt" fo:language="de" fo:country="DE" fo:font-weight="bold" officeooo:rsid="000ac927" officeooo:paragraph-rsid="00213146" style:font-size-asian="10.5pt" style:language-asian="zxx" style:country-asian="none" style:font-weight-asian="bold" style:font-size-complex="12pt" style:language-complex="zxx" style:country-complex="none" style:font-weight-complex="bold"/>
    </style:style>
    <style:style style:name="P7" style:family="paragraph" style:parent-style-name="Standard">
      <style:paragraph-properties fo:text-align="start" style:justify-single-word="false"/>
      <style:text-properties fo:font-size="12pt" fo:language="de" fo:country="DE" fo:font-weight="bold" officeooo:rsid="000cafed" officeooo:paragraph-rsid="000cafed" style:font-size-asian="10.5pt" style:language-asian="zxx" style:country-asian="none" style:font-weight-asian="bold" style:font-size-complex="12pt" style:language-complex="zxx" style:country-complex="none" style:font-weight-complex="bold"/>
    </style:style>
    <style:style style:name="P8" style:family="paragraph" style:parent-style-name="Standard">
      <style:paragraph-properties fo:text-align="start" style:justify-single-word="false"/>
      <style:text-properties fo:font-size="12pt" fo:language="de" fo:country="DE" fo:font-weight="bold" officeooo:rsid="000de480" officeooo:paragraph-rsid="000de480" style:font-size-asian="10.5pt" style:language-asian="zxx" style:country-asian="none" style:font-weight-asian="bold" style:font-size-complex="12pt" style:language-complex="zxx" style:country-complex="none" style:font-weight-complex="bold"/>
    </style:style>
    <style:style style:name="P9" style:family="paragraph" style:parent-style-name="Standard">
      <style:paragraph-properties fo:text-align="start" style:justify-single-word="false"/>
      <style:text-properties fo:font-size="12pt" fo:language="de" fo:country="DE" fo:font-weight="bold" officeooo:rsid="00119d9b" officeooo:paragraph-rsid="00119d9b" style:font-size-asian="10.5pt" style:language-asian="zxx" style:country-asian="none" style:font-weight-asian="bold" style:font-size-complex="12pt" style:language-complex="zxx" style:country-complex="none" style:font-weight-complex="bold"/>
    </style:style>
    <style:style style:name="P10" style:family="paragraph" style:parent-style-name="Standard">
      <style:paragraph-properties fo:text-align="start" style:justify-single-word="false"/>
      <style:text-properties fo:font-size="12pt" fo:language="de" fo:country="DE" fo:font-weight="bold" officeooo:rsid="001ec044" officeooo:paragraph-rsid="001ec044" style:font-size-asian="10.5pt" style:language-asian="zxx" style:country-asian="none" style:font-weight-asian="bold" style:font-size-complex="12pt" style:language-complex="zxx" style:country-complex="none" style:font-weight-complex="bold"/>
    </style:style>
    <style:style style:name="P11" style:family="paragraph" style:parent-style-name="Standard">
      <style:paragraph-properties fo:text-align="start" style:justify-single-word="false"/>
      <style:text-properties fo:font-size="12pt" fo:language="de" fo:country="DE" fo:font-weight="normal" officeooo:rsid="000cafed" officeooo:paragraph-rsid="000cafed" style:font-size-asian="10.5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text-align="start" style:justify-single-word="false"/>
      <style:text-properties fo:font-size="12pt" fo:language="de" fo:country="DE" fo:font-weight="normal" officeooo:rsid="000de480" officeooo:paragraph-rsid="000de480" style:font-size-asian="10.5pt" style:language-asian="zxx" style:country-asian="none" style:font-weight-asian="normal" style:font-size-complex="12pt" style:language-complex="zxx" style:country-complex="none" style:font-weight-complex="normal"/>
    </style:style>
    <style:style style:name="P13" style:family="paragraph" style:parent-style-name="Standard">
      <style:paragraph-properties fo:text-align="start" style:justify-single-word="false"/>
      <style:text-properties fo:font-size="12pt" fo:language="de" fo:country="DE" fo:font-weight="normal" officeooo:rsid="00111117" officeooo:paragraph-rsid="00111117" style:font-size-asian="10.5pt" style:language-asian="zxx" style:country-asian="none" style:font-weight-asian="normal" style:font-size-complex="12pt" style:language-complex="zxx" style:country-complex="none" style:font-weight-complex="normal"/>
    </style:style>
    <style:style style:name="P14" style:family="paragraph" style:parent-style-name="Standard">
      <style:paragraph-properties fo:text-align="start" style:justify-single-word="false"/>
      <style:text-properties fo:font-size="12pt" fo:language="de" fo:country="DE" fo:font-weight="normal" officeooo:rsid="000ac927" officeooo:paragraph-rsid="000ac927" style:font-size-asian="10.5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text-align="start" style:justify-single-word="false"/>
      <style:text-properties fo:font-size="12pt" fo:language="de" fo:country="DE" fo:font-weight="normal" officeooo:rsid="0019586c" officeooo:paragraph-rsid="0019586c" style:font-size-asian="10.5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text-align="start" style:justify-single-word="false"/>
      <style:text-properties fo:font-size="12pt" fo:language="de" fo:country="DE" fo:font-weight="normal" officeooo:rsid="00157c80" officeooo:paragraph-rsid="00157c80" style:font-size-asian="12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text-align="start" style:justify-single-word="false"/>
      <style:text-properties fo:font-size="12pt" fo:language="de" fo:country="DE" fo:font-weight="normal" officeooo:rsid="00163648" officeooo:paragraph-rsid="00163648" style:font-size-asian="12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text-align="start" style:justify-single-word="false"/>
      <style:text-properties fo:font-size="12pt" fo:language="de" fo:country="DE" fo:font-weight="normal" officeooo:rsid="0016d2ef" officeooo:paragraph-rsid="0016d2ef" style:font-size-asian="12pt" style:language-asian="zxx" style:country-asian="none" style:font-weight-asian="normal" style:font-size-complex="12pt" style:language-complex="zxx" style:country-complex="none" style:font-weight-complex="normal"/>
    </style:style>
    <style:style style:name="P19" style:family="paragraph" style:parent-style-name="Standard">
      <style:paragraph-properties fo:text-align="start" style:justify-single-word="false"/>
      <style:text-properties fo:font-size="12pt" fo:language="de" fo:country="DE" fo:font-weight="normal" officeooo:rsid="0019586c" officeooo:paragraph-rsid="0019586c" style:font-size-asian="12pt" style:language-asian="zxx" style:country-asian="none" style:font-weight-asian="normal" style:font-size-complex="12pt" style:language-complex="zxx" style:country-complex="none" style:font-weight-complex="normal"/>
    </style:style>
    <style:style style:name="P20" style:family="paragraph" style:parent-style-name="Standard">
      <style:paragraph-properties fo:text-align="center" style:justify-single-word="false"/>
      <style:text-properties fo:language="de" fo:country="DE" style:language-asian="zxx" style:country-asian="none" style:language-complex="zxx" style:country-complex="none"/>
    </style:style>
    <style:style style:name="P21" style:family="paragraph" style:parent-style-name="Standard">
      <style:paragraph-properties fo:text-align="center" style:justify-single-word="false"/>
      <style:text-properties fo:font-size="16pt" fo:language="de" fo:country="DE" fo:font-weight="bold" style:font-size-asian="16pt" style:language-asian="zxx" style:country-asian="none" style:font-weight-asian="bold" style:font-size-complex="16pt" style:language-complex="zxx" style:country-complex="none" style:font-weight-complex="bold"/>
    </style:style>
    <style:style style:name="P22" style:family="paragraph" style:parent-style-name="Standard">
      <style:text-properties style:font-name="Times New Roman"/>
    </style:style>
    <style:style style:name="P23" style:family="paragraph" style:parent-style-name="Standard">
      <style:paragraph-properties fo:text-align="start" style:justify-single-word="false"/>
      <style:text-properties style:font-name="Times New Roman" fo:font-size="11pt" fo:language="de" fo:country="DE" fo:font-style="normal" fo:font-weight="normal" officeooo:rsid="000cafed" officeooo:paragraph-rsid="000cafed" style:font-size-asian="11pt" style:language-asian="zxx" style:country-asian="none" style:font-style-asian="normal" style:font-weight-asian="normal" style:font-size-complex="12pt" style:language-complex="zxx" style:country-complex="none" style:font-weight-complex="bold"/>
    </style:style>
    <style:style style:name="P24" style:family="paragraph" style:parent-style-name="Standard">
      <style:paragraph-properties fo:text-align="start" style:justify-single-word="false"/>
      <style:text-properties style:font-name="Times New Roman" fo:font-size="11pt" fo:language="de" fo:country="DE" fo:font-style="normal" fo:font-weight="normal" officeooo:rsid="000ac927" officeooo:paragraph-rsid="000ac927" style:font-size-asian="11pt" style:language-asian="zxx" style:country-asian="none" style:font-style-asian="normal" style:font-weight-asian="normal" style:font-size-complex="14pt" style:language-complex="zxx" style:country-complex="none" style:font-weight-complex="bold"/>
    </style:style>
    <style:style style:name="P25" style:family="paragraph" style:parent-style-name="Standard">
      <style:text-properties officeooo:paragraph-rsid="00163648"/>
    </style:style>
    <style:style style:name="P26" style:family="paragraph" style:parent-style-name="Standard">
      <style:paragraph-properties fo:text-align="start" style:justify-single-word="false"/>
      <style:text-properties fo:font-size="12pt" fo:language="de" fo:country="DE" fo:font-weight="normal" officeooo:rsid="00213146" officeooo:paragraph-rsid="00213146" style:font-size-asian="10.5pt" style:language-asian="zxx" style:country-asian="none" style:font-weight-asian="normal" style:font-size-complex="12pt" style:language-complex="zxx" style:country-complex="none" style:font-weight-complex="normal"/>
    </style:style>
    <style:style style:name="P27" style:family="paragraph" style:parent-style-name="Standard">
      <style:paragraph-properties fo:text-align="start" style:justify-single-word="false"/>
      <style:text-properties fo:font-size="12pt" fo:language="de" fo:country="DE" fo:font-weight="bold" officeooo:rsid="000cafed" officeooo:paragraph-rsid="000cafed" style:font-size-asian="10.5pt" style:language-asian="zxx" style:country-asian="none" style:font-weight-asian="bold" style:font-size-complex="12pt" style:language-complex="zxx" style:country-complex="none" style:font-weight-complex="bold"/>
    </style:style>
    <style:style style:name="P28" style:family="paragraph" style:parent-style-name="Standard">
      <style:paragraph-properties fo:text-align="start" style:justify-single-word="false"/>
      <style:text-properties fo:font-size="12pt" fo:language="de" fo:country="DE" fo:font-weight="bold" officeooo:rsid="000ac927" officeooo:paragraph-rsid="000ac927" style:font-size-asian="10.5pt" style:language-asian="zxx" style:country-asian="none" style:font-weight-asian="bold" style:font-size-complex="12pt" style:language-complex="zxx" style:country-complex="none" style:font-weight-complex="bold"/>
    </style:style>
    <style:style style:name="P29" style:family="paragraph" style:parent-style-name="Standard">
      <style:paragraph-properties fo:text-align="start" style:justify-single-word="false"/>
      <style:text-properties fo:font-size="14pt" fo:language="de" fo:country="DE" fo:font-weight="bold" officeooo:rsid="000ac927" officeooo:paragraph-rsid="000ac927" style:font-size-asian="14pt" style:language-asian="zxx" style:country-asian="none" style:font-weight-asian="bold" style:font-size-complex="14pt" style:language-complex="zxx" style:country-complex="none" style:font-weight-complex="bold"/>
    </style:style>
    <style:style style:name="T1" style:family="text">
      <style:text-properties fo:font-weight="normal" style:font-weight-asian="normal" style:font-weight-complex="normal"/>
    </style:style>
    <style:style style:name="T2" style:family="text">
      <style:text-properties fo:font-weight="normal" officeooo:rsid="00111117" style:font-weight-asian="normal" style:font-weight-complex="normal"/>
    </style:style>
    <style:style style:name="T3" style:family="text">
      <style:text-properties officeooo:rsid="000ac927"/>
    </style:style>
    <style:style style:name="T4" style:family="text">
      <style:text-properties officeooo:rsid="000c8f7d"/>
    </style:style>
    <style:style style:name="T5" style:family="text">
      <style:text-properties officeooo:rsid="00119d9b"/>
    </style:style>
    <style:style style:name="T6" style:family="text">
      <style:text-properties officeooo:rsid="00137a47"/>
    </style:style>
    <style:style style:name="T7" style:family="text">
      <style:text-properties fo:font-size="11pt" fo:font-style="normal" fo:font-weight="normal" style:font-size-asian="11pt" style:font-style-asian="normal" style:font-weight-asian="normal"/>
    </style:style>
    <style:style style:name="T8" style:family="text">
      <style:text-properties fo:font-size="11pt" fo:font-style="normal" fo:font-weight="normal" officeooo:rsid="00157c80" style:font-size-asian="11pt" style:font-style-asian="normal" style:font-weight-asian="normal"/>
    </style:style>
    <style:style style:name="T9" style:family="text">
      <style:text-properties style:font-name="Times New Roman" fo:font-size="11pt" fo:font-style="normal" fo:font-weight="normal" style:font-size-asian="11pt" style:font-style-asian="normal" style:font-weight-asian="normal"/>
    </style:style>
    <style:style style:name="T10" style:family="text">
      <style:text-properties style:font-name="Times New Roman" fo:font-size="11pt" fo:font-style="normal" fo:font-weight="normal" officeooo:rsid="00157c80" style:font-size-asian="11pt" style:font-style-asian="normal" style:font-weight-asian="normal"/>
    </style:style>
    <style:style style:name="T11" style:family="text">
      <style:text-properties style:font-name="Times New Roman" fo:font-size="11pt" fo:font-style="normal" fo:font-weight="normal" officeooo:rsid="00163648" style:font-size-asian="11pt" style:font-style-asian="normal" style:font-weight-asian="normal"/>
    </style:style>
    <style:style style:name="T12" style:family="text">
      <style:text-properties style:font-name="Times New Roman" fo:font-size="11pt" fo:font-style="normal" fo:font-weight="normal" officeooo:rsid="001cc729" style:font-size-asian="11pt" style:font-style-asian="normal" style:font-weight-asian="normal"/>
    </style:style>
    <style:style style:name="T13" style:family="text">
      <style:text-properties officeooo:rsid="00163648"/>
    </style:style>
    <style:style style:name="T14" style:family="text">
      <style:text-properties officeooo:rsid="0016d2ef"/>
    </style:style>
    <style:style style:name="T15" style:family="text">
      <style:text-properties officeooo:rsid="001cc729"/>
    </style:style>
    <style:style style:name="T16" style:family="text">
      <style:text-properties officeooo:rsid="00213146"/>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0"/>
      <text:p text:style-name="P1"/>
      <text:p text:style-name="P1"/>
      <text:p text:style-name="P1"/>
      <text:p text:style-name="P1"/>
      <text:p text:style-name="P1"/>
      <text:p text:style-name="P1"/>
      <text:p text:style-name="P21">Übungsblatt <text:span text:style-name="T3">2</text:span></text:p>
      <text:p text:style-name="P21"/>
      <text:p text:style-name="P21"/>
      <text:p text:style-name="P21">Computergraphik I </text:p>
      <text:p text:style-name="P21">WS 14/15</text:p>
      <text:p text:style-name="P1"/>
      <text:p text:style-name="P1"/>
      <text:p text:style-name="P1"/>
      <text:p text:style-name="P1"/>
      <text:p text:style-name="P1"/>
      <text:p text:style-name="P1"/>
      <text:p text:style-name="P1"/>
      <text:p text:style-name="P1">Abgabe: <text:span text:style-name="T4">28</text:span>.11.2014</text:p>
      <text:p text:style-name="P1"/>
      <text:p text:style-name="P1"/>
      <text:p text:style-name="P1">Gruppe 18</text:p>
      <text:p text:style-name="P1"/>
      <text:p text:style-name="P1">Simon Bahr 350648, </text:p>
      <text:p text:style-name="P1">Friedrich Meckel, 332561</text:p>
      <text:p text:style-name="P1">Tim Spankowski, <text:span text:style-name="T16">345318</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Aufgabe 2: Theoriefragen</text:p>
      <text:p text:style-name="P2"/>
      <text:p text:style-name="P2"/>
      <text:p text:style-name="P3">1.</text:p>
      <text:p text:style-name="P5">a)</text:p>
      <text:p text:style-name="P12">Gesucht ist <draw:frame draw:style-name="fr1" draw:name="Objekt2" text:anchor-type="as-char" svg:width="0.443cm" svg:height="0.534cm" draw:z-index="1"><draw:object xlink:href="./Object 2" xlink:type="simple" xlink:show="embed" xlink:actuate="onLoad"/><draw:image xlink:href="./ObjectReplacements/Object 2" xlink:type="simple" xlink:show="embed" xlink:actuate="onLoad"/></draw:frame>.</text:p>
      <text:p text:style-name="P11"><draw:frame draw:style-name="fr1" draw:name="Objekt1" text:anchor-type="as-char" svg:width="7.414cm" svg:height="3.766cm" draw:z-index="0"><draw:object xlink:href="./Object 1" xlink:type="simple" xlink:show="embed" xlink:actuate="onLoad"/><draw:image xlink:href="./ObjectReplacements/Object 1" xlink:type="simple" xlink:show="embed" xlink:actuate="onLoad"/></draw:frame></text:p>
      <text:p text:style-name="P5"/>
      <text:p text:style-name="P5">b)</text:p>
      <text:p text:style-name="P5"><draw:frame draw:style-name="fr1" draw:name="Objekt3" text:anchor-type="as-char" svg:width="2.168cm" svg:height="3.17cm" draw:z-index="2"><draw:object xlink:href="./Object 3" xlink:type="simple" xlink:show="embed" xlink:actuate="onLoad"/><draw:image xlink:href="./ObjectReplacements/Object 3" xlink:type="simple" xlink:show="embed" xlink:actuate="onLoad"/></draw:frame></text:p>
      <text:p text:style-name="P5"/>
      <text:p text:style-name="P7">c)</text:p>
      <text:p text:style-name="P8"><draw:frame draw:style-name="fr1" draw:name="Objekt4" text:anchor-type="as-char" svg:width="11.557cm" svg:height="5.941cm" draw:z-index="3"><draw:object xlink:href="./Object 4" xlink:type="simple" xlink:show="embed" xlink:actuate="onLoad"/><draw:image xlink:href="./ObjectReplacements/Object 4"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d)</text:p>
      <text:p text:style-name="P23">Die gesuchte Transformationen muss zwei Dinge leisten:</text:p>
      <text:p text:style-name="P22"><text:s/><text:span text:style-name="T7">1. </text:span><text:span text:style-name="T8">Sie muss</text:span><text:span text:style-name="T7"> einen Basiswechsel bewerkstelligen:</text:span></text:p>
      <text:p text:style-name="P22"><text:s/><text:span text:style-name="T7">Der Punkt der durch eine Kombination </text:span><text:span text:style-name="T8">der Einheitsvektoren </text:span><text:span text:style-name="T8"><draw:frame draw:style-name="fr1" draw:name="Objekt9" text:anchor-type="as-char" svg:width="1.637cm" svg:height="0.681cm" draw:z-index="5"><draw:object xlink:href="./Object 9" xlink:type="simple" xlink:show="embed" xlink:actuate="onLoad"/><draw:image xlink:href="./ObjectReplacements/Object 9" xlink:type="simple" xlink:show="embed" xlink:actuate="onLoad"/></draw:frame></text:span><text:span text:style-name="T7">dargestellt </text:span>wurde <text:span text:style-name="T7"><text:s/></text:span></text:p>
      <text:p text:style-name="P22"><text:s/><text:span text:style-name="T7">muss danach durch eine Kombination von </text:span><text:span text:style-name="T7"><draw:frame draw:style-name="fr1" draw:name="Objekt10" text:anchor-type="as-char" svg:width="1.637cm" svg:height="0.624cm" draw:z-index="7"><draw:object xlink:href="./Object 10" xlink:type="simple" xlink:show="embed" xlink:actuate="onLoad"/><draw:image xlink:href="./ObjectReplacements/Object 10" xlink:type="simple" xlink:show="embed" xlink:actuate="onLoad"/></draw:frame></text:span><text:span text:style-name="T7">daregstellt </text:span>werden.<text:span text:style-name="T7"> </text:span></text:p>
      <text:p text:style-name="P22"><text:span text:style-name="T7">2. Der Punkt l muss als </text:span><text:span text:style-name="T8">Ausgangspunkt für die Kombination </text:span><text:span text:style-name="T7">durch den Punkt r abgelöst werden.</text:span></text:p>
      <text:p text:style-name="P22"/>
      <text:p text:style-name="P25"><text:span text:style-name="T9">In ihrer homogenen Form ergeben die Einheitsvektoren von r und r selbst die Matri</text:span><text:span text:style-name="T12">x</text:span><text:span text:style-name="T9"> R</text:span></text:p>
      <text:p text:style-name="P25"><text:span text:style-name="T11">und die Einheitsvektoren von l mit l selbst die Matrix L</text:span><text:span text:style-name="T9">:</text:span></text:p>
      <text:p text:style-name="P4"><draw:frame draw:style-name="fr1" draw:name="Objekt8" text:anchor-type="as-char" svg:width="17.628cm" svg:height="5.085cm" draw:z-index="8"><draw:object xlink:href="./Object 8" xlink:type="simple" xlink:show="embed" xlink:actuate="onLoad"/><draw:image xlink:href="./ObjectReplacements/Object 8" xlink:type="simple" xlink:show="embed" xlink:actuate="onLoad"/></draw:frame></text:p>
      <text:p text:style-name="P4"><text:s/><text:span text:style-name="T9">Wenn p ein Punkt im </text:span><text:span text:style-name="T10">Koordinatensystem</text:span><text:span text:style-name="T9"> von </text:span><text:span text:style-name="T11">l</text:span><text:span text:style-name="T9"> ist, dann gilt jetzt:</text:span></text:p>
      <text:p text:style-name="P24"><draw:frame draw:style-name="fr1" draw:name="Objekt11" text:anchor-type="as-char" svg:width="1.782cm" svg:height="0.467cm" draw:z-index="10"><draw:object xlink:href="./Object 11" xlink:type="simple" xlink:show="embed" xlink:actuate="onLoad"/><draw:image xlink:href="./ObjectReplacements/Object 11" xlink:type="simple" xlink:show="embed" xlink:actuate="onLoad"/></draw:frame></text:p>
      <text:p text:style-name="P16">wobei p' nun <text:span text:style-name="T13">im globalen Koordinatensystem liegt.</text:span></text:p>
      <text:p text:style-name="P17"><draw:frame draw:style-name="fr1" draw:name="Objekt12" text:anchor-type="as-char" svg:width="2.445cm" svg:height="0.527cm" draw:z-index="11"><draw:object xlink:href="./Object 12" xlink:type="simple" xlink:show="embed" xlink:actuate="onLoad"/><draw:image xlink:href="./ObjectReplacements/Object 12" xlink:type="simple" xlink:show="embed" xlink:actuate="onLoad"/></draw:frame></text:p>
      <text:p text:style-name="P17"><text:span text:style-name="T14">wobei </text:span>p'' nun im Koordinatensystem von r liegt.</text:p>
      <text:p text:style-name="P17"/>
      <text:p text:style-name="P19">Die Inverse von R errechnen wir per blockweiser Inversion:</text:p>
      <text:p text:style-name="P19"><draw:frame draw:style-name="fr2" draw:name="Objekt14" text:anchor-type="as-char" svg:y="0cm" svg:width="16.492cm" svg:height="12.481cm" draw:z-index="12"><draw:object xlink:href="./Object 14" xlink:type="simple" xlink:show="embed" xlink:actuate="onLoad"/><draw:image xlink:href="./ObjectReplacements/Object 14" xlink:type="simple" xlink:show="embed" xlink:actuate="onLoad"/></draw:frame></text:p>
      <text:p text:style-name="P18"><text:soft-page-break/>Die gesuchte Transformation T ergibt sich also wie folgt:</text:p>
      <text:p text:style-name="P18"><draw:frame draw:style-name="fr1" draw:name="Objekt13" text:anchor-type="as-char" svg:width="13.358cm" svg:height="5.681cm" draw:z-index="13"><draw:object xlink:href="./Object 13" xlink:type="simple" xlink:show="embed" xlink:actuate="onLoad"/><draw:image xlink:href="./ObjectReplacements/Object 13" xlink:type="simple" xlink:show="embed" xlink:actuate="onLoad"/></draw:frame></text:p>
      <text:p text:style-name="P17"/>
      <text:p text:style-name="P4"><text:span text:style-name="T15">2</text:span>.</text:p>
      <text:p text:style-name="P5">a) <text:span text:style-name="T2">Gesucht ist die homogene Repräsentation einer beliebigen Geraden</text:span><text:span text:style-name="T2"><draw:frame draw:style-name="fr1" draw:name="Objekt6" text:anchor-type="as-char" svg:width="0.441cm" svg:height="0.467cm" draw:z-index="9"><draw:object xlink:href="./Object 6" xlink:type="simple" xlink:show="embed" xlink:actuate="onLoad"/><draw:image xlink:href="./ObjectReplacements/Object 6" xlink:type="simple" xlink:show="embed" xlink:actuate="onLoad"/></draw:frame></text:span><text:span text:style-name="T2">.</text:span></text:p>
      <text:p text:style-name="P5"><draw:frame draw:style-name="fr1" draw:name="Objekt5" text:anchor-type="as-char" svg:width="12.578cm" svg:height="6.983cm" draw:z-index="4"><draw:object xlink:href="./Object 5" xlink:type="simple" xlink:show="embed" xlink:actuate="onLoad"/><draw:image xlink:href="./ObjectReplacements/Object 5" xlink:type="simple" xlink:show="embed" xlink:actuate="onLoad"/></draw:frame></text:p>
      <text:p text:style-name="P13">Ob ein Punkt auf einer Geraden liegt lässt sich <text:span text:style-name="T5">in homogenen Koordinaten </text:span>herausfinden in dem man die transponierte homogene Repräsentation der Geraden mit der homogenen <text:span text:style-name="T5">Repräsentation</text:span> des Punktes <text:span text:style-name="T6">per Matrizenmultiplikation </text:span>mal nimmt. Ist das <text:span text:style-name="T5">Ergebnis</text:span> 0, so liegt der Punkt auf der Geraden.</text:p>
      <text:p text:style-name="P1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b)</text:p>
      <text:p text:style-name="P9"><draw:frame draw:style-name="fr1" draw:name="Objekt7" text:anchor-type="as-char" svg:width="16.247cm" svg:height="14.423cm" draw:z-index="6"><draw:object xlink:href="./Object 7" xlink:type="simple" xlink:show="embed" xlink:actuate="onLoad"/><draw:image xlink:href="./ObjectReplacements/Object 7"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3.</text:p>
      <text:p text:style-name="P5">a)</text:p>
      <text:p text:style-name="P15">Der Vektor n ist orthogonal zum Vektor v. <text:span text:style-name="T16">Das heißt: </text:span><text:span text:style-name="T16"><draw:frame draw:style-name="fr1" draw:name="Object3" text:anchor-type="as-char" svg:width="1.52cm" svg:height="0.467cm" draw:z-index="16"><draw:object xlink:href="./Object 17" xlink:type="simple" xlink:show="embed" xlink:actuate="onLoad"/><draw:image xlink:href="./ObjectReplacements/Object 17" xlink:type="simple" xlink:show="embed" xlink:actuate="onLoad"/></draw:frame></text:span></text:p>
      <text:p text:style-name="P5"/>
      <text:p text:style-name="P5">b)</text:p>
      <text:p text:style-name="P10"><text:span text:style-name="T1">Gesucht ist die Transformationsmatrix B welche den Normalenvektor n so transformiert das gilt:</text:span> <draw:frame draw:style-name="fr1" draw:name="Object1" text:anchor-type="as-char" svg:width="4.964cm" svg:height="0.529cm" draw:z-index="14"><draw:object xlink:href="./Object 15" xlink:type="simple" xlink:show="embed" xlink:actuate="onLoad"/><draw:image xlink:href="./ObjectReplacements/Object 15" xlink:type="simple" xlink:show="embed" xlink:actuate="onLoad"/></draw:frame></text:p>
      <text:p text:style-name="P5"/>
      <text:p text:style-name="P5"><draw:frame draw:style-name="fr2" draw:name="Object2" text:anchor-type="as-char" svg:y="-16.72cm" svg:width="14.81cm" svg:height="13.143cm" draw:z-index="15"><draw:object xlink:href="./Object 16" xlink:type="simple" xlink:show="embed" xlink:actuate="onLoad"/><draw:image xlink:href="./ObjectReplacements/Object 16" xlink:type="simple" xlink:show="embed" xlink:actuate="onLoad"/></draw:frame></text:p>
      <text:p text:style-name="P6">c)</text:p>
      <text:p text:style-name="P6"/>
      <text:p text:style-name="P26">Ein gekrümmtes Objekt hat nicht eine Ebene sondern mathematisch gesehen unendlich und praktisch so viele wie Punkte dargestellt werden. Demzufolge hat ein gekrümmtes Objekt auch dementsprechend viele Normalenvektoren. Allerdings kann für jeden dieser Punkte und seine Tangentialebende wieder der korrekte Normalenvektor berechnet werden. Für wie viele der Punkte man dies tut ist wohl dann eine Performancefr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8M14S</meta:editing-duration>
    <meta:editing-cycles>28</meta:editing-cycles>
    <meta:generator>LibreOffice/4.3.2.2$Windows_x86 LibreOffice_project/edfb5295ba211bd31ad47d0bad0118690f76407d</meta:generator>
    <dc:date>2014-11-27T19:21:42.173000000</dc:date>
    <meta:document-statistic meta:table-count="0" meta:image-count="0" meta:object-count="17" meta:page-count="6" meta:paragraph-count="49" meta:word-count="285" meta:character-count="1858" meta:non-whitespace-character-count="1599"/>
    <meta:user-defined meta:name="Info 1"/>
    <meta:user-defined meta:name="Info 2"/>
    <meta:user-defined meta:name="Info 3"/>
    <meta:user-defined meta:name="Info 4"/>
  </office:meta>
</office:document-meta>
</file>

<file path=Object 1/content.xml><?xml version="1.0" encoding="utf-8"?>
<math xmlns="http://www.w3.org/1998/Math/MathML" display="block">
  <semantics>
    <mtable>
      <mtr>
        <mtd>
          <mrow>
            <mrow>
              <mrow>
                <mo fence="true" stretchy="false">(</mo>
                <mrow>
                  <mrow>
                    <mi>c</mi>
                    <mo stretchy="false">−</mo>
                    <mi>e</mi>
                  </mrow>
                </mrow>
                <mo fence="true" stretchy="false">)</mo>
              </mrow>
              <mo stretchy="false">=</mo>
              <mrow>
                <mo fence="true" stretchy="true">(</mo>
                <mrow>
                  <mtable>
                    <mtr>
                      <mtd>
                        <mrow>
                          <msub>
                            <mi>c</mi>
                            <mi>x</mi>
                          </msub>
                          <mo stretchy="false">−</mo>
                          <msub>
                            <mi>e</mi>
                            <mi>x</mi>
                          </msub>
                        </mrow>
                      </mtd>
                    </mtr>
                    <mtr>
                      <mtd>
                        <mrow>
                          <msub>
                            <mi>c</mi>
                            <mi>y</mi>
                          </msub>
                          <mo stretchy="false">−</mo>
                          <msub>
                            <mi>e</mi>
                            <mi>y</mi>
                          </msub>
                        </mrow>
                      </mtd>
                    </mtr>
                    <mtr>
                      <mtd>
                        <mrow>
                          <msub>
                            <mi>c</mi>
                            <mi>z</mi>
                          </msub>
                          <mo stretchy="false">−</mo>
                          <msub>
                            <mi>e</mi>
                            <mi>z</mi>
                          </msub>
                        </mrow>
                      </mtd>
                    </mtr>
                  </mtable>
                </mrow>
                <mo fence="true" stretchy="true">)</mo>
              </mrow>
            </mrow>
            <mi>,</mi>
            <mrow>
              <mover accent="true">
                <mi>t</mi>
                <mo stretchy="false">⃗</mo>
              </mover>
              <mo stretchy="false">=</mo>
              <mrow>
                <mo fence="true" stretchy="true">(</mo>
                <mrow>
                  <mtable>
                    <mtr>
                      <mtd>
                        <msub>
                          <mi>t</mi>
                          <mi>x</mi>
                        </msub>
                      </mtd>
                    </mtr>
                    <mtr>
                      <mtd>
                        <msub>
                          <mi>t</mi>
                          <mi>y</mi>
                        </msub>
                      </mtd>
                    </mtr>
                    <mtr>
                      <mtd>
                        <msub>
                          <mi>t</mi>
                          <mi>z</mi>
                        </msub>
                      </mtd>
                    </mtr>
                  </mtable>
                </mrow>
                <mo fence="true" stretchy="true">)</mo>
              </mrow>
            </mrow>
          </mrow>
        </mtd>
      </mtr>
      <mtr>
        <mtd>
          <mrow>
            <mover accent="true">
              <mi>d</mi>
              <mo stretchy="false">⃗</mo>
            </mover>
            <mo stretchy="false">=</mo>
            <mrow>
              <mrow>
                <mo fence="true" stretchy="false">(</mo>
                <mrow>
                  <mrow>
                    <mi>c</mi>
                    <mo stretchy="false">−</mo>
                    <mi>e</mi>
                  </mrow>
                </mrow>
                <mo fence="true" stretchy="false">)</mo>
              </mrow>
              <mo stretchy="false">×</mo>
              <mover accent="true">
                <mi>t</mi>
                <mo stretchy="false">⃗</mo>
              </mover>
            </mrow>
            <mo stretchy="false">=</mo>
            <mrow>
              <mo fence="true" stretchy="true">(</mo>
              <mrow>
                <mtable>
                  <mtr>
                    <mtd>
                      <mrow>
                        <mrow>
                          <mrow>
                            <mo fence="true" stretchy="false">(</mo>
                            <mrow>
                              <mrow>
                                <msub>
                                  <mi>c</mi>
                                  <mi>y</mi>
                                </msub>
                                <mo stretchy="false">−</mo>
                                <msub>
                                  <mi>e</mi>
                                  <mi>y</mi>
                                </msub>
                              </mrow>
                            </mrow>
                            <mo fence="true" stretchy="false">)</mo>
                          </mrow>
                          <mo stretchy="false">∗</mo>
                          <msub>
                            <mi>t</mi>
                            <mi>z</mi>
                          </msub>
                        </mrow>
                        <mo stretchy="false">−</mo>
                        <mrow>
                          <mrow>
                            <mo fence="true" stretchy="false">(</mo>
                            <mrow>
                              <mrow>
                                <msub>
                                  <mi>c</mi>
                                  <mi>z</mi>
                                </msub>
                                <mo stretchy="false">−</mo>
                                <msub>
                                  <mi>e</mi>
                                  <mi>z</mi>
                                </msub>
                              </mrow>
                            </mrow>
                            <mo fence="true" stretchy="false">)</mo>
                          </mrow>
                          <mo stretchy="false">∗</mo>
                          <msub>
                            <mi>t</mi>
                            <mi>y</mi>
                          </msub>
                        </mrow>
                      </mrow>
                    </mtd>
                  </mtr>
                  <mtr>
                    <mtd>
                      <mrow>
                        <mrow>
                          <mrow>
                            <mo fence="true" stretchy="false">(</mo>
                            <mrow>
                              <mrow>
                                <msub>
                                  <mi>c</mi>
                                  <mi>z</mi>
                                </msub>
                                <mo stretchy="false">−</mo>
                                <msub>
                                  <mi>e</mi>
                                  <mi>z</mi>
                                </msub>
                              </mrow>
                            </mrow>
                            <mo fence="true" stretchy="false">)</mo>
                          </mrow>
                          <mo stretchy="false">∗</mo>
                          <msub>
                            <mi>t</mi>
                            <mi>x</mi>
                          </msub>
                        </mrow>
                        <mo stretchy="false">−</mo>
                        <mrow>
                          <mrow>
                            <mo fence="true" stretchy="false">(</mo>
                            <mrow>
                              <mrow>
                                <msub>
                                  <mi>c</mi>
                                  <mi>x</mi>
                                </msub>
                                <mo stretchy="false">−</mo>
                                <msub>
                                  <mi>e</mi>
                                  <mi>x</mi>
                                </msub>
                              </mrow>
                            </mrow>
                            <mo fence="true" stretchy="false">)</mo>
                          </mrow>
                          <mo stretchy="false">∗</mo>
                          <msub>
                            <mi>t</mi>
                            <mi>z</mi>
                          </msub>
                        </mrow>
                      </mrow>
                    </mtd>
                  </mtr>
                  <mtr>
                    <mtd>
                      <mrow>
                        <mrow>
                          <mrow>
                            <mo fence="true" stretchy="false">(</mo>
                            <mrow>
                              <mrow>
                                <msub>
                                  <mi>c</mi>
                                  <mi>x</mi>
                                </msub>
                                <mo stretchy="false">−</mo>
                                <msub>
                                  <mi>e</mi>
                                  <mi>x</mi>
                                </msub>
                              </mrow>
                            </mrow>
                            <mo fence="true" stretchy="false">)</mo>
                          </mrow>
                          <mo stretchy="false">∗</mo>
                          <msub>
                            <mi>t</mi>
                            <mi>y</mi>
                          </msub>
                        </mrow>
                        <mo stretchy="false">−</mo>
                        <mrow>
                          <mrow>
                            <mo fence="true" stretchy="false">(</mo>
                            <mrow>
                              <mrow>
                                <msub>
                                  <mi>c</mi>
                                  <mi>y</mi>
                                </msub>
                                <mo stretchy="false">−</mo>
                                <msub>
                                  <mi>e</mi>
                                  <mi>y</mi>
                                </msub>
                              </mrow>
                            </mrow>
                            <mo fence="true" stretchy="false">)</mo>
                          </mrow>
                          <mo stretchy="false">∗</mo>
                          <msub>
                            <mi>t</mi>
                            <mi>x</mi>
                          </msub>
                        </mrow>
                      </mrow>
                    </mtd>
                  </mtr>
                </mtable>
              </mrow>
              <mo fence="true" stretchy="true">)</mo>
            </mrow>
          </mrow>
        </mtd>
      </mtr>
    </mtable>
    <annotation encoding="StarMath 5.0">(c-e) = left (  matrix{c_x-e_x##c_y-e_y##c_z-e_z} right ) , 
vec t = left( matrix{t_x##t_y##t_z} right)
newline
vec d = (c-e) times vec t = left ( matrix{(c_y-e_y)*t_z - (c_z-e_z)*t_y##(c_z-e_z)*t_x - (c_x-e_x)*t_z ## (c_x-e_x)*t_y - (c_y-e_y)*t_x} right )</annotation>
  </semantics>
</math>
</file>

<file path=Object 10/content.xml><?xml version="1.0" encoding="utf-8"?>
<math xmlns="http://www.w3.org/1998/Math/MathML" display="block">
  <semantics>
    <mrow>
      <mover accent="true">
        <msubsup>
          <mi>e</mi>
          <mi>x</mi>
          <mi>r</mi>
        </msubsup>
        <mo stretchy="false">⃗</mo>
      </mover>
      <mi>,</mi>
      <mover accent="true">
        <msubsup>
          <mi>e</mi>
          <mi>y</mi>
          <mi>r</mi>
        </msubsup>
        <mo stretchy="false">⃗</mo>
      </mover>
      <mi>,</mi>
      <mover accent="true">
        <msubsup>
          <mi>e</mi>
          <mi>z</mi>
          <mi>r</mi>
        </msubsup>
        <mo stretchy="false">⃗</mo>
      </mover>
    </mrow>
    <annotation encoding="StarMath 5.0">vec e^r_x, vec e^r_y,  vec e^r_z </annotation>
  </semantics>
</math>
</file>

<file path=Object 11/content.xml><?xml version="1.0" encoding="utf-8"?>
<math xmlns="http://www.w3.org/1998/Math/MathML" display="block">
  <semantics>
    <mrow>
      <mrow>
        <mrow>
          <mi>L</mi>
          <mo stretchy="false">∗</mo>
          <mi>p</mi>
        </mrow>
        <mo stretchy="false">=</mo>
        <mi>p</mi>
      </mrow>
      <mi>'</mi>
    </mrow>
    <annotation encoding="StarMath 5.0">L*p = p'</annotation>
  </semantics>
</math>
</file>

<file path=Object 12/content.xml><?xml version="1.0" encoding="utf-8"?>
<math xmlns="http://www.w3.org/1998/Math/MathML" display="block">
  <semantics>
    <mrow>
      <mrow>
        <msup>
          <mi>R</mi>
          <mrow>
            <mo stretchy="false">−</mo>
            <mn>1</mn>
          </mrow>
        </msup>
        <mo stretchy="false">∗</mo>
        <mi>p</mi>
      </mrow>
      <mrow>
        <mi>'</mi>
        <mo stretchy="false">=</mo>
        <mi>p</mi>
      </mrow>
      <mi>'</mi>
      <mi>'</mi>
    </mrow>
    <annotation encoding="StarMath 5.0">R^-1*p' = p''</annotation>
  </semantics>
</math>
</file>

<file path=Object 13/content.xml><?xml version="1.0" encoding="utf-8"?>
<math xmlns="http://www.w3.org/1998/Math/MathML" display="block">
  <semantics>
    <mtable>
      <mtr>
        <mtd>
          <mrow>
            <mi>T</mi>
            <mo stretchy="false">=</mo>
            <mrow>
              <msup>
                <mi>R</mi>
                <mrow>
                  <mo stretchy="false">−</mo>
                  <mn>1</mn>
                </mrow>
              </msup>
              <mo stretchy="false">∗</mo>
              <mi>L</mi>
            </mrow>
            <mo stretchy="false">=</mo>
            <mrow>
              <mo fence="true" stretchy="true">[</mo>
              <mrow>
                <mtable>
                  <mtr>
                    <mtd>
                      <mrow>
                        <mover accent="true">
                          <msub>
                            <mi>t</mi>
                            <mn>1,</mn>
                          </msub>
                          <mo stretchy="false">⃗</mo>
                        </mover>
                        <mover accent="true">
                          <msub>
                            <mi>t</mi>
                            <mn>2,</mn>
                          </msub>
                          <mo stretchy="false">⃗</mo>
                        </mover>
                        <mover accent="true">
                          <msub>
                            <mi>t</mi>
                            <mn>3,</mn>
                          </msub>
                          <mo stretchy="false">⃗</mo>
                        </mover>
                        <mover accent="true">
                          <msub>
                            <mi>t</mi>
                            <mn>4</mn>
                          </msub>
                          <mo stretchy="false">⃗</mo>
                        </mover>
                      </mrow>
                    </mtd>
                  </mtr>
                </mtable>
              </mrow>
              <mo fence="true" stretchy="true">]</mo>
            </mrow>
          </mrow>
        </mtd>
      </mtr>
      <mtr>
        <mtd>
          <mrow>
            <mrow>
              <mover accent="true">
                <msub>
                  <mi>t</mi>
                  <mn>1</mn>
                </msub>
                <mo stretchy="false">⃗</mo>
              </mover>
              <mo stretchy="false">=</mo>
              <mrow>
                <mo fence="true" stretchy="true">(</mo>
                <mrow>
                  <mtable>
                    <mtr>
                      <mtd>
                        <mrow>
                          <mrow>
                            <msub>
                              <mi>r</mi>
                              <mn>11</mn>
                            </msub>
                            <mo stretchy="false">∗</mo>
                            <msub>
                              <mi>l</mi>
                              <mn>11</mn>
                            </msub>
                          </mrow>
                          <mo stretchy="false">+</mo>
                          <mrow>
                            <msub>
                              <mi>r</mi>
                              <mn>12</mn>
                            </msub>
                            <mo stretchy="false">∗</mo>
                            <msub>
                              <mi>l</mi>
                              <mn>21</mn>
                            </msub>
                          </mrow>
                          <mo stretchy="false">+</mo>
                          <mrow>
                            <msub>
                              <mi>r</mi>
                              <mn>13</mn>
                            </msub>
                            <mo stretchy="false">∗</mo>
                            <msub>
                              <mi>l</mi>
                              <mn>31</mn>
                            </msub>
                          </mrow>
                          <mo stretchy="false">+</mo>
                          <mrow>
                            <msub>
                              <mi>r</mi>
                              <mn>14</mn>
                            </msub>
                            <mo stretchy="false">∗</mo>
                            <msub>
                              <mi>l</mi>
                              <mn>41</mn>
                            </msub>
                          </mrow>
                        </mrow>
                      </mtd>
                    </mtr>
                    <mtr>
                      <mtd>
                        <mrow>
                          <mrow>
                            <msub>
                              <mi>r</mi>
                              <mn>21</mn>
                            </msub>
                            <mo stretchy="false">∗</mo>
                            <msub>
                              <mi>l</mi>
                              <mn>11</mn>
                            </msub>
                          </mrow>
                          <mo stretchy="false">+</mo>
                          <mrow>
                            <msub>
                              <mi>r</mi>
                              <mn>22</mn>
                            </msub>
                            <mo stretchy="false">∗</mo>
                            <msub>
                              <mi>l</mi>
                              <mn>21</mn>
                            </msub>
                          </mrow>
                          <mo stretchy="false">+</mo>
                          <mrow>
                            <msub>
                              <mi>r</mi>
                              <mn>23</mn>
                            </msub>
                            <mo stretchy="false">∗</mo>
                            <msub>
                              <mi>l</mi>
                              <mn>31</mn>
                            </msub>
                          </mrow>
                          <mo stretchy="false">+</mo>
                          <mrow>
                            <msub>
                              <mi>r</mi>
                              <mn>24</mn>
                            </msub>
                            <mo stretchy="false">∗</mo>
                            <msub>
                              <mi>l</mi>
                              <mn>41</mn>
                            </msub>
                          </mrow>
                        </mrow>
                      </mtd>
                    </mtr>
                    <mtr>
                      <mtd>
                        <mrow>
                          <mrow>
                            <msub>
                              <mi>r</mi>
                              <mn>31</mn>
                            </msub>
                            <mo stretchy="false">∗</mo>
                            <msub>
                              <mi>l</mi>
                              <mn>11</mn>
                            </msub>
                          </mrow>
                          <mo stretchy="false">+</mo>
                          <mrow>
                            <msub>
                              <mi>r</mi>
                              <mn>32</mn>
                            </msub>
                            <mo stretchy="false">∗</mo>
                            <msub>
                              <mi>l</mi>
                              <mn>21</mn>
                            </msub>
                          </mrow>
                          <mo stretchy="false">+</mo>
                          <mrow>
                            <msub>
                              <mi>r</mi>
                              <mn>33</mn>
                            </msub>
                            <mo stretchy="false">∗</mo>
                            <msub>
                              <mi>l</mi>
                              <mn>31</mn>
                            </msub>
                          </mrow>
                          <mo stretchy="false">+</mo>
                          <mrow>
                            <msub>
                              <mi>r</mi>
                              <mn>34</mn>
                            </msub>
                            <mo stretchy="false">∗</mo>
                            <msub>
                              <mi>l</mi>
                              <mn>41</mn>
                            </msub>
                          </mrow>
                        </mrow>
                      </mtd>
                    </mtr>
                    <mtr>
                      <mtd>
                        <mrow>
                          <mrow>
                            <msub>
                              <mi>r</mi>
                              <mn>41</mn>
                            </msub>
                            <mo stretchy="false">∗</mo>
                            <msub>
                              <mi>l</mi>
                              <mn>11</mn>
                            </msub>
                          </mrow>
                          <mo stretchy="false">+</mo>
                          <mrow>
                            <msub>
                              <mi>r</mi>
                              <mn>42</mn>
                            </msub>
                            <mo stretchy="false">∗</mo>
                            <msub>
                              <mi>l</mi>
                              <mn>21</mn>
                            </msub>
                          </mrow>
                          <mo stretchy="false">+</mo>
                          <mrow>
                            <msub>
                              <mi>r</mi>
                              <mn>43</mn>
                            </msub>
                            <mo stretchy="false">∗</mo>
                            <msub>
                              <mi>l</mi>
                              <mn>31</mn>
                            </msub>
                          </mrow>
                          <mo stretchy="false">+</mo>
                          <mrow>
                            <msub>
                              <mi>r</mi>
                              <mn>44</mn>
                            </msub>
                            <mo stretchy="false">∗</mo>
                            <msub>
                              <mi>l</mi>
                              <mn>41</mn>
                            </msub>
                          </mrow>
                        </mrow>
                      </mtd>
                    </mtr>
                  </mtable>
                </mrow>
                <mo fence="true" stretchy="true">)</mo>
              </mrow>
            </mrow>
            <mi>,</mi>
            <mrow>
              <mover accent="true">
                <msub>
                  <mi>t</mi>
                  <mn>2</mn>
                </msub>
                <mo stretchy="false">⃗</mo>
              </mover>
              <mo stretchy="false">=</mo>
              <mrow>
                <mo fence="true" stretchy="true">(</mo>
                <mrow>
                  <mtable>
                    <mtr>
                      <mtd>
                        <mrow>
                          <mrow>
                            <msub>
                              <mi>r</mi>
                              <mn>11</mn>
                            </msub>
                            <mo stretchy="false">∗</mo>
                            <msub>
                              <mi>l</mi>
                              <mn>12</mn>
                            </msub>
                          </mrow>
                          <mo stretchy="false">+</mo>
                          <mrow>
                            <msub>
                              <mi>r</mi>
                              <mn>12</mn>
                            </msub>
                            <mo stretchy="false">∗</mo>
                            <msub>
                              <mi>l</mi>
                              <mn>22</mn>
                            </msub>
                          </mrow>
                          <mo stretchy="false">+</mo>
                          <mrow>
                            <msub>
                              <mi>r</mi>
                              <mn>13</mn>
                            </msub>
                            <mo stretchy="false">∗</mo>
                            <msub>
                              <mi>l</mi>
                              <mn>32</mn>
                            </msub>
                          </mrow>
                          <mo stretchy="false">+</mo>
                          <mrow>
                            <msub>
                              <mi>r</mi>
                              <mn>14</mn>
                            </msub>
                            <mo stretchy="false">∗</mo>
                            <msub>
                              <mi>l</mi>
                              <mn>42</mn>
                            </msub>
                          </mrow>
                        </mrow>
                      </mtd>
                    </mtr>
                    <mtr>
                      <mtd>
                        <mrow>
                          <mrow>
                            <msub>
                              <mi>r</mi>
                              <mn>21</mn>
                            </msub>
                            <mo stretchy="false">∗</mo>
                            <msub>
                              <mi>l</mi>
                              <mn>12</mn>
                            </msub>
                          </mrow>
                          <mo stretchy="false">+</mo>
                          <mrow>
                            <msub>
                              <mi>r</mi>
                              <mn>22</mn>
                            </msub>
                            <mo stretchy="false">∗</mo>
                            <msub>
                              <mi>l</mi>
                              <mn>22</mn>
                            </msub>
                          </mrow>
                          <mo stretchy="false">+</mo>
                          <mrow>
                            <msub>
                              <mi>r</mi>
                              <mn>23</mn>
                            </msub>
                            <mo stretchy="false">∗</mo>
                            <msub>
                              <mi>l</mi>
                              <mn>32</mn>
                            </msub>
                          </mrow>
                          <mo stretchy="false">+</mo>
                          <mrow>
                            <msub>
                              <mi>r</mi>
                              <mn>24</mn>
                            </msub>
                            <mo stretchy="false">∗</mo>
                            <msub>
                              <mi>l</mi>
                              <mn>42</mn>
                            </msub>
                          </mrow>
                        </mrow>
                      </mtd>
                    </mtr>
                    <mtr>
                      <mtd>
                        <mrow>
                          <mrow>
                            <msub>
                              <mi>r</mi>
                              <mn>31</mn>
                            </msub>
                            <mo stretchy="false">∗</mo>
                            <msub>
                              <mi>l</mi>
                              <mn>12</mn>
                            </msub>
                          </mrow>
                          <mo stretchy="false">+</mo>
                          <mrow>
                            <msub>
                              <mi>r</mi>
                              <mn>32</mn>
                            </msub>
                            <mo stretchy="false">∗</mo>
                            <msub>
                              <mi>l</mi>
                              <mn>22</mn>
                            </msub>
                          </mrow>
                          <mo stretchy="false">+</mo>
                          <mrow>
                            <msub>
                              <mi>r</mi>
                              <mn>33</mn>
                            </msub>
                            <mo stretchy="false">∗</mo>
                            <msub>
                              <mi>l</mi>
                              <mn>32</mn>
                            </msub>
                          </mrow>
                          <mo stretchy="false">+</mo>
                          <mrow>
                            <msub>
                              <mi>r</mi>
                              <mn>34</mn>
                            </msub>
                            <mo stretchy="false">∗</mo>
                            <msub>
                              <mi>l</mi>
                              <mn>42</mn>
                            </msub>
                          </mrow>
                        </mrow>
                      </mtd>
                    </mtr>
                    <mtr>
                      <mtd>
                        <mrow>
                          <mrow>
                            <msub>
                              <mi>r</mi>
                              <mn>41</mn>
                            </msub>
                            <mo stretchy="false">∗</mo>
                            <msub>
                              <mi>l</mi>
                              <mn>12</mn>
                            </msub>
                          </mrow>
                          <mo stretchy="false">+</mo>
                          <mrow>
                            <msub>
                              <mi>r</mi>
                              <mn>42</mn>
                            </msub>
                            <mo stretchy="false">∗</mo>
                            <msub>
                              <mi>l</mi>
                              <mn>22</mn>
                            </msub>
                          </mrow>
                          <mo stretchy="false">+</mo>
                          <mrow>
                            <msub>
                              <mi>r</mi>
                              <mn>43</mn>
                            </msub>
                            <mo stretchy="false">∗</mo>
                            <msub>
                              <mi>l</mi>
                              <mn>32</mn>
                            </msub>
                          </mrow>
                          <mo stretchy="false">+</mo>
                          <mrow>
                            <msub>
                              <mi>r</mi>
                              <mn>44</mn>
                            </msub>
                            <mo stretchy="false">∗</mo>
                            <msub>
                              <mi>l</mi>
                              <mn>42</mn>
                            </msub>
                          </mrow>
                        </mrow>
                      </mtd>
                    </mtr>
                  </mtable>
                </mrow>
                <mo fence="true" stretchy="true">)</mo>
              </mrow>
            </mrow>
          </mrow>
        </mtd>
      </mtr>
      <mtr>
        <mtd>
          <mrow>
            <mrow>
              <mover accent="true">
                <msub>
                  <mi>t</mi>
                  <mn>3</mn>
                </msub>
                <mo stretchy="false">⃗</mo>
              </mover>
              <mo stretchy="false">=</mo>
              <mrow>
                <mo fence="true" stretchy="true">(</mo>
                <mrow>
                  <mtable>
                    <mtr>
                      <mtd>
                        <mrow>
                          <mrow>
                            <msub>
                              <mi>r</mi>
                              <mn>11</mn>
                            </msub>
                            <mo stretchy="false">∗</mo>
                            <msub>
                              <mi>l</mi>
                              <mn>13</mn>
                            </msub>
                          </mrow>
                          <mo stretchy="false">+</mo>
                          <mrow>
                            <msub>
                              <mi>r</mi>
                              <mn>12</mn>
                            </msub>
                            <mo stretchy="false">∗</mo>
                            <msub>
                              <mi>l</mi>
                              <mn>23</mn>
                            </msub>
                          </mrow>
                          <mo stretchy="false">+</mo>
                          <mrow>
                            <msub>
                              <mi>r</mi>
                              <mn>13</mn>
                            </msub>
                            <mo stretchy="false">∗</mo>
                            <msub>
                              <mi>l</mi>
                              <mn>33</mn>
                            </msub>
                          </mrow>
                          <mo stretchy="false">+</mo>
                          <mrow>
                            <msub>
                              <mi>r</mi>
                              <mn>14</mn>
                            </msub>
                            <mo stretchy="false">∗</mo>
                            <msub>
                              <mi>l</mi>
                              <mn>43</mn>
                            </msub>
                          </mrow>
                        </mrow>
                      </mtd>
                    </mtr>
                    <mtr>
                      <mtd>
                        <mrow>
                          <mrow>
                            <msub>
                              <mi>r</mi>
                              <mn>21</mn>
                            </msub>
                            <mo stretchy="false">∗</mo>
                            <msub>
                              <mi>l</mi>
                              <mn>13</mn>
                            </msub>
                          </mrow>
                          <mo stretchy="false">+</mo>
                          <mrow>
                            <msub>
                              <mi>r</mi>
                              <mn>22</mn>
                            </msub>
                            <mo stretchy="false">∗</mo>
                            <msub>
                              <mi>l</mi>
                              <mn>23</mn>
                            </msub>
                          </mrow>
                          <mo stretchy="false">+</mo>
                          <mrow>
                            <msub>
                              <mi>r</mi>
                              <mn>23</mn>
                            </msub>
                            <mo stretchy="false">∗</mo>
                            <msub>
                              <mi>l</mi>
                              <mn>33</mn>
                            </msub>
                          </mrow>
                          <mo stretchy="false">+</mo>
                          <mrow>
                            <msub>
                              <mi>r</mi>
                              <mn>24</mn>
                            </msub>
                            <mo stretchy="false">∗</mo>
                            <msub>
                              <mi>l</mi>
                              <mn>43</mn>
                            </msub>
                          </mrow>
                        </mrow>
                      </mtd>
                    </mtr>
                    <mtr>
                      <mtd>
                        <mrow>
                          <mrow/>
                          <mrow>
                            <mrow>
                              <msub>
                                <mi>r</mi>
                                <mn>31</mn>
                              </msub>
                              <mo stretchy="false">∗</mo>
                              <msub>
                                <mi>l</mi>
                                <mn>13</mn>
                              </msub>
                            </mrow>
                            <mo stretchy="false">+</mo>
                            <mrow>
                              <msub>
                                <mi>r</mi>
                                <mn>32</mn>
                              </msub>
                              <mo stretchy="false">∗</mo>
                              <msub>
                                <mi>l</mi>
                                <mn>23</mn>
                              </msub>
                            </mrow>
                            <mo stretchy="false">+</mo>
                            <mrow>
                              <msub>
                                <mi>r</mi>
                                <mn>33</mn>
                              </msub>
                              <mo stretchy="false">∗</mo>
                              <msub>
                                <mi>l</mi>
                                <mn>33</mn>
                              </msub>
                            </mrow>
                            <mo stretchy="false">+</mo>
                            <mrow>
                              <msub>
                                <mi>r</mi>
                                <mn>34</mn>
                              </msub>
                              <mo stretchy="false">∗</mo>
                              <msub>
                                <mi>l</mi>
                                <mn>43</mn>
                              </msub>
                            </mrow>
                          </mrow>
                        </mrow>
                      </mtd>
                    </mtr>
                    <mtr>
                      <mtd>
                        <mrow>
                          <mrow>
                            <msub>
                              <mi>r</mi>
                              <mn>41</mn>
                            </msub>
                            <mo stretchy="false">∗</mo>
                            <msub>
                              <mi>l</mi>
                              <mn>13</mn>
                            </msub>
                          </mrow>
                          <mo stretchy="false">+</mo>
                          <mrow>
                            <msub>
                              <mi>r</mi>
                              <mn>42</mn>
                            </msub>
                            <mo stretchy="false">∗</mo>
                            <msub>
                              <mi>l</mi>
                              <mn>23</mn>
                            </msub>
                          </mrow>
                          <mo stretchy="false">+</mo>
                          <mrow>
                            <msub>
                              <mi>r</mi>
                              <mn>43</mn>
                            </msub>
                            <mo stretchy="false">∗</mo>
                            <msub>
                              <mi>l</mi>
                              <mn>33</mn>
                            </msub>
                          </mrow>
                          <mo stretchy="false">+</mo>
                          <mrow>
                            <msub>
                              <mi>r</mi>
                              <mn>44</mn>
                            </msub>
                            <mo stretchy="false">∗</mo>
                            <msub>
                              <mi>l</mi>
                              <mn>43</mn>
                            </msub>
                          </mrow>
                        </mrow>
                      </mtd>
                    </mtr>
                  </mtable>
                </mrow>
                <mo fence="true" stretchy="true">)</mo>
              </mrow>
            </mrow>
            <mi>,</mi>
            <mrow>
              <mover accent="true">
                <msub>
                  <mi>t</mi>
                  <mn>4</mn>
                </msub>
                <mo stretchy="false">⃗</mo>
              </mover>
              <mo stretchy="false">=</mo>
              <mrow>
                <mo fence="true" stretchy="true">(</mo>
                <mrow>
                  <mtable>
                    <mtr>
                      <mtd>
                        <mrow>
                          <mrow>
                            <msub>
                              <mi>r</mi>
                              <mn>11</mn>
                            </msub>
                            <mo stretchy="false">∗</mo>
                            <msub>
                              <mi>l</mi>
                              <mn>14</mn>
                            </msub>
                          </mrow>
                          <mo stretchy="false">+</mo>
                          <mrow>
                            <msub>
                              <mi>r</mi>
                              <mn>12</mn>
                            </msub>
                            <mo stretchy="false">∗</mo>
                            <msub>
                              <mi>l</mi>
                              <mn>24</mn>
                            </msub>
                          </mrow>
                          <mo stretchy="false">+</mo>
                          <mrow>
                            <msub>
                              <mi>r</mi>
                              <mn>13</mn>
                            </msub>
                            <mo stretchy="false">∗</mo>
                            <msub>
                              <mi>l</mi>
                              <mn>34</mn>
                            </msub>
                          </mrow>
                          <mo stretchy="false">+</mo>
                          <mrow>
                            <msub>
                              <mi>r</mi>
                              <mn>14</mn>
                            </msub>
                            <mo stretchy="false">∗</mo>
                            <msub>
                              <mi>l</mi>
                              <mn>44</mn>
                            </msub>
                          </mrow>
                        </mrow>
                      </mtd>
                    </mtr>
                    <mtr>
                      <mtd>
                        <mrow>
                          <mrow>
                            <msub>
                              <mi>r</mi>
                              <mn>21</mn>
                            </msub>
                            <mo stretchy="false">∗</mo>
                            <msub>
                              <mi>l</mi>
                              <mn>14</mn>
                            </msub>
                          </mrow>
                          <mo stretchy="false">+</mo>
                          <mrow>
                            <msub>
                              <mi>r</mi>
                              <mn>22</mn>
                            </msub>
                            <mo stretchy="false">∗</mo>
                            <msub>
                              <mi>l</mi>
                              <mn>24</mn>
                            </msub>
                          </mrow>
                          <mo stretchy="false">+</mo>
                          <mrow>
                            <msub>
                              <mi>r</mi>
                              <mn>23</mn>
                            </msub>
                            <mo stretchy="false">∗</mo>
                            <msub>
                              <mi>l</mi>
                              <mn>34</mn>
                            </msub>
                          </mrow>
                          <mo stretchy="false">+</mo>
                          <mrow>
                            <msub>
                              <mi>r</mi>
                              <mn>24</mn>
                            </msub>
                            <mo stretchy="false">∗</mo>
                            <msub>
                              <mi>l</mi>
                              <mn>44</mn>
                            </msub>
                          </mrow>
                        </mrow>
                      </mtd>
                    </mtr>
                    <mtr>
                      <mtd>
                        <mrow>
                          <mrow>
                            <msub>
                              <mi>r</mi>
                              <mn>31</mn>
                            </msub>
                            <mo stretchy="false">∗</mo>
                            <msub>
                              <mi>l</mi>
                              <mn>14</mn>
                            </msub>
                          </mrow>
                          <mo stretchy="false">+</mo>
                          <mrow>
                            <msub>
                              <mi>r</mi>
                              <mn>32</mn>
                            </msub>
                            <mo stretchy="false">∗</mo>
                            <msub>
                              <mi>l</mi>
                              <mn>24</mn>
                            </msub>
                          </mrow>
                          <mo stretchy="false">+</mo>
                          <mrow>
                            <msub>
                              <mi>r</mi>
                              <mn>33</mn>
                            </msub>
                            <mo stretchy="false">∗</mo>
                            <msub>
                              <mi>l</mi>
                              <mn>34</mn>
                            </msub>
                          </mrow>
                          <mo stretchy="false">+</mo>
                          <mrow>
                            <msub>
                              <mi>r</mi>
                              <mn>34</mn>
                            </msub>
                            <mo stretchy="false">∗</mo>
                            <msub>
                              <mi>l</mi>
                              <mn>44</mn>
                            </msub>
                          </mrow>
                        </mrow>
                      </mtd>
                    </mtr>
                    <mtr>
                      <mtd>
                        <mrow>
                          <mrow>
                            <msub>
                              <mi>r</mi>
                              <mn>41</mn>
                            </msub>
                            <mo stretchy="false">∗</mo>
                            <msub>
                              <mi>l</mi>
                              <mn>14</mn>
                            </msub>
                          </mrow>
                          <mo stretchy="false">+</mo>
                          <mrow>
                            <msub>
                              <mi>r</mi>
                              <mn>42</mn>
                            </msub>
                            <mo stretchy="false">∗</mo>
                            <msub>
                              <mi>l</mi>
                              <mn>24</mn>
                            </msub>
                          </mrow>
                          <mo stretchy="false">+</mo>
                          <mrow>
                            <msub>
                              <mi>r</mi>
                              <mn>43</mn>
                            </msub>
                            <mo stretchy="false">∗</mo>
                            <msub>
                              <mi>l</mi>
                              <mn>34</mn>
                            </msub>
                          </mrow>
                          <mo stretchy="false">+</mo>
                          <mrow>
                            <msub>
                              <mi>r</mi>
                              <mn>44</mn>
                            </msub>
                            <mo stretchy="false">∗</mo>
                            <msub>
                              <mi>l</mi>
                              <mn>44</mn>
                            </msub>
                          </mrow>
                        </mrow>
                      </mtd>
                    </mtr>
                  </mtable>
                </mrow>
                <mo fence="true" stretchy="true">)</mo>
              </mrow>
            </mrow>
          </mrow>
        </mtd>
      </mtr>
    </mtable>
    <annotation encoding="StarMath 5.0">T = R^-1 * L = left[ matrix{vec t_1, vec t_2, vec t_3, vec t_4} right]
newline
vec t_1 = left( matrix{r_11*l_11+r_12*l_21+r_13*l_31+r_14*l_41##r_21*l_11+r_22*l_21+r_23*l_31+r_24*l_41##r_31*l_11+r_32*l_21+r_33*l_31+r_34*l_41##r_41*l_11+r_42*l_21+r_43*l_31+r_44*l_41} right ) , 
vec t_2 = left( matrix{r_11*l_12+r_12*l_22+r_13*l_32+r_14*l_42##r_21*l_12+r_22*l_22+r_23*l_32+r_24*l_42##r_31*l_12+r_32*l_22+r_33*l_32+r_34*l_42##r_41*l_12+r_42*l_22+r_43*l_32+r_44*l_42} right )
newline
vec t_3 = left( matrix{r_11*l_13+r_12*l_23+r_13*l_33+r_14*l_43##r_21*l_13+r_22*l_23+r_23*l_33+r_24*l_43###r_31*l_13+r_32*l_23+r_33*l_33+r_34*l_43##r_41*l_13+r_42*l_23+r_43*l_33+r_44*l_43} right ) ,
vec t_4 = left( matrix{r_11*l_14+r_12*l_24+r_13*l_34+r_14*l_44##r_21*l_14+r_22*l_24+r_23*l_34+r_24*l_44##r_31*l_14+r_32*l_24+r_33*l_34+r_34*l_44##r_41*l_14+r_42*l_24+r_43*l_34+r_44*l_44} right )

</annotation>
  </semantics>
</math>
</file>

<file path=Object 14/content.xml><?xml version="1.0" encoding="utf-8"?>
<math xmlns="http://www.w3.org/1998/Math/MathML" display="block">
  <semantics>
    <mtable>
      <mtr>
        <mtd>
          <mrow>
            <mrow>
              <mi>R</mi>
              <mo stretchy="false">=</mo>
              <mrow>
                <mo fence="true" stretchy="true">[</mo>
                <mrow>
                  <mtable>
                    <mtr>
                      <mtd>
                        <mi>A</mi>
                      </mtd>
                      <mtd>
                        <mi>B</mi>
                      </mtd>
                    </mtr>
                    <mtr>
                      <mtd>
                        <mi>C</mi>
                      </mtd>
                      <mtd>
                        <mi>D</mi>
                      </mtd>
                    </mtr>
                  </mtable>
                </mrow>
                <mo fence="true" stretchy="true">]</mo>
              </mrow>
            </mrow>
            <mi>,</mi>
            <mrow>
              <mi>A</mi>
              <mo stretchy="false">=</mo>
              <mrow>
                <mo fence="true" stretchy="true">[</mo>
                <mrow>
                  <mtable>
                    <mtr>
                      <mtd>
                        <msubsup>
                          <mi>e</mi>
                          <mrow>
                            <mi>x</mi>
                            <mn>1</mn>
                          </mrow>
                          <mi>r</mi>
                        </msubsup>
                      </mtd>
                      <mtd>
                        <msubsup>
                          <mi>e</mi>
                          <mrow>
                            <mi>y</mi>
                            <mn>1</mn>
                          </mrow>
                          <mi>r</mi>
                        </msubsup>
                      </mtd>
                      <mtd>
                        <msubsup>
                          <mi>e</mi>
                          <mrow>
                            <mi>z</mi>
                            <mn>1</mn>
                          </mrow>
                          <mi>r</mi>
                        </msubsup>
                      </mtd>
                    </mtr>
                    <mtr>
                      <mtd>
                        <msubsup>
                          <mi>e</mi>
                          <mrow>
                            <mi>x</mi>
                            <mn>2</mn>
                          </mrow>
                          <mi>r</mi>
                        </msubsup>
                      </mtd>
                      <mtd>
                        <msubsup>
                          <mi>e</mi>
                          <mrow>
                            <mi>y</mi>
                            <mn>2</mn>
                          </mrow>
                          <mi>r</mi>
                        </msubsup>
                      </mtd>
                      <mtd>
                        <msubsup>
                          <mi>e</mi>
                          <mrow>
                            <mi>z</mi>
                            <mn>2</mn>
                          </mrow>
                          <mi>r</mi>
                        </msubsup>
                      </mtd>
                    </mtr>
                    <mtr>
                      <mtd>
                        <msubsup>
                          <mi>e</mi>
                          <mrow>
                            <mi>x</mi>
                            <mn>3</mn>
                          </mrow>
                          <mi>r</mi>
                        </msubsup>
                      </mtd>
                      <mtd>
                        <msubsup>
                          <mi>e</mi>
                          <mrow>
                            <mi>y</mi>
                            <mn>3</mn>
                          </mrow>
                          <mi>r</mi>
                        </msubsup>
                      </mtd>
                      <mtd>
                        <msubsup>
                          <mi>e</mi>
                          <mrow>
                            <mi>z</mi>
                            <mn>3</mn>
                          </mrow>
                          <mi>r</mi>
                        </msubsup>
                      </mtd>
                    </mtr>
                  </mtable>
                </mrow>
                <mo fence="true" stretchy="true">]</mo>
              </mrow>
            </mrow>
            <mi>,</mi>
            <mrow>
              <mi>B</mi>
              <mo stretchy="false">=</mo>
              <mrow>
                <mo fence="true" stretchy="true">[</mo>
                <mrow>
                  <mtable>
                    <mtr>
                      <mtd>
                        <msub>
                          <mi>r</mi>
                          <mi>x</mi>
                        </msub>
                      </mtd>
                    </mtr>
                    <mtr>
                      <mtd>
                        <msub>
                          <mi>r</mi>
                          <mi>y</mi>
                        </msub>
                      </mtd>
                    </mtr>
                    <mtr>
                      <mtd>
                        <msub>
                          <mi>r</mi>
                          <mi>z</mi>
                        </msub>
                      </mtd>
                    </mtr>
                  </mtable>
                </mrow>
                <mo fence="true" stretchy="true">]</mo>
              </mrow>
            </mrow>
            <mi>,</mi>
            <mrow>
              <mi>C</mi>
              <mo stretchy="false">=</mo>
              <mrow>
                <mo fence="true" stretchy="true">[</mo>
                <mrow>
                  <mtable>
                    <mtr>
                      <mtd>
                        <mn>0</mn>
                      </mtd>
                      <mtd>
                        <mn>0</mn>
                      </mtd>
                      <mtd>
                        <mn>0</mn>
                      </mtd>
                    </mtr>
                  </mtable>
                </mrow>
                <mo fence="true" stretchy="true">]</mo>
              </mrow>
            </mrow>
            <mi>,</mi>
            <mrow>
              <mi>D</mi>
              <mo stretchy="false">=</mo>
              <mrow>
                <mo fence="true" stretchy="true">[</mo>
                <mrow>
                  <mn>1</mn>
                </mrow>
                <mo fence="true" stretchy="true">]</mo>
              </mrow>
            </mrow>
          </mrow>
        </mtd>
      </mtr>
      <mtr>
        <mtd>
          <mrow>
            <mi>A</mi>
            <mi mathvariant="italic">definiert</mi>
            <mi mathvariant="italic">ein</mi>
            <mi mathvariant="italic">Koordinatensystem</mi>
            <mi>,</mi>
            <mi mathvariant="italic">deren</mi>
            <mi mathvariant="italic">Achsen</mi>
            <mi mathvariant="italic">orthogonal</mi>
            <mi mathvariant="italic">zueinander</mi>
            <mi mathvariant="italic">sind</mi>
            <mi>,</mi>
            <mi mathvariant="italic">daher</mi>
            <mi mathvariant="italic">gilt</mi>
            <mrow>
              <msup>
                <mi>A</mi>
                <mrow>
                  <mo stretchy="false">−</mo>
                  <mn>1</mn>
                </mrow>
              </msup>
              <mo stretchy="false">=</mo>
              <msup>
                <mi>A</mi>
                <mi>T</mi>
              </msup>
            </mrow>
          </mrow>
        </mtd>
      </mtr>
      <mtr>
        <mtd>
          <mrow>
            <mi mathvariant="italic">Das</mi>
            <mi mathvariant="italic">Schurkomplement</mi>
            <mrow>
              <mi>S</mi>
              <mo stretchy="false">=</mo>
              <mrow>
                <mi>D</mi>
                <mo stretchy="false">−</mo>
                <mrow>
                  <mi>C</mi>
                  <mo stretchy="false">∗</mo>
                  <msup>
                    <mi>A</mi>
                    <mrow>
                      <mo stretchy="false">−</mo>
                      <mn>1</mn>
                    </mrow>
                  </msup>
                  <mo stretchy="false">∗</mo>
                  <mi>B</mi>
                </mrow>
              </mrow>
              <mo stretchy="false">=</mo>
              <mi>D</mi>
            </mrow>
            <mi>,</mi>
            <mi mathvariant="italic">da</mi>
            <mi>C</mi>
            <mi mathvariant="italic">eine</mi>
            <mi mathvariant="italic">Nullmatrix</mi>
            <mi mathvariant="italic">ist</mi>
            <mn>.</mn>
          </mrow>
        </mtd>
      </mtr>
      <mtr>
        <mtd>
          <mrow>
            <mi mathvariant="italic">Demzufolge</mi>
            <mi mathvariant="italic">ist</mi>
            <mi>S</mi>
            <mi mathvariant="italic">eine</mi>
            <mn>1</mn>
            <mi>x</mi>
            <mn>1</mn>
            <mi mathvariant="italic">Matrize</mi>
            <mi mathvariant="italic">mit</mi>
            <mi mathvariant="italic">inhalt</mi>
            <mn>1,</mn>
            <mi mathvariant="italic">also</mi>
            <mi mathvariant="italic">gilt</mi>
            <mrow>
              <msup>
                <mi>S</mi>
                <mrow>
                  <mo stretchy="false">−</mo>
                  <mn>1</mn>
                </mrow>
              </msup>
              <mo stretchy="false">=</mo>
              <mrow>
                <mo fence="true" stretchy="true">[</mo>
                <mrow>
                  <mn>1</mn>
                </mrow>
                <mo fence="true" stretchy="true">]</mo>
              </mrow>
              <mo stretchy="false">=</mo>
              <mi>S</mi>
              <mo stretchy="false">=</mo>
              <mi>D</mi>
            </mrow>
          </mrow>
        </mtd>
      </mtr>
      <mtr>
        <mtd>
          <mrow>
            <mi>A</mi>
            <mi mathvariant="italic">und</mi>
            <mi>S</mi>
            <mi mathvariant="italic">sind</mi>
            <mi mathvariant="italic">invertierbar</mi>
            <mi mathvariant="italic">daher</mi>
            <mi mathvariant="italic">ist</mi>
            <mi mathvariant="italic">blockweise</mi>
            <mi mathvariant="italic">Inversion</mi>
            <mi mathvariant="italic">zulässig</mi>
            <mn>.</mn>
          </mrow>
        </mtd>
      </mtr>
      <mtr>
        <mtd>
          <mrow>
            <msup>
              <mi>R</mi>
              <mrow>
                <mo stretchy="false">−</mo>
                <mn>1</mn>
              </mrow>
            </msup>
            <mo stretchy="false">=</mo>
            <mrow>
              <mo fence="true" stretchy="true">[</mo>
              <mrow>
                <mtable>
                  <mtr>
                    <mtd>
                      <mrow>
                        <msup>
                          <mi>A</mi>
                          <mrow>
                            <mo stretchy="false">−</mo>
                            <mn>1</mn>
                          </mrow>
                        </msup>
                        <mo stretchy="false">+</mo>
                        <mrow>
                          <msup>
                            <mi>A</mi>
                            <mrow>
                              <mo stretchy="false">−</mo>
                              <mn>1</mn>
                            </mrow>
                          </msup>
                          <mo stretchy="false">∗</mo>
                          <mi>B</mi>
                          <mo stretchy="false">∗</mo>
                          <msup>
                            <mi>S</mi>
                            <mrow>
                              <mo stretchy="false">−</mo>
                              <mn>1</mn>
                            </mrow>
                          </msup>
                          <mo stretchy="false">∗</mo>
                          <mi>C</mi>
                          <mo stretchy="false">∗</mo>
                          <msup>
                            <mi>A</mi>
                            <mrow>
                              <mo stretchy="false">−</mo>
                              <mn>1</mn>
                            </mrow>
                          </msup>
                        </mrow>
                      </mrow>
                    </mtd>
                    <mtd>
                      <mrow>
                        <mrow>
                          <mo stretchy="false">−</mo>
                          <msup>
                            <mi>A</mi>
                            <mrow>
                              <mo stretchy="false">−</mo>
                              <mn>1</mn>
                            </mrow>
                          </msup>
                        </mrow>
                        <mo stretchy="false">∗</mo>
                        <mi>B</mi>
                        <mo stretchy="false">∗</mo>
                        <msup>
                          <mi>S</mi>
                          <mrow>
                            <mo stretchy="false">−</mo>
                            <mn>1</mn>
                          </mrow>
                        </msup>
                      </mrow>
                    </mtd>
                  </mtr>
                  <mtr>
                    <mtd>
                      <mrow>
                        <mrow>
                          <mo stretchy="false">−</mo>
                          <msup>
                            <mi>S</mi>
                            <mrow>
                              <mo stretchy="false">−</mo>
                              <mn>1</mn>
                            </mrow>
                          </msup>
                        </mrow>
                        <mo stretchy="false">∗</mo>
                        <mi>C</mi>
                        <mo stretchy="false">∗</mo>
                        <msup>
                          <mi>A</mi>
                          <mrow>
                            <mo stretchy="false">−</mo>
                            <mn>1</mn>
                          </mrow>
                        </msup>
                      </mrow>
                    </mtd>
                    <mtd>
                      <msup>
                        <mi>S</mi>
                        <mrow>
                          <mo stretchy="false">−</mo>
                          <mn>1</mn>
                        </mrow>
                      </msup>
                    </mtd>
                  </mtr>
                </mtable>
              </mrow>
              <mo fence="true" stretchy="true">]</mo>
            </mrow>
          </mrow>
        </mtd>
      </mtr>
      <mtr>
        <mtd>
          <mrow>
            <mi mathvariant="italic">Da</mi>
            <mi>C</mi>
            <mi mathvariant="italic">eine</mi>
            <mi mathvariant="italic">Nullmatrix</mi>
            <mi mathvariant="italic">ist</mi>
            <mi mathvariant="italic">vereinfachen</mi>
            <mi mathvariant="italic">sich</mi>
            <mi mathvariant="italic">zwei</mi>
            <mi mathvariant="italic">der</mi>
            <mi mathvariant="italic">Blockmatrizen</mi>
            <mi mathvariant="normal">:</mi>
          </mrow>
        </mtd>
      </mtr>
      <mtr>
        <mtd>
          <mrow>
            <mn>1.</mn>
            <mi mathvariant="italic">Block</mi>
            <mi mathvariant="normal">:</mi>
            <mrow>
              <msup>
                <mi>S</mi>
                <mrow>
                  <mo stretchy="false">−</mo>
                  <mn>1</mn>
                </mrow>
              </msup>
              <mo stretchy="false">=</mo>
              <mi>D</mi>
            </mrow>
          </mrow>
        </mtd>
      </mtr>
      <mtr>
        <mtd>
          <mrow>
            <mn>2.</mn>
            <mi mathvariant="italic">Block</mi>
            <mrow>
              <mrow>
                <mi mathvariant="normal">:</mi>
                <mo stretchy="false">−</mo>
                <mrow>
                  <msup>
                    <mi>S</mi>
                    <mrow>
                      <mo stretchy="false">−</mo>
                      <mn>1</mn>
                    </mrow>
                  </msup>
                  <mo stretchy="false">∗</mo>
                  <mi>C</mi>
                  <mo stretchy="false">∗</mo>
                  <msup>
                    <mi>A</mi>
                    <mrow>
                      <mo stretchy="false">−</mo>
                      <mn>1</mn>
                    </mrow>
                  </msup>
                </mrow>
              </mrow>
              <mo stretchy="false">=</mo>
              <mrow>
                <mo fence="true" stretchy="true">[</mo>
                <mrow>
                  <mtable>
                    <mtr>
                      <mtd>
                        <mn>0</mn>
                      </mtd>
                      <mtd>
                        <mn>0</mn>
                      </mtd>
                      <mtd>
                        <mn>0</mn>
                      </mtd>
                    </mtr>
                  </mtable>
                </mrow>
                <mo fence="true" stretchy="true">]</mo>
              </mrow>
              <mo stretchy="false">=</mo>
              <mi>C</mi>
            </mrow>
          </mrow>
        </mtd>
      </mtr>
      <mtr>
        <mtd>
          <mrow>
            <mn>3.</mn>
            <mi mathvariant="italic">Block</mi>
            <mi mathvariant="normal">:</mi>
            <mrow>
              <mrow>
                <msup>
                  <mi>A</mi>
                  <mrow>
                    <mo stretchy="false">−</mo>
                    <mn>1</mn>
                  </mrow>
                </msup>
                <mo stretchy="false">+</mo>
                <mrow>
                  <msup>
                    <mi>A</mi>
                    <mrow>
                      <mo stretchy="false">−</mo>
                      <mn>1</mn>
                    </mrow>
                  </msup>
                  <mo stretchy="false">∗</mo>
                  <mi>B</mi>
                  <mo stretchy="false">∗</mo>
                  <msup>
                    <mi>S</mi>
                    <mrow>
                      <mo stretchy="false">−</mo>
                      <mn>1</mn>
                    </mrow>
                  </msup>
                  <mo stretchy="false">∗</mo>
                  <mi>C</mi>
                  <mo stretchy="false">∗</mo>
                  <msup>
                    <mi>A</mi>
                    <mrow>
                      <mo stretchy="false">−</mo>
                      <mn>1</mn>
                    </mrow>
                  </msup>
                </mrow>
              </mrow>
              <mo stretchy="false">=</mo>
              <msup>
                <mi>A</mi>
                <mrow>
                  <mo stretchy="false">−</mo>
                  <mn>1</mn>
                </mrow>
              </msup>
            </mrow>
          </mrow>
        </mtd>
      </mtr>
      <mtr>
        <mtd>
          <mrow>
            <mn>4.</mn>
            <mi mathvariant="italic">Block</mi>
            <mrow>
              <mrow>
                <mi mathvariant="normal">:</mi>
                <mo stretchy="false">−</mo>
                <mrow>
                  <msup>
                    <mi>A</mi>
                    <mrow>
                      <mo stretchy="false">−</mo>
                      <mn>1</mn>
                    </mrow>
                  </msup>
                  <mo stretchy="false">∗</mo>
                  <mi>B</mi>
                  <mo stretchy="false">∗</mo>
                  <msup>
                    <mi>S</mi>
                    <mrow>
                      <mo stretchy="false">−</mo>
                      <mn>1</mn>
                    </mrow>
                  </msup>
                </mrow>
              </mrow>
              <mo stretchy="false">=</mo>
              <mrow>
                <mrow>
                  <mo stretchy="false">−</mo>
                  <msup>
                    <mi>A</mi>
                    <mrow>
                      <mo stretchy="false">−</mo>
                      <mn>1</mn>
                    </mrow>
                  </msup>
                </mrow>
                <mo stretchy="false">∗</mo>
                <mi>B</mi>
              </mrow>
              <mo stretchy="false">=</mo>
              <mrow>
                <mo fence="true" stretchy="true">[</mo>
                <mrow>
                  <mtable>
                    <mtr>
                      <mtd>
                        <mrow>
                          <mover accent="true">
                            <msubsup>
                              <mi>e</mi>
                              <mi>x</mi>
                              <mi>r</mi>
                            </msubsup>
                            <mo stretchy="false">⃗</mo>
                          </mover>
                          <mo stretchy="false">∗</mo>
                          <mi>B</mi>
                        </mrow>
                      </mtd>
                    </mtr>
                    <mtr>
                      <mtd>
                        <mrow>
                          <mover accent="true">
                            <msubsup>
                              <mi>e</mi>
                              <mi>y</mi>
                              <mi>r</mi>
                            </msubsup>
                            <mo stretchy="false">⃗</mo>
                          </mover>
                          <mo stretchy="false">∗</mo>
                          <mi>B</mi>
                        </mrow>
                      </mtd>
                    </mtr>
                    <mtr>
                      <mtd>
                        <mrow>
                          <mover accent="true">
                            <msubsup>
                              <mi>e</mi>
                              <mi>z</mi>
                              <mi>r</mi>
                            </msubsup>
                            <mo stretchy="false">⃗</mo>
                          </mover>
                          <mo stretchy="false">∗</mo>
                          <mi>B</mi>
                        </mrow>
                      </mtd>
                    </mtr>
                  </mtable>
                </mrow>
                <mo fence="true" stretchy="true">]</mo>
              </mrow>
              <mo stretchy="false">=</mo>
              <mrow>
                <mo fence="true" stretchy="true">[</mo>
                <mrow>
                  <mtable>
                    <mtr>
                      <mtd>
                        <mrow>
                          <mrow>
                            <msubsup>
                              <mi>e</mi>
                              <mrow>
                                <mi>x</mi>
                                <mn>1</mn>
                              </mrow>
                              <mi>r</mi>
                            </msubsup>
                            <mo stretchy="false">∗</mo>
                            <msub>
                              <mi>r</mi>
                              <mi>x</mi>
                            </msub>
                          </mrow>
                          <mo stretchy="false">+</mo>
                          <mrow>
                            <msubsup>
                              <mi>e</mi>
                              <mrow>
                                <mi>x</mi>
                                <mn>2</mn>
                              </mrow>
                              <mi>r</mi>
                            </msubsup>
                            <mo stretchy="false">∗</mo>
                            <msub>
                              <mi>r</mi>
                              <mi>y</mi>
                            </msub>
                          </mrow>
                          <mo stretchy="false">+</mo>
                          <mrow>
                            <msubsup>
                              <mi>e</mi>
                              <mrow>
                                <mi>x</mi>
                                <mn>3</mn>
                              </mrow>
                              <mi>r</mi>
                            </msubsup>
                            <mo stretchy="false">∗</mo>
                            <msub>
                              <mi>r</mi>
                              <mi>z</mi>
                            </msub>
                          </mrow>
                        </mrow>
                      </mtd>
                    </mtr>
                    <mtr>
                      <mtd>
                        <mrow>
                          <mrow>
                            <msubsup>
                              <mi>e</mi>
                              <mrow>
                                <mi>y</mi>
                                <mn>1</mn>
                              </mrow>
                              <mi>r</mi>
                            </msubsup>
                            <mo stretchy="false">∗</mo>
                            <msub>
                              <mi>r</mi>
                              <mi>x</mi>
                            </msub>
                          </mrow>
                          <mo stretchy="false">+</mo>
                          <mrow>
                            <msubsup>
                              <mi>e</mi>
                              <mrow>
                                <mi>y</mi>
                                <mn>2</mn>
                              </mrow>
                              <mi>r</mi>
                            </msubsup>
                            <mo stretchy="false">∗</mo>
                            <msub>
                              <mi>r</mi>
                              <mi>y</mi>
                            </msub>
                          </mrow>
                          <mo stretchy="false">+</mo>
                          <mrow>
                            <msubsup>
                              <mi>e</mi>
                              <mrow>
                                <mi>y</mi>
                                <mn>3</mn>
                              </mrow>
                              <mi>r</mi>
                            </msubsup>
                            <mo stretchy="false">∗</mo>
                            <msub>
                              <mi>r</mi>
                              <mi>z</mi>
                            </msub>
                          </mrow>
                        </mrow>
                      </mtd>
                    </mtr>
                    <mtr>
                      <mtd>
                        <mrow>
                          <mrow>
                            <msubsup>
                              <mi>e</mi>
                              <mrow>
                                <mi>z</mi>
                                <mn>1</mn>
                              </mrow>
                              <mi>r</mi>
                            </msubsup>
                            <mo stretchy="false">∗</mo>
                            <msub>
                              <mi>r</mi>
                              <mi>x</mi>
                            </msub>
                          </mrow>
                          <mo stretchy="false">+</mo>
                          <mrow>
                            <msubsup>
                              <mi>e</mi>
                              <mrow>
                                <mi>z</mi>
                                <mn>2</mn>
                              </mrow>
                              <mi>r</mi>
                            </msubsup>
                            <mo stretchy="false">∗</mo>
                            <msub>
                              <mi>r</mi>
                              <mi>y</mi>
                            </msub>
                          </mrow>
                          <mo stretchy="false">+</mo>
                          <mrow>
                            <msubsup>
                              <mi>e</mi>
                              <mrow>
                                <mi>z</mi>
                                <mn>3</mn>
                              </mrow>
                              <mi>r</mi>
                            </msubsup>
                            <mo stretchy="false">∗</mo>
                            <msub>
                              <mi>r</mi>
                              <mi>z</mi>
                            </msub>
                          </mrow>
                        </mrow>
                      </mtd>
                    </mtr>
                  </mtable>
                </mrow>
                <mo fence="true" stretchy="true">]</mo>
              </mrow>
            </mrow>
          </mrow>
        </mtd>
      </mtr>
      <mtr>
        <mtd>
          <mrow>
            <msup>
              <mi>R</mi>
              <mrow>
                <mo stretchy="false">−</mo>
                <mn>1</mn>
              </mrow>
            </msup>
            <mo stretchy="false">=</mo>
            <mrow>
              <mo fence="true" stretchy="true">[</mo>
              <mrow>
                <mtable>
                  <mtr>
                    <mtd>
                      <msubsup>
                        <mi>e</mi>
                        <mrow>
                          <mi>x</mi>
                          <mn>1</mn>
                        </mrow>
                        <mi>r</mi>
                      </msubsup>
                    </mtd>
                    <mtd>
                      <msubsup>
                        <mi>e</mi>
                        <mrow>
                          <mi>x</mi>
                          <mn>2</mn>
                        </mrow>
                        <mi>r</mi>
                      </msubsup>
                    </mtd>
                    <mtd>
                      <msubsup>
                        <mi>e</mi>
                        <mrow>
                          <mi>x</mi>
                          <mn>3</mn>
                        </mrow>
                        <mi>r</mi>
                      </msubsup>
                    </mtd>
                    <mtd>
                      <mrow>
                        <mrow>
                          <msubsup>
                            <mi>e</mi>
                            <mrow>
                              <mi>x</mi>
                              <mn>1</mn>
                            </mrow>
                            <mi>r</mi>
                          </msubsup>
                          <mo stretchy="false">∗</mo>
                          <msub>
                            <mi>r</mi>
                            <mi>x</mi>
                          </msub>
                        </mrow>
                        <mo stretchy="false">+</mo>
                        <mrow>
                          <msubsup>
                            <mi>e</mi>
                            <mrow>
                              <mi>x</mi>
                              <mn>2</mn>
                            </mrow>
                            <mi>r</mi>
                          </msubsup>
                          <mo stretchy="false">∗</mo>
                          <msub>
                            <mi>r</mi>
                            <mi>y</mi>
                          </msub>
                        </mrow>
                        <mo stretchy="false">+</mo>
                        <mrow>
                          <msubsup>
                            <mi>e</mi>
                            <mrow>
                              <mi>x</mi>
                              <mn>3</mn>
                            </mrow>
                            <mi>r</mi>
                          </msubsup>
                          <mo stretchy="false">∗</mo>
                          <msub>
                            <mi>r</mi>
                            <mi>z</mi>
                          </msub>
                        </mrow>
                      </mrow>
                    </mtd>
                  </mtr>
                  <mtr>
                    <mtd>
                      <msubsup>
                        <mi>e</mi>
                        <mrow>
                          <mi>y</mi>
                          <mn>1</mn>
                        </mrow>
                        <mi>r</mi>
                      </msubsup>
                    </mtd>
                    <mtd>
                      <msubsup>
                        <mi>e</mi>
                        <mrow>
                          <mi>y</mi>
                          <mn>2</mn>
                        </mrow>
                        <mi>r</mi>
                      </msubsup>
                    </mtd>
                    <mtd>
                      <msubsup>
                        <mi>e</mi>
                        <mrow>
                          <mi>y</mi>
                          <mn>3</mn>
                        </mrow>
                        <mi>r</mi>
                      </msubsup>
                    </mtd>
                    <mtd>
                      <mrow>
                        <mrow>
                          <msubsup>
                            <mi>e</mi>
                            <mrow>
                              <mi>y</mi>
                              <mn>1</mn>
                            </mrow>
                            <mi>r</mi>
                          </msubsup>
                          <mo stretchy="false">∗</mo>
                          <msub>
                            <mi>r</mi>
                            <mi>x</mi>
                          </msub>
                        </mrow>
                        <mo stretchy="false">+</mo>
                        <mrow>
                          <msubsup>
                            <mi>e</mi>
                            <mrow>
                              <mi>y</mi>
                              <mn>2</mn>
                            </mrow>
                            <mi>r</mi>
                          </msubsup>
                          <mo stretchy="false">∗</mo>
                          <msub>
                            <mi>r</mi>
                            <mi>y</mi>
                          </msub>
                        </mrow>
                        <mo stretchy="false">+</mo>
                        <mrow>
                          <msubsup>
                            <mi>e</mi>
                            <mrow>
                              <mi>y</mi>
                              <mn>3</mn>
                            </mrow>
                            <mi>r</mi>
                          </msubsup>
                          <mo stretchy="false">∗</mo>
                          <msub>
                            <mi>r</mi>
                            <mi>z</mi>
                          </msub>
                        </mrow>
                      </mrow>
                    </mtd>
                  </mtr>
                  <mtr>
                    <mtd>
                      <msubsup>
                        <mi>e</mi>
                        <mrow>
                          <mi>z</mi>
                          <mn>1</mn>
                        </mrow>
                        <mi>r</mi>
                      </msubsup>
                    </mtd>
                    <mtd>
                      <msubsup>
                        <mi>e</mi>
                        <mrow>
                          <mi>z</mi>
                          <mn>2</mn>
                        </mrow>
                        <mi>r</mi>
                      </msubsup>
                    </mtd>
                    <mtd>
                      <msubsup>
                        <mi>e</mi>
                        <mrow>
                          <mi>z</mi>
                          <mn>3</mn>
                        </mrow>
                        <mi>r</mi>
                      </msubsup>
                    </mtd>
                    <mtd>
                      <mrow>
                        <mrow>
                          <msubsup>
                            <mi>e</mi>
                            <mrow>
                              <mi>z</mi>
                              <mn>1</mn>
                            </mrow>
                            <mi>r</mi>
                          </msubsup>
                          <mo stretchy="false">∗</mo>
                          <msub>
                            <mi>r</mi>
                            <mi>x</mi>
                          </msub>
                        </mrow>
                        <mo stretchy="false">+</mo>
                        <mrow>
                          <msubsup>
                            <mi>e</mi>
                            <mrow>
                              <mi>z</mi>
                              <mn>2</mn>
                            </mrow>
                            <mi>r</mi>
                          </msubsup>
                          <mo stretchy="false">∗</mo>
                          <msub>
                            <mi>r</mi>
                            <mi>y</mi>
                          </msub>
                        </mrow>
                        <mo stretchy="false">+</mo>
                        <mrow>
                          <msubsup>
                            <mi>e</mi>
                            <mrow>
                              <mi>z</mi>
                              <mn>3</mn>
                            </mrow>
                            <mi>r</mi>
                          </msubsup>
                          <mo stretchy="false">∗</mo>
                          <msub>
                            <mi>r</mi>
                            <mi>z</mi>
                          </msub>
                        </mrow>
                      </mrow>
                    </mtd>
                  </mtr>
                  <mtr>
                    <mtd>
                      <mn>0</mn>
                    </mtd>
                    <mtd>
                      <mn>0</mn>
                    </mtd>
                    <mtd>
                      <mn>0</mn>
                    </mtd>
                    <mtd>
                      <mn>1</mn>
                    </mtd>
                  </mtr>
                </mtable>
              </mrow>
              <mo fence="true" stretchy="true">]</mo>
            </mrow>
            <mo stretchy="false">=</mo>
            <mrow>
              <mo fence="true" stretchy="true">[</mo>
              <mrow>
                <mtable>
                  <mtr>
                    <mtd>
                      <msub>
                        <mi>r</mi>
                        <mn>11</mn>
                      </msub>
                    </mtd>
                    <mtd>
                      <msub>
                        <mi>r</mi>
                        <mn>12</mn>
                      </msub>
                    </mtd>
                    <mtd>
                      <msub>
                        <mi>r</mi>
                        <mn>13</mn>
                      </msub>
                    </mtd>
                    <mtd>
                      <msub>
                        <mi>r</mi>
                        <mn>14</mn>
                      </msub>
                    </mtd>
                  </mtr>
                  <mtr>
                    <mtd>
                      <msub>
                        <mi>r</mi>
                        <mn>21</mn>
                      </msub>
                    </mtd>
                    <mtd>
                      <msub>
                        <mi>r</mi>
                        <mn>22</mn>
                      </msub>
                    </mtd>
                    <mtd>
                      <msub>
                        <mi>r</mi>
                        <mn>23</mn>
                      </msub>
                    </mtd>
                    <mtd>
                      <msub>
                        <mi>r</mi>
                        <mn>24</mn>
                      </msub>
                    </mtd>
                  </mtr>
                  <mtr>
                    <mtd>
                      <msub>
                        <mn>2</mn>
                        <mn>31</mn>
                      </msub>
                    </mtd>
                    <mtd>
                      <msub>
                        <mi>r</mi>
                        <mn>32</mn>
                      </msub>
                    </mtd>
                    <mtd>
                      <msub>
                        <mi>r</mi>
                        <mn>33</mn>
                      </msub>
                    </mtd>
                    <mtd>
                      <msub>
                        <mi>r</mi>
                        <mn>34</mn>
                      </msub>
                    </mtd>
                  </mtr>
                  <mtr>
                    <mtd>
                      <msub>
                        <mi>r</mi>
                        <mn>41</mn>
                      </msub>
                    </mtd>
                    <mtd>
                      <msub>
                        <mi>r</mi>
                        <mn>42</mn>
                      </msub>
                    </mtd>
                    <mtd>
                      <msub>
                        <mi>r</mi>
                        <mn>43</mn>
                      </msub>
                    </mtd>
                    <mtd>
                      <msub>
                        <mi>r</mi>
                        <mn>44</mn>
                      </msub>
                    </mtd>
                  </mtr>
                </mtable>
              </mrow>
              <mo fence="true" stretchy="true">]</mo>
            </mrow>
          </mrow>
        </mtd>
      </mtr>
    </mtable>
    <annotation encoding="StarMath 5.0">R = left[ Matrix{A#B##C#D}right ],
A = left[ matrix{
e^r_x1#e^r_y1#e^r_z1##
e^r_x2#e^r_y2#e^r_z2##
e^r_x3#e^r_y3#e^r_z3} right ],
B = left[ matrix{r_x##r_y##r_z} right ],
C = left[ matrix{0#0#0} right ], D = left[ 1 right]
newline
A definiert ein Koordinatensystem, deren Achsen orthogonal zueinander sind, daher gilt A^-1 = A^T
newline
Das Schurkomplement S = D-C*A^-1*B = D , da C eine Nullmatrix ist.
newline 
Demzufolge ist S eine 1x1 Matrize mit inhalt 1, also gilt S^-1 = left[ 1 right ] = S = D
newline
A und S sind invertierbar daher ist blockweise Inversion zulässig.
newline
R^-1 = left[ matrix{A^-1 + A^-1*B*S^-1*C*A^-1# -A^-1*B*S^-1 ##-S^-1*C*A^-1 # S^-1} right]
newline 
Da C  eine Nullmatrix ist vereinfachen sich zwei der Blockmatrizen:
newline
1.Block: S^-1 = D
newline
2. Block: -S^-1*C*A^-1 = left[ matrix{0#0#0} right ] = C
newline 3.Block: A^-1 + A^-1*B*S^-1*C*A^-1 = A^-1
newline
4. Block: -A^-1*B*S^-1 = -A^-1*B 
=  left[ matrix{vec e^r_x * B##vec e^r_y * B##vec e^r_z * B} right ] 
= left[ matrix{e^r_x1*r_x + e^r_x2*r_y + e^r_x3*r_z##e^r_y1*r_x + e^r_y2*r_y + e^r_y3*r_z##e^r_z1*r_x + e^r_z2*r_y + e^r_z3*r_z}right ]
newline
R^-1 = left[ matrix{e^r_x1#e^r_x2#e^r_x3#e^r_x1*r_x + e^r_x2*r_y + e^r_x3*r_z##
e^r_y1#e^r_y2#e^r_y3#e^r_y1*r_x + e^r_y2*r_y + e^r_y3*r_z##
e^r_z1#e^r_z2#e^r_z3#e^r_z1*r_x + e^r_z2*r_y + e^r_z3*r_z##
0#0#0#1} right ] = left[ matrix{r_11#r_12#r_13#r_14##r_21#r_22#r_23#r_24##2_31#r_32#r_33#r_34##r_41#r_42#r_43#r_44} right ]</annotation>
  </semantics>
</math>
</file>

<file path=Object 15/content.xml><?xml version="1.0" encoding="utf-8"?>
<math xmlns="http://www.w3.org/1998/Math/MathML" display="block">
  <semantics>
    <mrow>
      <mrow>
        <mrow>
          <mi>B</mi>
          <mo stretchy="false">∗</mo>
          <mover accent="true">
            <mi>n</mi>
            <mo stretchy="false">⃗</mo>
          </mover>
        </mrow>
        <mo stretchy="false">=</mo>
        <mover accent="true">
          <msup>
            <mi>n</mi>
            <mi>'</mi>
          </msup>
          <mo stretchy="false">⃗</mo>
        </mover>
      </mrow>
      <mi>,</mi>
      <mrow>
        <mrow>
          <mi>A</mi>
          <mo stretchy="false">∗</mo>
          <mover accent="true">
            <mi>v</mi>
            <mo stretchy="false">⃗</mo>
          </mover>
        </mrow>
        <mo stretchy="false">=</mo>
        <mover accent="true">
          <msup>
            <mi>v</mi>
            <mi>'</mi>
          </msup>
          <mo stretchy="false">⃗</mo>
        </mover>
      </mrow>
      <mi>,</mi>
      <mrow>
        <mrow>
          <mover accent="true">
            <msup>
              <mi>v</mi>
              <mi>'</mi>
            </msup>
            <mo stretchy="false">⃗</mo>
          </mover>
          <mo stretchy="false">∗</mo>
          <mover accent="true">
            <msup>
              <mi>n</mi>
              <mi>'</mi>
            </msup>
            <mo stretchy="false">⃗</mo>
          </mover>
        </mrow>
        <mo stretchy="false">=</mo>
        <mn>0</mn>
      </mrow>
    </mrow>
    <annotation encoding="StarMath 5.0"> B*vec n = vec n^' , A*vec v = vec v^' , vec v^' * vec n^' = 0
 </annotation>
  </semantics>
</math>
</file>

<file path=Object 16/content.xml><?xml version="1.0" encoding="utf-8"?>
<math xmlns="http://www.w3.org/1998/Math/MathML" display="block">
  <semantics>
    <mtable>
      <mtr>
        <mtd>
          <mrow>
            <mi>A</mi>
            <mi mathvariant="italic">ist</mi>
            <mi mathvariant="italic">eine</mi>
            <mi mathvariant="italic">affine</mi>
            <mi mathvariant="italic">Transformation</mi>
            <mi>,</mi>
            <mi mathvariant="italic">daraus</mi>
            <mi mathvariant="italic">folgt</mi>
            <mi mathvariant="normal">:</mi>
            <mrow>
              <mi>A</mi>
              <mo stretchy="false">=</mo>
              <mrow>
                <mo fence="true" stretchy="true">[</mo>
                <mrow>
                  <mtable>
                    <mtr>
                      <mtd>
                        <msub>
                          <mi>a</mi>
                          <mn>11</mn>
                        </msub>
                      </mtd>
                      <mtd>
                        <msub>
                          <mi>a</mi>
                          <mn>12</mn>
                        </msub>
                      </mtd>
                      <mtd>
                        <msub>
                          <mi>a</mi>
                          <mn>13</mn>
                        </msub>
                      </mtd>
                      <mtd>
                        <mi>x</mi>
                      </mtd>
                    </mtr>
                    <mtr>
                      <mtd>
                        <msub>
                          <mi>a</mi>
                          <mn>21</mn>
                        </msub>
                      </mtd>
                      <mtd>
                        <msub>
                          <mi>a</mi>
                          <mn>22</mn>
                        </msub>
                      </mtd>
                      <mtd>
                        <msub>
                          <mi>a</mi>
                          <mn>23</mn>
                        </msub>
                      </mtd>
                      <mtd>
                        <mi>y</mi>
                      </mtd>
                    </mtr>
                    <mtr>
                      <mtd>
                        <msub>
                          <mi>a</mi>
                          <mn>31</mn>
                        </msub>
                      </mtd>
                      <mtd>
                        <msub>
                          <mi>a</mi>
                          <mn>32</mn>
                        </msub>
                      </mtd>
                      <mtd>
                        <msub>
                          <mi>a</mi>
                          <mn>33</mn>
                        </msub>
                      </mtd>
                      <mtd>
                        <mi>z</mi>
                      </mtd>
                    </mtr>
                    <mtr>
                      <mtd>
                        <mn>0</mn>
                      </mtd>
                      <mtd>
                        <mn>0</mn>
                      </mtd>
                      <mtd>
                        <mn>0</mn>
                      </mtd>
                      <mtd>
                        <mn>1</mn>
                      </mtd>
                    </mtr>
                  </mtable>
                </mrow>
                <mo fence="true" stretchy="true">]</mo>
              </mrow>
            </mrow>
            <mi>,</mi>
            <mrow>
              <mover accent="true">
                <mi>v</mi>
                <mo stretchy="false">⃗</mo>
              </mover>
              <mo stretchy="false">=</mo>
              <mrow>
                <mo fence="true" stretchy="true">(</mo>
                <mrow>
                  <mtable>
                    <mtr>
                      <mtd>
                        <msub>
                          <mi>v</mi>
                          <mi>x</mi>
                        </msub>
                      </mtd>
                    </mtr>
                    <mtr>
                      <mtd>
                        <msub>
                          <mi>v</mi>
                          <mi>y</mi>
                        </msub>
                      </mtd>
                    </mtr>
                    <mtr>
                      <mtd>
                        <msub>
                          <mi>v</mi>
                          <mi>z</mi>
                        </msub>
                      </mtd>
                    </mtr>
                    <mtr>
                      <mtd>
                        <msub>
                          <mn>0</mn>
                          <mi>v</mi>
                        </msub>
                      </mtd>
                    </mtr>
                  </mtable>
                </mrow>
                <mo fence="true" stretchy="true">)</mo>
              </mrow>
            </mrow>
            <mi>,</mi>
            <mover accent="true">
              <mi>n</mi>
              <mo stretchy="false">⃗</mo>
            </mover>
            <mrow>
              <mi>'</mi>
              <mo stretchy="false">=</mo>
              <mrow>
                <mo fence="true" stretchy="true">(</mo>
                <mrow>
                  <mtable>
                    <mtr>
                      <mtd>
                        <msubsup>
                          <mi>n</mi>
                          <mi>x</mi>
                          <mi>'</mi>
                        </msubsup>
                      </mtd>
                    </mtr>
                    <mtr>
                      <mtd>
                        <msubsup>
                          <mi>n</mi>
                          <mi>y</mi>
                          <mi>'</mi>
                        </msubsup>
                      </mtd>
                    </mtr>
                    <mtr>
                      <mtd>
                        <msubsup>
                          <mi>n</mi>
                          <mi>z</mi>
                          <mi>'</mi>
                        </msubsup>
                      </mtd>
                    </mtr>
                    <mtr>
                      <mtd>
                        <msubsup>
                          <mn>0</mn>
                          <mi>n</mi>
                          <mi>'</mi>
                        </msubsup>
                      </mtd>
                    </mtr>
                  </mtable>
                </mrow>
                <mo fence="true" stretchy="true">)</mo>
              </mrow>
            </mrow>
          </mrow>
        </mtd>
      </mtr>
      <mtr>
        <mtd>
          <mrow/>
        </mtd>
      </mtr>
      <mtr>
        <mtd>
          <mrow>
            <mrow>
              <mrow>
                <mover accent="true">
                  <msup>
                    <mi>n</mi>
                    <mi>'</mi>
                  </msup>
                  <mo stretchy="false">⃗</mo>
                </mover>
                <mo stretchy="false">∗</mo>
                <mover accent="true">
                  <msup>
                    <mi>v</mi>
                    <mi>'</mi>
                  </msup>
                  <mo stretchy="false">⃗</mo>
                </mover>
              </mrow>
              <mo stretchy="false">=</mo>
              <mn>0</mn>
            </mrow>
            <mo stretchy="false">⇒</mo>
            <mrow>
              <mrow>
                <mover accent="true">
                  <msup>
                    <mi>n</mi>
                    <mi>'</mi>
                  </msup>
                  <mo stretchy="false">⃗</mo>
                </mover>
                <mo stretchy="false">∗</mo>
                <mi>A</mi>
                <mo stretchy="false">∗</mo>
                <mover accent="true">
                  <mi>v</mi>
                  <mo stretchy="false">⃗</mo>
                </mover>
              </mrow>
              <mo stretchy="false">=</mo>
              <mn>0</mn>
            </mrow>
          </mrow>
        </mtd>
      </mtr>
      <mtr>
        <mtd>
          <mrow>
            <mrow>
              <msubsup>
                <mi>n</mi>
                <mi>x</mi>
                <mi>'</mi>
              </msubsup>
              <mo stretchy="false">∗</mo>
              <mrow>
                <mo fence="true" stretchy="false">(</mo>
                <mrow>
                  <mrow>
                    <mrow>
                      <msub>
                        <mi>a</mi>
                        <mn>11</mn>
                      </msub>
                      <mo stretchy="false">∗</mo>
                      <msub>
                        <mi>v</mi>
                        <mi>x</mi>
                      </msub>
                    </mrow>
                    <mo stretchy="false">+</mo>
                    <mrow>
                      <msub>
                        <mi>a</mi>
                        <mn>12</mn>
                      </msub>
                      <mo stretchy="false">∗</mo>
                      <msub>
                        <mi>v</mi>
                        <mi>y</mi>
                      </msub>
                    </mrow>
                    <mo stretchy="false">+</mo>
                    <mrow>
                      <msub>
                        <mi>a</mi>
                        <mn>13</mn>
                      </msub>
                      <mo stretchy="false">∗</mo>
                      <msub>
                        <mi>v</mi>
                        <mi>z</mi>
                      </msub>
                    </mrow>
                    <mo stretchy="false">+</mo>
                    <mrow>
                      <mi>x</mi>
                      <mo stretchy="false">∗</mo>
                      <mn>0</mn>
                    </mrow>
                  </mrow>
                </mrow>
                <mo fence="true" stretchy="false">)</mo>
              </mrow>
            </mrow>
            <mo stretchy="false">+</mo>
            <mrow/>
          </mrow>
        </mtd>
      </mtr>
      <mtr>
        <mtd>
          <mrow>
            <mrow>
              <msubsup>
                <mi>n</mi>
                <mi>y</mi>
                <mi>'</mi>
              </msubsup>
              <mo stretchy="false">∗</mo>
              <mrow>
                <mo fence="true" stretchy="false">(</mo>
                <mrow>
                  <mrow>
                    <mrow>
                      <msub>
                        <mi>a</mi>
                        <mn>21</mn>
                      </msub>
                      <mo stretchy="false">∗</mo>
                      <msub>
                        <mi>v</mi>
                        <mi>x</mi>
                      </msub>
                    </mrow>
                    <mo stretchy="false">+</mo>
                    <mrow>
                      <msub>
                        <mi>a</mi>
                        <mn>22</mn>
                      </msub>
                      <mo stretchy="false">∗</mo>
                      <msub>
                        <mi>v</mi>
                        <mi>y</mi>
                      </msub>
                    </mrow>
                    <mo stretchy="false">+</mo>
                    <mrow>
                      <msub>
                        <mi>a</mi>
                        <mn>23</mn>
                      </msub>
                      <mo stretchy="false">∗</mo>
                      <msub>
                        <mi>v</mi>
                        <mi>z</mi>
                      </msub>
                    </mrow>
                    <mo stretchy="false">+</mo>
                    <mrow>
                      <mi>x</mi>
                      <mo stretchy="false">∗</mo>
                      <mn>0</mn>
                    </mrow>
                  </mrow>
                </mrow>
                <mo fence="true" stretchy="false">)</mo>
              </mrow>
            </mrow>
            <mo stretchy="false">+</mo>
            <mrow/>
          </mrow>
        </mtd>
      </mtr>
      <mtr>
        <mtd>
          <mrow>
            <mrow>
              <msubsup>
                <mi>n</mi>
                <mi>z</mi>
                <mi>'</mi>
              </msubsup>
              <mo stretchy="false">∗</mo>
              <mrow>
                <mo fence="true" stretchy="false">(</mo>
                <mrow>
                  <mrow>
                    <mrow>
                      <msub>
                        <mi>a</mi>
                        <mn>31</mn>
                      </msub>
                      <mo stretchy="false">∗</mo>
                      <msub>
                        <mi>v</mi>
                        <mi>x</mi>
                      </msub>
                    </mrow>
                    <mo stretchy="false">+</mo>
                    <mrow>
                      <msub>
                        <mi>a</mi>
                        <mn>32</mn>
                      </msub>
                      <mo stretchy="false">∗</mo>
                      <msub>
                        <mi>v</mi>
                        <mi>y</mi>
                      </msub>
                    </mrow>
                    <mo stretchy="false">+</mo>
                    <mrow>
                      <msub>
                        <mi>a</mi>
                        <mn>33</mn>
                      </msub>
                      <mo stretchy="false">∗</mo>
                      <msub>
                        <mi>v</mi>
                        <mi>z</mi>
                      </msub>
                    </mrow>
                    <mo stretchy="false">+</mo>
                    <mrow>
                      <mi>x</mi>
                      <mo stretchy="false">∗</mo>
                      <mn>0</mn>
                    </mrow>
                  </mrow>
                </mrow>
                <mo fence="true" stretchy="false">)</mo>
              </mrow>
            </mrow>
            <mo stretchy="false">+</mo>
            <mrow/>
          </mrow>
        </mtd>
      </mtr>
      <mtr>
        <mtd>
          <mrow>
            <mrow>
              <msub>
                <mn>0</mn>
                <mi>n</mi>
              </msub>
              <mo stretchy="false">∗</mo>
              <mrow>
                <mo fence="true" stretchy="false">(</mo>
                <mrow>
                  <mrow>
                    <mrow>
                      <mn>0</mn>
                      <mo stretchy="false">∗</mo>
                      <msub>
                        <mi>v</mi>
                        <mi>x</mi>
                      </msub>
                    </mrow>
                    <mo stretchy="false">+</mo>
                    <mrow>
                      <mn>0</mn>
                      <mo stretchy="false">∗</mo>
                      <msub>
                        <mi>v</mi>
                        <mi>y</mi>
                      </msub>
                    </mrow>
                    <mo stretchy="false">+</mo>
                    <mrow>
                      <mn>0</mn>
                      <mo stretchy="false">∗</mo>
                      <msub>
                        <mi>v</mi>
                        <mi>z</mi>
                      </msub>
                    </mrow>
                    <mo stretchy="false">+</mo>
                    <mrow>
                      <mn>1</mn>
                      <mo stretchy="false">∗</mo>
                      <mn>0</mn>
                    </mrow>
                  </mrow>
                </mrow>
                <mo fence="true" stretchy="false">)</mo>
              </mrow>
            </mrow>
            <mo stretchy="false">=</mo>
            <mn>0</mn>
          </mrow>
        </mtd>
      </mtr>
      <mtr>
        <mtd>
          <mrow>
            <mi mathvariant="italic">nach</mi>
            <mover accent="true">
              <mi>v</mi>
              <mo stretchy="false">⃗</mo>
            </mover>
            <mi mathvariant="italic">umstellen</mi>
            <mi mathvariant="normal">:</mi>
          </mrow>
        </mtd>
      </mtr>
      <mtr>
        <mtd>
          <mrow>
            <mrow>
              <msub>
                <mi>v</mi>
                <mi>x</mi>
              </msub>
              <mo stretchy="false">∗</mo>
              <mrow>
                <mo fence="true" stretchy="false">(</mo>
                <mrow>
                  <mrow>
                    <mrow>
                      <msub>
                        <mi>a</mi>
                        <mn>11</mn>
                      </msub>
                      <mo stretchy="false">∗</mo>
                      <msubsup>
                        <mi>n</mi>
                        <mi>x</mi>
                        <mi>'</mi>
                      </msubsup>
                    </mrow>
                    <mo stretchy="false">+</mo>
                    <mrow>
                      <msub>
                        <mi>a</mi>
                        <mn>21</mn>
                      </msub>
                      <mo stretchy="false">∗</mo>
                      <msubsup>
                        <mi>n</mi>
                        <mi>y</mi>
                        <mi>'</mi>
                      </msubsup>
                    </mrow>
                    <mo stretchy="false">+</mo>
                    <mrow>
                      <msub>
                        <mi>a</mi>
                        <mn>31</mn>
                      </msub>
                      <mo stretchy="false">∗</mo>
                      <msubsup>
                        <mi>n</mi>
                        <mi>z</mi>
                        <mi>'</mi>
                      </msubsup>
                    </mrow>
                    <mo stretchy="false">+</mo>
                    <mrow>
                      <mn>0</mn>
                      <mo stretchy="false">∗</mo>
                      <msubsup>
                        <mn>0</mn>
                        <mi>n</mi>
                        <mi>'</mi>
                      </msubsup>
                    </mrow>
                  </mrow>
                </mrow>
                <mo fence="true" stretchy="false">)</mo>
              </mrow>
            </mrow>
            <mo stretchy="false">+</mo>
            <mrow/>
          </mrow>
        </mtd>
      </mtr>
      <mtr>
        <mtd>
          <mrow>
            <mrow>
              <msub>
                <mi>v</mi>
                <mi>y</mi>
              </msub>
              <mo stretchy="false">∗</mo>
              <mrow>
                <mo fence="true" stretchy="false">(</mo>
                <mrow>
                  <mrow>
                    <mrow>
                      <msub>
                        <mi>a</mi>
                        <mn>12</mn>
                      </msub>
                      <mo stretchy="false">∗</mo>
                      <msubsup>
                        <mi>n</mi>
                        <mi>x</mi>
                        <mi>'</mi>
                      </msubsup>
                    </mrow>
                    <mo stretchy="false">+</mo>
                    <mrow>
                      <msub>
                        <mi>a</mi>
                        <mn>22</mn>
                      </msub>
                      <mo stretchy="false">∗</mo>
                      <msubsup>
                        <mi>n</mi>
                        <mi>y</mi>
                        <mi>'</mi>
                      </msubsup>
                    </mrow>
                    <mo stretchy="false">+</mo>
                    <mrow>
                      <msub>
                        <mi>a</mi>
                        <mn>32</mn>
                      </msub>
                      <mo stretchy="false">∗</mo>
                      <msubsup>
                        <mi>n</mi>
                        <mi>z</mi>
                        <mi>'</mi>
                      </msubsup>
                    </mrow>
                    <mo stretchy="false">+</mo>
                    <mrow>
                      <mn>0</mn>
                      <mo stretchy="false">∗</mo>
                      <msubsup>
                        <mn>0</mn>
                        <mi>n</mi>
                        <mi>'</mi>
                      </msubsup>
                    </mrow>
                  </mrow>
                </mrow>
                <mo fence="true" stretchy="false">)</mo>
              </mrow>
            </mrow>
            <mo stretchy="false">+</mo>
            <mrow/>
          </mrow>
        </mtd>
      </mtr>
      <mtr>
        <mtd>
          <mrow>
            <mrow>
              <msub>
                <mi>v</mi>
                <mi>z</mi>
              </msub>
              <mo stretchy="false">∗</mo>
              <mrow>
                <mo fence="true" stretchy="false">(</mo>
                <mrow>
                  <mrow>
                    <mrow>
                      <msub>
                        <mi>a</mi>
                        <mn>13</mn>
                      </msub>
                      <mo stretchy="false">∗</mo>
                      <msubsup>
                        <mi>n</mi>
                        <mi>x</mi>
                        <mi>'</mi>
                      </msubsup>
                    </mrow>
                    <mo stretchy="false">+</mo>
                    <mrow>
                      <msub>
                        <mi>a</mi>
                        <mn>23</mn>
                      </msub>
                      <mo stretchy="false">∗</mo>
                      <msubsup>
                        <mi>n</mi>
                        <mi>y</mi>
                        <mi>'</mi>
                      </msubsup>
                    </mrow>
                    <mo stretchy="false">+</mo>
                    <mrow>
                      <msub>
                        <mi>a</mi>
                        <mn>33</mn>
                      </msub>
                      <mo stretchy="false">∗</mo>
                      <msubsup>
                        <mi>n</mi>
                        <mi>z</mi>
                        <mi>'</mi>
                      </msubsup>
                    </mrow>
                    <mo stretchy="false">+</mo>
                    <mrow>
                      <mn>0</mn>
                      <mo stretchy="false">∗</mo>
                      <msubsup>
                        <mn>0</mn>
                        <mi>n</mi>
                        <mi>'</mi>
                      </msubsup>
                    </mrow>
                  </mrow>
                </mrow>
                <mo fence="true" stretchy="false">)</mo>
              </mrow>
            </mrow>
            <mo stretchy="false">+</mo>
            <mrow/>
          </mrow>
        </mtd>
      </mtr>
      <mtr>
        <mtd>
          <mrow>
            <mrow>
              <mrow>
                <msub>
                  <mn>0</mn>
                  <mi>v</mi>
                </msub>
                <mo stretchy="false">∗</mo>
                <mrow>
                  <mo fence="true" stretchy="false">(</mo>
                  <mrow>
                    <mrow>
                      <mrow>
                        <mi>x</mi>
                        <mo stretchy="false">∗</mo>
                        <msubsup>
                          <mi>n</mi>
                          <mi>x</mi>
                          <mi>'</mi>
                        </msubsup>
                      </mrow>
                      <mo stretchy="false">+</mo>
                      <mrow>
                        <mi>y</mi>
                        <mo stretchy="false">∗</mo>
                        <msubsup>
                          <mi>n</mi>
                          <mi>y</mi>
                          <mi>'</mi>
                        </msubsup>
                      </mrow>
                      <mo stretchy="false">+</mo>
                      <mrow>
                        <mi>z</mi>
                        <mo stretchy="false">∗</mo>
                        <msubsup>
                          <mi>n</mi>
                          <mi>z</mi>
                          <mi>'</mi>
                        </msubsup>
                      </mrow>
                      <mo stretchy="false">+</mo>
                      <mrow>
                        <mn>1</mn>
                        <mo stretchy="false">∗</mo>
                        <msubsup>
                          <mn>0</mn>
                          <mi>n</mi>
                          <mi>'</mi>
                        </msubsup>
                      </mrow>
                    </mrow>
                  </mrow>
                  <mo fence="true" stretchy="false">)</mo>
                </mrow>
              </mrow>
              <mo stretchy="false">=</mo>
              <mn>0</mn>
            </mrow>
            <mo stretchy="false">⇒</mo>
            <mrow>
              <mrow>
                <mover accent="true">
                  <mi>v</mi>
                  <mo stretchy="false">⃗</mo>
                </mover>
                <mo stretchy="false">∗</mo>
                <mrow>
                  <mo fence="true" stretchy="true">[</mo>
                  <mrow>
                    <mtable>
                      <mtr>
                        <mtd>
                          <msub>
                            <mi>a</mi>
                            <mn>11</mn>
                          </msub>
                        </mtd>
                        <mtd>
                          <msub>
                            <mi>a</mi>
                            <mn>21</mn>
                          </msub>
                        </mtd>
                        <mtd>
                          <msub>
                            <mi>a</mi>
                            <mn>31</mn>
                          </msub>
                        </mtd>
                        <mtd>
                          <mn>0</mn>
                        </mtd>
                      </mtr>
                      <mtr>
                        <mtd>
                          <msub>
                            <mi>a</mi>
                            <mn>12</mn>
                          </msub>
                        </mtd>
                        <mtd>
                          <msub>
                            <mi>a</mi>
                            <mn>22</mn>
                          </msub>
                        </mtd>
                        <mtd>
                          <msub>
                            <mi>a</mi>
                            <mn>32</mn>
                          </msub>
                        </mtd>
                        <mtd>
                          <mn>0</mn>
                        </mtd>
                      </mtr>
                      <mtr>
                        <mtd>
                          <msub>
                            <mi>a</mi>
                            <mn>13</mn>
                          </msub>
                        </mtd>
                        <mtd>
                          <msub>
                            <mi>a</mi>
                            <mn>23</mn>
                          </msub>
                        </mtd>
                        <mtd>
                          <msub>
                            <mi>a</mi>
                            <mn>33</mn>
                          </msub>
                        </mtd>
                        <mtd>
                          <mn>0</mn>
                        </mtd>
                      </mtr>
                      <mtr>
                        <mtd>
                          <mi>x</mi>
                        </mtd>
                        <mtd>
                          <mi>y</mi>
                        </mtd>
                        <mtd>
                          <mi>z</mi>
                        </mtd>
                        <mtd>
                          <mn>1</mn>
                        </mtd>
                      </mtr>
                    </mtable>
                  </mrow>
                  <mo fence="true" stretchy="true">]</mo>
                </mrow>
                <mo stretchy="false">∗</mo>
                <mover accent="true">
                  <msup>
                    <mi>n</mi>
                    <mi>'</mi>
                  </msup>
                  <mo stretchy="false">⃗</mo>
                </mover>
              </mrow>
              <mo stretchy="false">=</mo>
              <mn>0</mn>
              <mo stretchy="false">=</mo>
              <mrow>
                <mover accent="true">
                  <mi>v</mi>
                  <mo stretchy="false">⃗</mo>
                </mover>
                <mo stretchy="false">∗</mo>
                <mover accent="true">
                  <mi>n</mi>
                  <mo stretchy="false">⃗</mo>
                </mover>
              </mrow>
              <mo stretchy="false">=</mo>
              <mrow>
                <mover accent="true">
                  <mi>v</mi>
                  <mo stretchy="false">⃗</mo>
                </mover>
                <mo stretchy="false">∗</mo>
                <mi>H</mi>
                <mo stretchy="false">∗</mo>
                <mover accent="true">
                  <msup>
                    <mi>n</mi>
                    <mi>'</mi>
                  </msup>
                  <mo stretchy="false">⃗</mo>
                </mover>
              </mrow>
            </mrow>
          </mrow>
        </mtd>
      </mtr>
      <mtr>
        <mtd>
          <mrow/>
        </mtd>
      </mtr>
      <mtr>
        <mtd>
          <mrow>
            <mrow>
              <mi>H</mi>
              <mo stretchy="false">=</mo>
              <msup>
                <mi>A</mi>
                <mi>T</mi>
              </msup>
            </mrow>
            <mi>,</mi>
            <mrow>
              <mover accent="true">
                <mi>n</mi>
                <mo stretchy="false">⃗</mo>
              </mover>
              <mo stretchy="false">=</mo>
              <mrow>
                <mi>H</mi>
                <mo stretchy="false">∗</mo>
                <mover accent="true">
                  <msup>
                    <mi>n</mi>
                    <mi>'</mi>
                  </msup>
                  <mo stretchy="false">⃗</mo>
                </mover>
              </mrow>
            </mrow>
          </mrow>
        </mtd>
      </mtr>
      <mtr>
        <mtd>
          <mrow>
            <mrow>
              <mrow>
                <mi>B</mi>
                <mo stretchy="false">∗</mo>
                <mover accent="true">
                  <mi>n</mi>
                  <mo stretchy="false">⃗</mo>
                </mover>
              </mrow>
              <mo stretchy="false">=</mo>
              <mover accent="true">
                <msup>
                  <mi>n</mi>
                  <mi>'</mi>
                </msup>
                <mo stretchy="false">⃗</mo>
              </mover>
            </mrow>
            <mo stretchy="false">⇒</mo>
            <mrow>
              <mover accent="true">
                <mi>n</mi>
                <mo stretchy="false">⃗</mo>
              </mover>
              <mo stretchy="false">=</mo>
              <mrow>
                <msup>
                  <mi>B</mi>
                  <mrow>
                    <mo stretchy="false">−</mo>
                    <mn>1</mn>
                  </mrow>
                </msup>
                <mo stretchy="false">∗</mo>
                <mover accent="true">
                  <msup>
                    <mi>n</mi>
                    <mi>'</mi>
                  </msup>
                  <mo stretchy="false">⃗</mo>
                </mover>
              </mrow>
              <mo stretchy="false">=</mo>
              <mrow>
                <mi>H</mi>
                <mo stretchy="false">∗</mo>
                <mover accent="true">
                  <msup>
                    <mi>n</mi>
                    <mi>'</mi>
                  </msup>
                  <mo stretchy="false">⃗</mo>
                </mover>
              </mrow>
            </mrow>
          </mrow>
        </mtd>
      </mtr>
      <mtr>
        <mtd>
          <mrow>
            <mo stretchy="false">⇒</mo>
            <mrow>
              <mi>B</mi>
              <mo stretchy="false">=</mo>
              <msup>
                <mi>H</mi>
                <mrow>
                  <mo stretchy="false">−</mo>
                  <mn>1</mn>
                </mrow>
              </msup>
              <mo stretchy="false">=</mo>
              <msup>
                <mrow>
                  <mo fence="true" stretchy="false">(</mo>
                  <mrow>
                    <msup>
                      <mi>A</mi>
                      <mi>T</mi>
                    </msup>
                  </mrow>
                  <mo fence="true" stretchy="false">)</mo>
                </mrow>
                <mrow>
                  <mo stretchy="false">−</mo>
                  <mn>1</mn>
                </mrow>
              </msup>
            </mrow>
          </mrow>
        </mtd>
      </mtr>
    </mtable>
    <annotation encoding="StarMath 5.0">A ist eine affine Transformation, daraus folgt:
A = left[ matrix{a_11#a_12#a_13#x##a_21#a_22#a_23#y##a_31#a_32#a_33#z##0#0#0#1} right ], vec v = left( matrix{v_x##v_y##v_z##0_v} right ) , vec n' = left( matrix{n^'_x##n^'_y##n^'_z##0_n^'} right )
newline
newline
vec n^' * vec v^' = 0
drarrow vec n^' * A*vec v = 0
newline
n^'_x*(a_11*v_x + a_12*v_y + a_13*v_z + x*0) + { }
newline
n^'_y*(a_21*v_x + a_22*v_y + a_23*v_z + x*0) + {  }
newline
n^'_z*(a_31*v_x + a_32*v_y + a_33*v_z + x*0) + {  }
newline
0_n*(0*v_x + 0*v_y + 0*v_z + 1*0) = 0
newline nach vec v umstellen:
newline
v_x*(a_11*n^'_x + a_21*n^'_y + a_31*n^'_z + 0*0_n^') + {  }
newline
v_y*(a_12*n^'_x + a_22*n^'_y + a_32*n^'_z + 0*0_n^') + {  }
newline
v_z*(a_13*n^'_x + a_23*n^'_y + a_33*n^'_z + 0*0_n^') + {  }
newline
0_v*(x*n^'_x + y*n^'_y + z*n^'_z + 1*0_n^'  ) = 0 
drarrow 
vec v * left [ matrix{a_11#a_21#a_31#0##a_12#a_22#a_32#0##a_13#a_23#a_33#0##x#y#z#1} right ] * vec n^' = 0 = vec v * vec n = vec v * H * vec n^'
newline
newline
H = A^T , vec n = H * vec n^'
newline
B*vec n = vec n^' drarrow vec n = B^-1 * vec n^' = H * vec n^'
newline
drarrow B = H^-1  = (A^T)^-1
 </annotation>
  </semantics>
</math>
</file>

<file path=Object 17/content.xml><?xml version="1.0" encoding="utf-8"?>
<math xmlns="http://www.w3.org/1998/Math/MathML" display="block">
  <semantics>
    <mrow>
      <mrow>
        <mover accent="true">
          <mi>n</mi>
          <mo stretchy="false">⃗</mo>
        </mover>
        <mo stretchy="false">∗</mo>
        <mover accent="true">
          <mi>v</mi>
          <mo stretchy="false">⃗</mo>
        </mover>
      </mrow>
      <mo stretchy="false">=</mo>
      <mn>0</mn>
    </mrow>
    <annotation encoding="StarMath 5.0">vec n * vec v = 0</annotation>
  </semantics>
</math>
</file>

<file path=Object 2/content.xml><?xml version="1.0" encoding="utf-8"?>
<math xmlns="http://www.w3.org/1998/Math/MathML" display="block">
  <semantics>
    <mover accent="true">
      <mi>d</mi>
      <mo stretchy="false">⃗</mo>
    </mover>
    <annotation encoding="StarMath 5.0">vec d</annotation>
  </semantics>
</math>
</file>

<file path=Object 3/content.xml><?xml version="1.0" encoding="utf-8"?>
<math xmlns="http://www.w3.org/1998/Math/MathML" display="block">
  <semantics>
    <mtable>
      <mtr>
        <mtd>
          <mrow>
            <mi mathvariant="italic">sei</mi>
            <mi mathvariant="normal">:</mi>
            <mrow>
              <mover accent="true">
                <msup>
                  <mi>d</mi>
                  <mi>°</mi>
                </msup>
                <mo stretchy="false">⃗</mo>
              </mover>
              <mo stretchy="false">=</mo>
              <mfrac>
                <mover accent="true">
                  <mi>d</mi>
                  <mo stretchy="false">⃗</mo>
                </mover>
                <mrow>
                  <mo fence="true" stretchy="true">|</mo>
                  <mrow>
                    <mover accent="true">
                      <mi>d</mi>
                      <mo stretchy="false">⃗</mo>
                    </mover>
                  </mrow>
                  <mo fence="true" stretchy="true">|</mo>
                </mrow>
              </mfrac>
            </mrow>
          </mrow>
        </mtd>
      </mtr>
      <mtr>
        <mtd>
          <mrow>
            <mi>r</mi>
            <mo stretchy="false">=</mo>
            <mrow>
              <mi>e</mi>
              <mo stretchy="false">+</mo>
              <mrow>
                <mfrac>
                  <mi>s</mi>
                  <mn>2</mn>
                </mfrac>
                <mo stretchy="false">∗</mo>
                <mover accent="true">
                  <msup>
                    <mi>d</mi>
                    <mi>°</mi>
                  </msup>
                  <mo stretchy="false">⃗</mo>
                </mover>
              </mrow>
            </mrow>
          </mrow>
        </mtd>
      </mtr>
      <mtr>
        <mtd>
          <mrow>
            <mi>l</mi>
            <mo stretchy="false">=</mo>
            <mrow>
              <mi>e</mi>
              <mo stretchy="false">−</mo>
              <mrow>
                <mfrac>
                  <mi>s</mi>
                  <mn>2</mn>
                </mfrac>
                <mo stretchy="false">∗</mo>
                <mover accent="true">
                  <msup>
                    <mi>d</mi>
                    <mi>°</mi>
                  </msup>
                  <mo stretchy="false">⃗</mo>
                </mover>
              </mrow>
            </mrow>
          </mrow>
        </mtd>
      </mtr>
    </mtable>
    <annotation encoding="StarMath 5.0">sei: vec d^° = vec d over abs{vec d} 
newline 
r = e + s over 2 * vec d^°
newline
l = e - s over 2 * vec d^°</annotation>
  </semantics>
</math>
</file>

<file path=Object 4/content.xml><?xml version="1.0" encoding="utf-8"?>
<math xmlns="http://www.w3.org/1998/Math/MathML" display="block">
  <semantics>
    <mtable>
      <mtr>
        <mtd>
          <mrow>
            <mover accent="true">
              <msubsup>
                <mi>e</mi>
                <mi>i</mi>
                <mi>l</mi>
              </msubsup>
              <mo stretchy="false">⃗</mo>
            </mover>
            <mi mathvariant="italic">sei</mi>
            <mi mathvariant="italic">der</mi>
            <mi mathvariant="italic">für</mi>
            <mi>'</mi>
            <mi>l</mi>
            <mi>'</mi>
            <mi mathvariant="italic">lokale</mi>
            <mi mathvariant="italic">Einheitsvektor</mi>
            <mi mathvariant="italic">von</mi>
            <mi mathvariant="italic">der</mi>
            <mi mathvariant="italic">Achse</mi>
            <mi>i</mi>
            <mi mathvariant="italic">mit</mi>
            <mrow>
              <mi>i</mi>
              <mo stretchy="false">∈</mo>
              <mrow>
                <mo fence="true" stretchy="false">{</mo>
                <mrow>
                  <mrow>
                    <mi>x</mi>
                    <mi>,</mi>
                    <mi>y</mi>
                    <mi>,</mi>
                    <mi>z</mi>
                  </mrow>
                </mrow>
                <mo fence="true" stretchy="false">}</mo>
              </mrow>
            </mrow>
          </mrow>
        </mtd>
      </mtr>
      <mtr>
        <mtd>
          <mrow>
            <mrow>
              <mover accent="true">
                <msubsup>
                  <mi>e</mi>
                  <mi>x</mi>
                  <mi>l</mi>
                </msubsup>
                <mo stretchy="false">⃗</mo>
              </mover>
              <mo stretchy="false">=</mo>
              <mfrac>
                <mrow>
                  <mi>c</mi>
                  <mo stretchy="false">−</mo>
                  <mi>l</mi>
                </mrow>
                <mrow>
                  <mo fence="true" stretchy="true">|</mo>
                  <mrow>
                    <mrow>
                      <mi>c</mi>
                      <mo stretchy="false">−</mo>
                      <mi>l</mi>
                    </mrow>
                  </mrow>
                  <mo fence="true" stretchy="true">|</mo>
                </mrow>
              </mfrac>
            </mrow>
            <mi>,</mi>
            <mrow>
              <mover accent="true">
                <msubsup>
                  <mi>e</mi>
                  <mi>y</mi>
                  <mi>l</mi>
                </msubsup>
                <mo stretchy="false">⃗</mo>
              </mover>
              <mo stretchy="false">=</mo>
              <mfrac>
                <mrow>
                  <mover accent="true">
                    <msubsup>
                      <mi>e</mi>
                      <mi>x</mi>
                      <mi>l</mi>
                    </msubsup>
                    <mo stretchy="false">⃗</mo>
                  </mover>
                  <mo stretchy="false">×</mo>
                  <mover accent="true">
                    <mi>t</mi>
                    <mo stretchy="false">⃗</mo>
                  </mover>
                </mrow>
                <mrow>
                  <mo fence="true" stretchy="true">|</mo>
                  <mrow>
                    <mrow>
                      <mover accent="true">
                        <msubsup>
                          <mi>e</mi>
                          <mi>x</mi>
                          <mi>l</mi>
                        </msubsup>
                        <mo stretchy="false">⃗</mo>
                      </mover>
                      <mo stretchy="false">×</mo>
                      <mover accent="true">
                        <mi>t</mi>
                        <mo stretchy="false">⃗</mo>
                      </mover>
                    </mrow>
                  </mrow>
                  <mo fence="true" stretchy="true">|</mo>
                </mrow>
              </mfrac>
            </mrow>
            <mi>,</mi>
            <mrow>
              <mover accent="true">
                <msubsup>
                  <mi>e</mi>
                  <mi>z</mi>
                  <mi>l</mi>
                </msubsup>
                <mo stretchy="false">⃗</mo>
              </mover>
              <mo stretchy="false">=</mo>
              <mfrac>
                <mrow>
                  <mover accent="true">
                    <msubsup>
                      <mi>e</mi>
                      <mi>x</mi>
                      <mi>l</mi>
                    </msubsup>
                    <mo stretchy="false">⃗</mo>
                  </mover>
                  <mo stretchy="false">×</mo>
                  <mover accent="true">
                    <msubsup>
                      <mi>e</mi>
                      <mi>y</mi>
                      <mi>l</mi>
                    </msubsup>
                    <mo stretchy="false">⃗</mo>
                  </mover>
                </mrow>
                <mrow>
                  <mo fence="true" stretchy="true">|</mo>
                  <mrow>
                    <mrow>
                      <mover accent="true">
                        <msubsup>
                          <mi>e</mi>
                          <mi>x</mi>
                          <mi>l</mi>
                        </msubsup>
                        <mo stretchy="false">⃗</mo>
                      </mover>
                      <mo stretchy="false">×</mo>
                      <mover accent="true">
                        <msubsup>
                          <mi>e</mi>
                          <mi>y</mi>
                          <mi>l</mi>
                        </msubsup>
                        <mo stretchy="false">⃗</mo>
                      </mover>
                    </mrow>
                  </mrow>
                  <mo fence="true" stretchy="true">|</mo>
                </mrow>
              </mfrac>
            </mrow>
          </mrow>
        </mtd>
      </mtr>
      <mtr>
        <mtd>
          <mrow>
            <mover accent="true">
              <msubsup>
                <mi>e</mi>
                <mi>x</mi>
                <mi>l</mi>
              </msubsup>
              <mo stretchy="false">⃗</mo>
            </mover>
            <mi>,</mi>
            <mover accent="true">
              <msubsup>
                <mi>e</mi>
                <mi>y</mi>
                <mi>l</mi>
              </msubsup>
              <mo stretchy="false">⃗</mo>
            </mover>
            <mi mathvariant="italic">und</mi>
            <mover accent="true">
              <msubsup>
                <mi>e</mi>
                <mi>z</mi>
                <mi>l</mi>
              </msubsup>
              <mo stretchy="false">⃗</mo>
            </mover>
            <mi mathvariant="italic">bilden</mi>
            <mi mathvariant="italic">das</mi>
            <mi mathvariant="italic">lokale</mi>
            <mi mathvariant="italic">Korrdinatensystem</mi>
            <mi mathvariant="italic">von</mi>
            <mi>l</mi>
            <mn>.</mn>
          </mrow>
        </mtd>
      </mtr>
      <mtr>
        <mtd>
          <mrow/>
        </mtd>
      </mtr>
      <mtr>
        <mtd>
          <mrow>
            <mover accent="true">
              <msubsup>
                <mi>e</mi>
                <mi>i</mi>
                <mi>r</mi>
              </msubsup>
              <mo stretchy="false">⃗</mo>
            </mover>
            <mi mathvariant="italic">sei</mi>
            <mi mathvariant="italic">der</mi>
            <mi mathvariant="italic">für</mi>
            <mi>'</mi>
            <mi>r</mi>
            <mi>'</mi>
            <mi mathvariant="italic">lokale</mi>
            <mi mathvariant="italic">Einheitsvektor</mi>
            <mi mathvariant="italic">von</mi>
            <mi mathvariant="italic">der</mi>
            <mi mathvariant="italic">Achse</mi>
            <mi>i</mi>
            <mi mathvariant="italic">mit</mi>
            <mrow>
              <mi>i</mi>
              <mo stretchy="false">∈</mo>
              <mrow>
                <mo fence="true" stretchy="false">{</mo>
                <mrow>
                  <mrow>
                    <mi>x</mi>
                    <mi>,</mi>
                    <mi>y</mi>
                    <mi>,</mi>
                    <mi>z</mi>
                  </mrow>
                </mrow>
                <mo fence="true" stretchy="false">}</mo>
              </mrow>
            </mrow>
          </mrow>
        </mtd>
      </mtr>
      <mtr>
        <mtd>
          <mrow>
            <mrow>
              <mover accent="true">
                <msubsup>
                  <mi>e</mi>
                  <mi>x</mi>
                  <mi>r</mi>
                </msubsup>
                <mo stretchy="false">⃗</mo>
              </mover>
              <mo stretchy="false">=</mo>
              <mfrac>
                <mrow>
                  <mi>c</mi>
                  <mo stretchy="false">−</mo>
                  <mi>r</mi>
                </mrow>
                <mrow>
                  <mo fence="true" stretchy="true">|</mo>
                  <mrow>
                    <mrow>
                      <mi>c</mi>
                      <mo stretchy="false">−</mo>
                      <mi>r</mi>
                    </mrow>
                  </mrow>
                  <mo fence="true" stretchy="true">|</mo>
                </mrow>
              </mfrac>
            </mrow>
            <mi>,</mi>
            <mrow>
              <mover accent="true">
                <msubsup>
                  <mi>e</mi>
                  <mi>y</mi>
                  <mi>r</mi>
                </msubsup>
                <mo stretchy="false">⃗</mo>
              </mover>
              <mo stretchy="false">=</mo>
              <mfrac>
                <mrow>
                  <mover accent="true">
                    <msubsup>
                      <mi>e</mi>
                      <mi>x</mi>
                      <mi>r</mi>
                    </msubsup>
                    <mo stretchy="false">⃗</mo>
                  </mover>
                  <mo stretchy="false">×</mo>
                  <mover accent="true">
                    <mi>t</mi>
                    <mo stretchy="false">⃗</mo>
                  </mover>
                </mrow>
                <mrow>
                  <mo fence="true" stretchy="true">|</mo>
                  <mrow>
                    <mrow>
                      <mover accent="true">
                        <msubsup>
                          <mi>e</mi>
                          <mi>x</mi>
                          <mi>r</mi>
                        </msubsup>
                        <mo stretchy="false">⃗</mo>
                      </mover>
                      <mo stretchy="false">×</mo>
                      <mover accent="true">
                        <mi>t</mi>
                        <mo stretchy="false">⃗</mo>
                      </mover>
                    </mrow>
                  </mrow>
                  <mo fence="true" stretchy="true">|</mo>
                </mrow>
              </mfrac>
            </mrow>
            <mi>,</mi>
            <mrow>
              <mover accent="true">
                <msubsup>
                  <mi>e</mi>
                  <mi>z</mi>
                  <mi>r</mi>
                </msubsup>
                <mo stretchy="false">⃗</mo>
              </mover>
              <mo stretchy="false">=</mo>
              <mfrac>
                <mrow>
                  <mover accent="true">
                    <msubsup>
                      <mi>e</mi>
                      <mi>x</mi>
                      <mi>r</mi>
                    </msubsup>
                    <mo stretchy="false">⃗</mo>
                  </mover>
                  <mo stretchy="false">×</mo>
                  <mover accent="true">
                    <msubsup>
                      <mi>e</mi>
                      <mi>y</mi>
                      <mi>r</mi>
                    </msubsup>
                    <mo stretchy="false">⃗</mo>
                  </mover>
                </mrow>
                <mrow>
                  <mo fence="true" stretchy="true">|</mo>
                  <mrow>
                    <mrow>
                      <mover accent="true">
                        <msubsup>
                          <mi>e</mi>
                          <mi>x</mi>
                          <mi>r</mi>
                        </msubsup>
                        <mo stretchy="false">⃗</mo>
                      </mover>
                      <mo stretchy="false">×</mo>
                      <mover accent="true">
                        <msubsup>
                          <mi>e</mi>
                          <mi>y</mi>
                          <mi>r</mi>
                        </msubsup>
                        <mo stretchy="false">⃗</mo>
                      </mover>
                    </mrow>
                  </mrow>
                  <mo fence="true" stretchy="true">|</mo>
                </mrow>
              </mfrac>
            </mrow>
          </mrow>
        </mtd>
      </mtr>
      <mtr>
        <mtd>
          <mrow>
            <mover accent="true">
              <msubsup>
                <mi>e</mi>
                <mi>x</mi>
                <mi>r</mi>
              </msubsup>
              <mo stretchy="false">⃗</mo>
            </mover>
            <mi>,</mi>
            <mover accent="true">
              <msubsup>
                <mi>e</mi>
                <mi>y</mi>
                <mi>r</mi>
              </msubsup>
              <mo stretchy="false">⃗</mo>
            </mover>
            <mi mathvariant="italic">und</mi>
            <mover accent="true">
              <msubsup>
                <mi>e</mi>
                <mi>z</mi>
                <mi>r</mi>
              </msubsup>
              <mo stretchy="false">⃗</mo>
            </mover>
            <mi mathvariant="italic">bilden</mi>
            <mi mathvariant="italic">das</mi>
            <mi mathvariant="italic">lokale</mi>
            <mi mathvariant="italic">Korrdinatensystem</mi>
            <mi mathvariant="italic">von</mi>
            <mi>r</mi>
            <mi>.</mi>
          </mrow>
        </mtd>
      </mtr>
    </mtable>
    <annotation encoding="StarMath 5.0">vec e^l_i sei der für 'l' lokale Einheitsvektor von der Achse i mit i in lbrace x,y,z rbrace
newline
vec e^l_x = {c-l} over abs{c-l} , vec e^l_y = vec e^l_x times vec t over abs{vec e^l_x times vec t} ,  vec e^l_z = vec e^l_x times vec e^l_y over abs { vec e^l_x times vec e^l_y }
newline
vec e^l_x, vec e^l_y und vec e^l_z bilden das lokale Korrdinatensystem von l.
newline
newline
vec e^r_i sei der für 'r' lokale Einheitsvektor von der Achse i mit i in lbrace x,y,z rbrace
newline
vec e^r_x = {c-r} over abs{ c-r } , vec e^r_y = vec e^r_x times vec t over abs{vec e^r_x times vec t}, vec e^r_z = vec e^r_x times vec e^r_y over abs { vec e^r_x times vec e^r_y }
newline
vec e^r_x, vec e^r_y und vec e^r_z bilden das lokale Korrdinatensystem von r.</annotation>
  </semantics>
</math>
</file>

<file path=Object 5/content.xml><?xml version="1.0" encoding="utf-8"?>
<math xmlns="http://www.w3.org/1998/Math/MathML" display="block">
  <semantics>
    <mtable>
      <mtr>
        <mtd>
          <mrow>
            <mi mathvariant="italic">Alle</mi>
            <mi mathvariant="italic">Punkte</mi>
            <mi mathvariant="italic">die</mi>
            <mi mathvariant="italic">die</mi>
            <mi mathvariant="italic">Formel</mi>
            <mrow>
              <mrow>
                <mi mathvariant="italic">ax</mi>
                <mo stretchy="false">+</mo>
                <mi mathvariant="italic">by</mi>
                <mo stretchy="false">+</mo>
                <mi>c</mi>
              </mrow>
              <mo stretchy="false">=</mo>
              <mn>0</mn>
            </mrow>
            <mi mathvariant="italic">erfüllen</mi>
            <mi mathvariant="italic">liegen</mi>
            <mi mathvariant="italic">auf</mi>
            <mi mathvariant="italic">der</mi>
            <mi mathvariant="italic">Geraden</mi>
            <mn>.</mn>
          </mrow>
        </mtd>
      </mtr>
      <mtr>
        <mtd>
          <mrow>
            <mi mathvariant="italic">Die</mi>
            <mi mathvariant="italic">homogene</mi>
            <mi mathvariant="italic">Repräsentation</mi>
            <mi mathvariant="italic">eines</mi>
            <mi mathvariant="italic">beliebigen</mi>
            <mn>2</mn>
            <mrow>
              <mi>D</mi>
              <mo stretchy="false">−</mo>
              <mi mathvariant="italic">Punktes</mi>
            </mrow>
            <mi mathvariant="italic">sei</mi>
            <mrow>
              <mi>p</mi>
              <mo stretchy="false">=</mo>
              <mrow>
                <mo fence="true" stretchy="true">(</mo>
                <mrow>
                  <mtable>
                    <mtr>
                      <mtd>
                        <mi>x</mi>
                      </mtd>
                    </mtr>
                    <mtr>
                      <mtd>
                        <mi>y</mi>
                      </mtd>
                    </mtr>
                    <mtr>
                      <mtd>
                        <mn>1</mn>
                      </mtd>
                    </mtr>
                  </mtable>
                </mrow>
                <mo fence="true" stretchy="true">)</mo>
              </mrow>
            </mrow>
          </mrow>
        </mtd>
      </mtr>
      <mtr>
        <mtd>
          <mrow>
            <mi mathvariant="italic">Die</mi>
            <mi mathvariant="italic">Multiplikatiuon</mi>
            <mi mathvariant="italic">von</mi>
            <mover accent="true">
              <mi>p</mi>
              <mo stretchy="false">⃗</mo>
            </mover>
            <mi mathvariant="italic">mit</mi>
            <mi mathvariant="italic">der</mi>
            <mi mathvariant="italic">homogenen</mi>
            <mi mathvariant="italic">Repräsentation</mi>
            <mi mathvariant="italic">der</mi>
            <mi mathvariant="italic">Geraden</mi>
          </mrow>
        </mtd>
      </mtr>
      <mtr>
        <mtd>
          <mrow>
            <mi mathvariant="italic">muss</mi>
            <mi mathvariant="italic">die</mi>
            <mi mathvariant="italic">impliziete</mi>
            <mi mathvariant="italic">Gleichung</mi>
            <mi mathvariant="italic">ergeben</mi>
            <mn>.</mn>
          </mrow>
        </mtd>
      </mtr>
      <mtr>
        <mtd>
          <mrow>
            <mi mathvariant="italic">Daraus</mi>
            <mi mathvariant="italic">folgt</mi>
            <mi mathvariant="normal">:</mi>
          </mrow>
        </mtd>
      </mtr>
      <mtr>
        <mtd>
          <mrow>
            <mn>0</mn>
            <mo stretchy="false">=</mo>
            <mrow>
              <mrow>
                <mi>a</mi>
                <mo stretchy="false">∗</mo>
                <mi>x</mi>
              </mrow>
              <mo stretchy="false">+</mo>
              <mrow>
                <mi>b</mi>
                <mo stretchy="false">∗</mo>
                <mi>y</mi>
              </mrow>
              <mo stretchy="false">+</mo>
              <mrow>
                <mi>z</mi>
                <mo stretchy="false">∗</mo>
                <mn>1</mn>
              </mrow>
            </mrow>
            <mo stretchy="false">=</mo>
            <mrow>
              <mrow>
                <mo fence="true" stretchy="true">(</mo>
                <mrow>
                  <mtable>
                    <mtr>
                      <mtd>
                        <mi>a</mi>
                      </mtd>
                      <mtd>
                        <mi>b</mi>
                      </mtd>
                      <mtd>
                        <mi>c</mi>
                      </mtd>
                    </mtr>
                  </mtable>
                </mrow>
                <mo fence="true" stretchy="true">)</mo>
              </mrow>
              <mo stretchy="false">∗</mo>
              <mrow>
                <mo fence="true" stretchy="true">(</mo>
                <mrow>
                  <mtable>
                    <mtr>
                      <mtd>
                        <mi>x</mi>
                      </mtd>
                    </mtr>
                    <mtr>
                      <mtd>
                        <mi>y</mi>
                      </mtd>
                    </mtr>
                    <mtr>
                      <mtd>
                        <mn>1</mn>
                      </mtd>
                    </mtr>
                  </mtable>
                </mrow>
                <mo fence="true" stretchy="true">)</mo>
              </mrow>
            </mrow>
            <mo stretchy="false">=</mo>
            <mrow>
              <mover accent="true">
                <msup>
                  <mi>g</mi>
                  <mi>T</mi>
                </msup>
                <mo stretchy="false">⃗</mo>
              </mover>
              <mo stretchy="false">∗</mo>
              <mover accent="true">
                <mi>p</mi>
                <mo stretchy="false">⃗</mo>
              </mover>
            </mrow>
          </mrow>
        </mtd>
      </mtr>
      <mtr>
        <mtd>
          <mrow>
            <mi mathvariant="italic">also</mi>
            <mi mathvariant="normal">:</mi>
            <mrow>
              <mover accent="true">
                <mi>g</mi>
                <mo stretchy="false">⃗</mo>
              </mover>
              <mo stretchy="false">=</mo>
              <mrow>
                <mo fence="true" stretchy="true">(</mo>
                <mrow>
                  <mtable>
                    <mtr>
                      <mtd>
                        <mi>a</mi>
                      </mtd>
                    </mtr>
                    <mtr>
                      <mtd>
                        <mi>b</mi>
                      </mtd>
                    </mtr>
                    <mtr>
                      <mtd>
                        <mi>c</mi>
                      </mtd>
                    </mtr>
                  </mtable>
                </mrow>
                <mo fence="true" stretchy="true">)</mo>
              </mrow>
            </mrow>
          </mrow>
        </mtd>
      </mtr>
    </mtable>
    <annotation encoding="StarMath 5.0">Alle Punkte die die Formel ax+by+c = 0 erfüllen liegen auf der Geraden.
newline
Die homogene Repräsentation eines beliebigen 2D-Punktes sei p = left( matrix{x##y##1}right )
newline
Die Multiplikatiuon von vec p mit der homogenen Repräsentation der Geraden 
newline 
muss die impliziete Gleichung ergeben.
newline
Daraus folgt:
newline
0 = a*x+b*y+z*1 = left (matrix{a#b#c} right ) * left ( matrix{x##y##1} right ) 
= vec g^T * vec p
newline
also: vec g = left ( matrix{a##b##c} right )

</annotation>
  </semantics>
</math>
</file>

<file path=Object 6/content.xml><?xml version="1.0" encoding="utf-8"?>
<math xmlns="http://www.w3.org/1998/Math/MathML" display="block">
  <semantics>
    <mover accent="true">
      <mi>g</mi>
      <mo stretchy="false">⃗</mo>
    </mover>
    <annotation encoding="StarMath 5.0">vec g</annotation>
  </semantics>
</math>
</file>

<file path=Object 7/content.xml><?xml version="1.0" encoding="utf-8"?>
<math xmlns="http://www.w3.org/1998/Math/MathML" display="block">
  <semantics>
    <mtable>
      <mtr>
        <mtd>
          <mrow>
            <mi mathvariant="italic">Seien</mi>
            <mover accent="true">
              <msub>
                <mi>g</mi>
                <mn>1</mn>
              </msub>
              <mo stretchy="false">⃗</mo>
            </mover>
            <mi mathvariant="italic">und</mi>
            <mover accent="true">
              <msub>
                <mi>g</mi>
                <mn>2</mn>
              </msub>
              <mo stretchy="false">⃗</mo>
            </mover>
            <mi mathvariant="italic">zwei</mi>
            <mi mathvariant="italic">homogene</mi>
            <mi mathvariant="italic">Repräsentationen</mi>
            <mi mathvariant="italic">einer</mi>
            <mi mathvariant="italic">Gerade</mi>
            <mi>,</mi>
            <mi mathvariant="italic">die</mi>
            <mi mathvariant="italic">einen</mi>
            <mi mathvariant="italic">Schnittpunkt</mi>
            <mi mathvariant="italic">haben</mi>
            <mn>.</mn>
          </mrow>
        </mtd>
      </mtr>
      <mtr>
        <mtd>
          <mrow>
            <mi mathvariant="italic">Der</mi>
            <mi mathvariant="italic">Schnittpunkt</mi>
            <mover accent="true">
              <mi>s</mi>
              <mo stretchy="false">⃗</mo>
            </mover>
            <mi mathvariant="italic">muss</mi>
            <mi mathvariant="italic">so</mi>
            <mi mathvariant="italic">gestaltet</mi>
            <mi mathvariant="italic">sein</mi>
            <mi>,</mi>
            <mi mathvariant="italic">dass</mi>
            <mi mathvariant="italic">er</mi>
            <mrow>
              <mrow>
                <mover accent="true">
                  <msubsup>
                    <mi>g</mi>
                    <mn>1</mn>
                    <mi>T</mi>
                  </msubsup>
                  <mo stretchy="false">⃗</mo>
                </mover>
                <mo stretchy="false">∗</mo>
                <mover accent="true">
                  <mi>s</mi>
                  <mo stretchy="false">⃗</mo>
                </mover>
              </mrow>
              <mo stretchy="false">=</mo>
              <mn>0</mn>
            </mrow>
            <mi mathvariant="italic">und</mi>
            <mrow>
              <mrow>
                <mover accent="true">
                  <msubsup>
                    <mi>g</mi>
                    <mn>2</mn>
                    <mi>T</mi>
                  </msubsup>
                  <mo stretchy="false">⃗</mo>
                </mover>
                <mo stretchy="false">∗</mo>
                <mover accent="true">
                  <mi>s</mi>
                  <mo stretchy="false">⃗</mo>
                </mover>
              </mrow>
              <mo stretchy="false">=</mo>
              <mn>0</mn>
            </mrow>
            <mi mathvariant="italic">erfüllt</mi>
            <mn>.</mn>
          </mrow>
        </mtd>
      </mtr>
      <mtr>
        <mtd>
          <mrow>
            <mrow>
              <mover accent="true">
                <msub>
                  <mi>g</mi>
                  <mn>1</mn>
                </msub>
                <mo stretchy="false">⃗</mo>
              </mover>
              <mo stretchy="false">=</mo>
              <mrow>
                <mo fence="true" stretchy="true">(</mo>
                <mrow>
                  <mtable>
                    <mtr>
                      <mtd>
                        <msub>
                          <mi>a</mi>
                          <mn>1</mn>
                        </msub>
                      </mtd>
                    </mtr>
                    <mtr>
                      <mtd>
                        <msub>
                          <mi>b</mi>
                          <mn>1</mn>
                        </msub>
                      </mtd>
                    </mtr>
                    <mtr>
                      <mtd>
                        <msub>
                          <mi>c</mi>
                          <mn>1</mn>
                        </msub>
                      </mtd>
                    </mtr>
                  </mtable>
                </mrow>
                <mo fence="true" stretchy="true">)</mo>
              </mrow>
            </mrow>
            <mi>,</mi>
            <mrow>
              <mover accent="true">
                <msub>
                  <mi>g</mi>
                  <mn>1</mn>
                </msub>
                <mo stretchy="false">⃗</mo>
              </mover>
              <mo stretchy="false">=</mo>
              <mrow>
                <mo fence="true" stretchy="true">(</mo>
                <mrow>
                  <mtable>
                    <mtr>
                      <mtd>
                        <msub>
                          <mi>a</mi>
                          <mn>2</mn>
                        </msub>
                      </mtd>
                    </mtr>
                    <mtr>
                      <mtd>
                        <msub>
                          <mi>b</mi>
                          <mn>2</mn>
                        </msub>
                      </mtd>
                    </mtr>
                    <mtr>
                      <mtd>
                        <msub>
                          <mi>c</mi>
                          <mn>2</mn>
                        </msub>
                      </mtd>
                    </mtr>
                  </mtable>
                </mrow>
                <mo fence="true" stretchy="true">)</mo>
              </mrow>
            </mrow>
            <mi>,</mi>
            <mrow>
              <mover accent="true">
                <mi>s</mi>
                <mo stretchy="false">⃗</mo>
              </mover>
              <mo stretchy="false">=</mo>
              <mrow>
                <mo fence="true" stretchy="true">(</mo>
                <mrow>
                  <mtable>
                    <mtr>
                      <mtd>
                        <mi>x</mi>
                      </mtd>
                    </mtr>
                    <mtr>
                      <mtd>
                        <mi>y</mi>
                      </mtd>
                    </mtr>
                    <mtr>
                      <mtd>
                        <mn>1</mn>
                      </mtd>
                    </mtr>
                  </mtable>
                </mrow>
                <mo fence="true" stretchy="true">)</mo>
              </mrow>
            </mrow>
          </mrow>
        </mtd>
      </mtr>
      <mtr>
        <mtd>
          <mrow>
            <mrow>
              <mover accent="true">
                <msubsup>
                  <mi>g</mi>
                  <mn>1</mn>
                  <mi>T</mi>
                </msubsup>
                <mo stretchy="false">⃗</mo>
              </mover>
              <mo stretchy="false">∗</mo>
              <mover accent="true">
                <mi>s</mi>
                <mo stretchy="false">⃗</mo>
              </mover>
            </mrow>
            <mo stretchy="false">=</mo>
            <mrow>
              <mrow>
                <msub>
                  <mi>a</mi>
                  <mn>1</mn>
                </msub>
                <mo stretchy="false">∗</mo>
                <mi>x</mi>
              </mrow>
              <mo stretchy="false">+</mo>
              <mrow>
                <msub>
                  <mi>b</mi>
                  <mn>1</mn>
                </msub>
                <mo stretchy="false">∗</mo>
                <mi>y</mi>
              </mrow>
              <mo stretchy="false">+</mo>
              <msub>
                <mi>c</mi>
                <mn>1</mn>
              </msub>
            </mrow>
            <mo stretchy="false">=</mo>
            <mn>0</mn>
          </mrow>
        </mtd>
      </mtr>
      <mtr>
        <mtd>
          <mrow>
            <mi mathvariant="italic">daraus</mi>
            <mi mathvariant="italic">folgt</mi>
            <mi mathvariant="normal">:</mi>
            <mrow>
              <mi>x</mi>
              <mo stretchy="false">=</mo>
              <mfrac>
                <mrow>
                  <mrow>
                    <mrow>
                      <mo stretchy="false">−</mo>
                      <msub>
                        <mi>b</mi>
                        <mn>1</mn>
                      </msub>
                    </mrow>
                    <mo stretchy="false">∗</mo>
                    <mi>y</mi>
                  </mrow>
                  <mo stretchy="false">−</mo>
                  <msub>
                    <mi>c</mi>
                    <mn>1</mn>
                  </msub>
                </mrow>
                <msub>
                  <mi>a</mi>
                  <mn>1</mn>
                </msub>
              </mfrac>
            </mrow>
          </mrow>
        </mtd>
      </mtr>
      <mtr>
        <mtd>
          <mrow>
            <mrow>
              <mover accent="true">
                <msubsup>
                  <mi>g</mi>
                  <mn>2</mn>
                  <mi>T</mi>
                </msubsup>
                <mo stretchy="false">⃗</mo>
              </mover>
              <mo stretchy="false">∗</mo>
              <mover accent="true">
                <mi>s</mi>
                <mo stretchy="false">⃗</mo>
              </mover>
            </mrow>
            <mo stretchy="false">=</mo>
            <mrow>
              <mrow>
                <msub>
                  <mi>a</mi>
                  <mn>2</mn>
                </msub>
                <mo stretchy="false">∗</mo>
                <mi>x</mi>
              </mrow>
              <mo stretchy="false">+</mo>
              <mrow>
                <msub>
                  <mi>b</mi>
                  <mn>2</mn>
                </msub>
                <mo stretchy="false">∗</mo>
                <mi>y</mi>
              </mrow>
              <mo stretchy="false">+</mo>
              <msub>
                <mi>c</mi>
                <mn>2</mn>
              </msub>
            </mrow>
            <mo stretchy="false">=</mo>
            <mn>0</mn>
          </mrow>
        </mtd>
      </mtr>
      <mtr>
        <mtd>
          <mrow>
            <mi>x</mi>
            <mi mathvariant="italic">einsetzen</mi>
            <mi mathvariant="normal">:</mi>
            <mrow>
              <mrow>
                <mfrac>
                  <mrow>
                    <msub>
                      <mi>a</mi>
                      <mn>2</mn>
                    </msub>
                    <mo stretchy="false">∗</mo>
                    <mrow>
                      <mo fence="true" stretchy="false">(</mo>
                      <mrow>
                        <mrow>
                          <mrow>
                            <mrow>
                              <mo stretchy="false">−</mo>
                              <msub>
                                <mi>b</mi>
                                <mn>1</mn>
                              </msub>
                            </mrow>
                            <mo stretchy="false">∗</mo>
                            <mi>y</mi>
                          </mrow>
                          <mo stretchy="false">−</mo>
                          <mi>c</mi>
                        </mrow>
                      </mrow>
                      <mo fence="true" stretchy="false">)</mo>
                    </mrow>
                  </mrow>
                  <msub>
                    <mi>a</mi>
                    <mn>1</mn>
                  </msub>
                </mfrac>
                <mo stretchy="false">+</mo>
                <mrow>
                  <msub>
                    <mi>b</mi>
                    <mn>2</mn>
                  </msub>
                  <mo stretchy="false">∗</mo>
                  <mi>y</mi>
                </mrow>
                <mo stretchy="false">+</mo>
                <msub>
                  <mi>c</mi>
                  <mn>2</mn>
                </msub>
              </mrow>
              <mo stretchy="false">=</mo>
              <mn>0</mn>
            </mrow>
          </mrow>
        </mtd>
      </mtr>
      <mtr>
        <mtd>
          <mrow>
            <mi mathvariant="italic">nach</mi>
            <mi>y</mi>
            <mi mathvariant="italic">umstellen</mi>
            <mi mathvariant="normal">:</mi>
            <mrow>
              <mi>y</mi>
              <mo stretchy="false">=</mo>
              <mfrac>
                <mrow>
                  <mrow>
                    <msub>
                      <mi>c</mi>
                      <mn>1</mn>
                    </msub>
                    <mo stretchy="false">∗</mo>
                    <msub>
                      <mi>a</mi>
                      <mn>2</mn>
                    </msub>
                  </mrow>
                  <mo stretchy="false">−</mo>
                  <mrow>
                    <msub>
                      <mi>a</mi>
                      <mn>1</mn>
                    </msub>
                    <mo stretchy="false">∗</mo>
                    <msub>
                      <mi>c</mi>
                      <mn>2</mn>
                    </msub>
                  </mrow>
                </mrow>
                <mrow>
                  <mrow>
                    <msub>
                      <mi>a</mi>
                      <mn>1</mn>
                    </msub>
                    <mo stretchy="false">∗</mo>
                    <msub>
                      <mi>b</mi>
                      <mn>2</mn>
                    </msub>
                  </mrow>
                  <mo stretchy="false">−</mo>
                  <mrow>
                    <msub>
                      <mi>b</mi>
                      <mn>1</mn>
                    </msub>
                    <mo stretchy="false">∗</mo>
                    <msub>
                      <mi>a</mi>
                      <mn>2</mn>
                    </msub>
                  </mrow>
                </mrow>
              </mfrac>
            </mrow>
          </mrow>
        </mtd>
      </mtr>
      <mtr>
        <mtd>
          <mrow/>
        </mtd>
      </mtr>
      <mtr>
        <mtd>
          <mrow>
            <mi mathvariant="italic">bei</mi>
            <mi>x</mi>
            <mi mathvariant="italic">einsetzen</mi>
            <mi mathvariant="normal">:</mi>
            <mrow>
              <mi>x</mi>
              <mo stretchy="false">=</mo>
              <mfrac>
                <mrow>
                  <mfrac>
                    <mrow>
                      <mrow>
                        <mo stretchy="false">−</mo>
                        <msub>
                          <mi>b</mi>
                          <mn>1</mn>
                        </msub>
                      </mrow>
                      <mo stretchy="false">∗</mo>
                      <mrow>
                        <mo fence="true" stretchy="false">(</mo>
                        <mrow>
                          <mrow>
                            <mrow>
                              <msub>
                                <mi>c</mi>
                                <mn>1</mn>
                              </msub>
                              <mo stretchy="false">∗</mo>
                              <msub>
                                <mi>a</mi>
                                <mn>2</mn>
                              </msub>
                            </mrow>
                            <mo stretchy="false">−</mo>
                            <mrow>
                              <msub>
                                <mi>a</mi>
                                <mn>1</mn>
                              </msub>
                              <mo stretchy="false">∗</mo>
                              <msub>
                                <mi>c</mi>
                                <mn>2</mn>
                              </msub>
                            </mrow>
                          </mrow>
                        </mrow>
                        <mo fence="true" stretchy="false">)</mo>
                      </mrow>
                    </mrow>
                    <mrow>
                      <mrow>
                        <msub>
                          <mi>a</mi>
                          <mn>1</mn>
                        </msub>
                        <mo stretchy="false">∗</mo>
                        <msub>
                          <mi>b</mi>
                          <mn>2</mn>
                        </msub>
                      </mrow>
                      <mo stretchy="false">−</mo>
                      <mrow>
                        <msub>
                          <mi>b</mi>
                          <mn>1</mn>
                        </msub>
                        <mo stretchy="false">∗</mo>
                        <msub>
                          <mi>a</mi>
                          <mn>2</mn>
                        </msub>
                      </mrow>
                    </mrow>
                  </mfrac>
                  <mo stretchy="false">−</mo>
                  <msub>
                    <mi>c</mi>
                    <mn>1</mn>
                  </msub>
                </mrow>
                <msub>
                  <mi>a</mi>
                  <mn>1</mn>
                </msub>
              </mfrac>
            </mrow>
          </mrow>
        </mtd>
      </mtr>
      <mtr>
        <mtd>
          <mrow>
            <mi mathvariant="italic">kürzen</mi>
            <mi mathvariant="normal">:</mi>
            <mrow>
              <mi>x</mi>
              <mo stretchy="false">=</mo>
              <mfrac>
                <mrow>
                  <mrow>
                    <msub>
                      <mi>c</mi>
                      <mn>1</mn>
                    </msub>
                    <mo stretchy="false">∗</mo>
                    <msub>
                      <mi>b</mi>
                      <mn>2</mn>
                    </msub>
                  </mrow>
                  <mo stretchy="false">−</mo>
                  <mrow>
                    <msub>
                      <mi>b</mi>
                      <mn>1</mn>
                    </msub>
                    <mo stretchy="false">∗</mo>
                    <msub>
                      <mi>c</mi>
                      <mn>2</mn>
                    </msub>
                  </mrow>
                </mrow>
                <mrow>
                  <mrow>
                    <msub>
                      <mi>b</mi>
                      <mn>1</mn>
                    </msub>
                    <mo stretchy="false">∗</mo>
                    <msub>
                      <mi>a</mi>
                      <mn>2</mn>
                    </msub>
                  </mrow>
                  <mo stretchy="false">−</mo>
                  <mrow>
                    <msub>
                      <mi>a</mi>
                      <mn>1</mn>
                    </msub>
                    <mo stretchy="false">∗</mo>
                    <msub>
                      <mi>b</mi>
                      <mn>2</mn>
                    </msub>
                  </mrow>
                </mrow>
              </mfrac>
            </mrow>
          </mrow>
        </mtd>
      </mtr>
      <mtr>
        <mtd>
          <mrow>
            <mi mathvariant="italic">Der</mi>
            <mi mathvariant="italic">Schnittpunkt</mi>
            <mi mathvariant="italic">zweier</mi>
            <mi mathvariant="italic">Geraden</mi>
            <mi mathvariant="italic">gegeben</mi>
            <mi mathvariant="italic">durch</mi>
            <mover accent="true">
              <msub>
                <mi>g</mi>
                <mn>1</mn>
              </msub>
              <mo stretchy="false">⃗</mo>
            </mover>
            <mi mathvariant="italic">und</mi>
            <mover accent="true">
              <msub>
                <mi>g</mi>
                <mn>2</mn>
              </msub>
              <mo stretchy="false">⃗</mo>
            </mover>
            <mi mathvariant="italic">ist</mi>
            <mi mathvariant="italic">gegeben</mi>
            <mi mathvariant="italic">durch</mi>
            <mrow>
              <mover accent="true">
                <mi>s</mi>
                <mo stretchy="false">⃗</mo>
              </mover>
              <mo stretchy="false">=</mo>
              <mrow>
                <mo fence="true" stretchy="true">(</mo>
                <mrow>
                  <mtable>
                    <mtr>
                      <mtd>
                        <mfrac>
                          <mrow>
                            <mrow>
                              <msub>
                                <mi>c</mi>
                                <mn>1</mn>
                              </msub>
                              <mo stretchy="false">∗</mo>
                              <msub>
                                <mi>b</mi>
                                <mn>2</mn>
                              </msub>
                            </mrow>
                            <mo stretchy="false">−</mo>
                            <mrow>
                              <msub>
                                <mi>b</mi>
                                <mn>1</mn>
                              </msub>
                              <mo stretchy="false">∗</mo>
                              <msub>
                                <mi>c</mi>
                                <mn>2</mn>
                              </msub>
                            </mrow>
                          </mrow>
                          <mrow>
                            <mrow>
                              <msub>
                                <mi>b</mi>
                                <mn>1</mn>
                              </msub>
                              <mo stretchy="false">∗</mo>
                              <msub>
                                <mi>a</mi>
                                <mn>2</mn>
                              </msub>
                            </mrow>
                            <mo stretchy="false">−</mo>
                            <mrow>
                              <msub>
                                <mi>a</mi>
                                <mn>1</mn>
                              </msub>
                              <mo stretchy="false">∗</mo>
                              <msub>
                                <mi>b</mi>
                                <mn>2</mn>
                              </msub>
                            </mrow>
                          </mrow>
                        </mfrac>
                      </mtd>
                    </mtr>
                    <mtr>
                      <mtd>
                        <mfrac>
                          <mrow>
                            <mrow>
                              <msub>
                                <mi>c</mi>
                                <mn>1</mn>
                              </msub>
                              <mo stretchy="false">∗</mo>
                              <msub>
                                <mi>a</mi>
                                <mn>2</mn>
                              </msub>
                            </mrow>
                            <mo stretchy="false">−</mo>
                            <mrow>
                              <msub>
                                <mi>a</mi>
                                <mn>1</mn>
                              </msub>
                              <mo stretchy="false">∗</mo>
                              <msub>
                                <mi>c</mi>
                                <mn>2</mn>
                              </msub>
                            </mrow>
                          </mrow>
                          <mrow>
                            <mrow>
                              <msub>
                                <mi>a</mi>
                                <mn>1</mn>
                              </msub>
                              <mo stretchy="false">∗</mo>
                              <msub>
                                <mi>b</mi>
                                <mn>2</mn>
                              </msub>
                            </mrow>
                            <mo stretchy="false">−</mo>
                            <mrow>
                              <msub>
                                <mi>b</mi>
                                <mn>1</mn>
                              </msub>
                              <mo stretchy="false">∗</mo>
                              <msub>
                                <mi>a</mi>
                                <mn>2</mn>
                              </msub>
                            </mrow>
                          </mrow>
                        </mfrac>
                      </mtd>
                    </mtr>
                    <mtr>
                      <mtd>
                        <mn>1</mn>
                      </mtd>
                    </mtr>
                  </mtable>
                </mrow>
                <mo fence="true" stretchy="true">)</mo>
              </mrow>
            </mrow>
          </mrow>
        </mtd>
      </mtr>
    </mtable>
    <annotation encoding="StarMath 5.0">Seien vec g_1 und vec g_2 zwei homogene Repräsentationen einer Gerade, die einen Schnittpunkt haben. 
newline 
Der Schnittpunkt vec s muss so gestaltet sein, dass er vec g_1^T * vec s = 0 und vec g_2^T * vec s = 0 erfüllt.
newline
vec g_1 = left( matrix{a_1##b_1##c_1} right ) , vec g_1 = left( matrix{a_2##b_2##c_2} right ) , vec s = left( matrix{x##y##1} right )
newline
vec g_1^T * vec s = a_1*x+b_1*y+c_1 = 0
newline
daraus folgt: x = {-b_1*y-c_1} over a_1
newline
vec g_2^T * vec s = a_2*x+b_2*y+c_2 = 0
newline
x einsetzen: a_2*(-b_1*y-c) over a_1 +b_2*y+c_2 = 0
newline
nach y umstellen: y = {c_1*a_2-a_1*c_2} over {a_1*b_2-b_1*a_2}
newline 
newline
bei x einsetzen: x = {-b_1*{(c_1*a_2-a_1*c_2)} over {a_1*b_2-b_1*a_2} - c_1} over {a_1}
newline
kürzen: x = {c_1*b_2-b_1*c_2} over { b_1*a_2-a_1*b_2 }
newline
Der Schnittpunkt zweier Geraden gegeben durch vec g_1 und vec g_2 ist gegeben durch vec s = left( matrix{{c_1*b_2-b_1*c_2} over { b_1*a_2-a_1*b_2 }##{c_1*a_2-a_1*c_2} over {a_1*b_2-b_1*a_2}##1} right )</annotation>
  </semantics>
</math>
</file>

<file path=Object 8/content.xml><?xml version="1.0" encoding="utf-8"?>
<math xmlns="http://www.w3.org/1998/Math/MathML" display="block">
  <semantics>
    <mtable>
      <mtr>
        <mtd>
          <mrow>
            <mrow>
              <mover accent="true">
                <msubsup>
                  <mi>e</mi>
                  <mi>x</mi>
                  <mi>r</mi>
                </msubsup>
                <mo stretchy="false">⃗</mo>
              </mover>
              <mo stretchy="false">=</mo>
              <mrow>
                <mo fence="true" stretchy="true">(</mo>
                <mrow>
                  <mtable>
                    <mtr>
                      <mtd>
                        <msubsup>
                          <mi>e</mi>
                          <mrow>
                            <mi>x</mi>
                            <mn>1</mn>
                          </mrow>
                          <mi>r</mi>
                        </msubsup>
                      </mtd>
                    </mtr>
                    <mtr>
                      <mtd>
                        <msubsup>
                          <mi>e</mi>
                          <mrow>
                            <mi>x</mi>
                            <mn>2</mn>
                          </mrow>
                          <mi>r</mi>
                        </msubsup>
                      </mtd>
                    </mtr>
                    <mtr>
                      <mtd>
                        <msubsup>
                          <mi>e</mi>
                          <mrow>
                            <mi>x</mi>
                            <mn>3</mn>
                          </mrow>
                          <mi>r</mi>
                        </msubsup>
                      </mtd>
                    </mtr>
                  </mtable>
                </mrow>
                <mo fence="true" stretchy="true">)</mo>
              </mrow>
            </mrow>
            <mi>,</mi>
            <mrow>
              <mover accent="true">
                <msubsup>
                  <mi>e</mi>
                  <mi>y</mi>
                  <mi>r</mi>
                </msubsup>
                <mo stretchy="false">⃗</mo>
              </mover>
              <mo stretchy="false">=</mo>
              <mrow>
                <mo fence="true" stretchy="true">(</mo>
                <mrow>
                  <mtable>
                    <mtr>
                      <mtd>
                        <msubsup>
                          <mi>e</mi>
                          <mrow>
                            <mi>y</mi>
                            <mn>1</mn>
                          </mrow>
                          <mi>r</mi>
                        </msubsup>
                      </mtd>
                    </mtr>
                    <mtr>
                      <mtd>
                        <msubsup>
                          <mi>e</mi>
                          <mrow>
                            <mi>y</mi>
                            <mn>2</mn>
                          </mrow>
                          <mi>r</mi>
                        </msubsup>
                      </mtd>
                    </mtr>
                    <mtr>
                      <mtd>
                        <msubsup>
                          <mi>e</mi>
                          <mrow>
                            <mi>y</mi>
                            <mn>3</mn>
                          </mrow>
                          <mi>r</mi>
                        </msubsup>
                      </mtd>
                    </mtr>
                  </mtable>
                </mrow>
                <mo fence="true" stretchy="true">)</mo>
              </mrow>
            </mrow>
            <mi>,</mi>
            <mrow>
              <mover accent="true">
                <msubsup>
                  <mi>e</mi>
                  <mi>z</mi>
                  <mi>r</mi>
                </msubsup>
                <mo stretchy="false">⃗</mo>
              </mover>
              <mo stretchy="false">=</mo>
              <mrow>
                <mo fence="true" stretchy="true">(</mo>
                <mrow>
                  <mtable>
                    <mtr>
                      <mtd>
                        <msubsup>
                          <mi>e</mi>
                          <mrow>
                            <mi>z</mi>
                            <mn>1</mn>
                          </mrow>
                          <mi>r</mi>
                        </msubsup>
                      </mtd>
                    </mtr>
                    <mtr>
                      <mtd>
                        <msubsup>
                          <mi>e</mi>
                          <mrow>
                            <mi>z</mi>
                            <mn>2</mn>
                          </mrow>
                          <mi>r</mi>
                        </msubsup>
                      </mtd>
                    </mtr>
                    <mtr>
                      <mtd>
                        <msubsup>
                          <mi>e</mi>
                          <mrow>
                            <mi>z</mi>
                            <mn>3</mn>
                          </mrow>
                          <mi>r</mi>
                        </msubsup>
                      </mtd>
                    </mtr>
                  </mtable>
                </mrow>
                <mo fence="true" stretchy="true">)</mo>
              </mrow>
            </mrow>
            <mi>,</mi>
            <mrow>
              <mi>r</mi>
              <mo stretchy="false">=</mo>
              <mrow>
                <mo fence="true" stretchy="true">(</mo>
                <mrow>
                  <mtable>
                    <mtr>
                      <mtd>
                        <msub>
                          <mi>r</mi>
                          <mi>x</mi>
                        </msub>
                      </mtd>
                    </mtr>
                    <mtr>
                      <mtd>
                        <msub>
                          <mi>r</mi>
                          <mi>y</mi>
                        </msub>
                      </mtd>
                    </mtr>
                    <mtr>
                      <mtd>
                        <msub>
                          <mi>r</mi>
                          <mi>z</mi>
                        </msub>
                      </mtd>
                    </mtr>
                    <mtr>
                      <mtd>
                        <mn>1</mn>
                      </mtd>
                    </mtr>
                  </mtable>
                </mrow>
                <mo fence="true" stretchy="true">)</mo>
              </mrow>
            </mrow>
            <mi>,</mi>
            <mrow>
              <mover accent="true">
                <msubsup>
                  <mi>e</mi>
                  <mi>x</mi>
                  <mi>l</mi>
                </msubsup>
                <mo stretchy="false">⃗</mo>
              </mover>
              <mo stretchy="false">=</mo>
              <mrow>
                <mo fence="true" stretchy="true">(</mo>
                <mrow>
                  <mtable>
                    <mtr>
                      <mtd>
                        <msubsup>
                          <mi>e</mi>
                          <mrow>
                            <mi>x</mi>
                            <mn>1</mn>
                          </mrow>
                          <mi>l</mi>
                        </msubsup>
                      </mtd>
                    </mtr>
                    <mtr>
                      <mtd>
                        <msubsup>
                          <mi>e</mi>
                          <mrow>
                            <mi>x</mi>
                            <mn>2</mn>
                          </mrow>
                          <mi>l</mi>
                        </msubsup>
                      </mtd>
                    </mtr>
                    <mtr>
                      <mtd>
                        <msubsup>
                          <mi>e</mi>
                          <mrow>
                            <mi>x</mi>
                            <mn>3</mn>
                          </mrow>
                          <mi>l</mi>
                        </msubsup>
                      </mtd>
                    </mtr>
                  </mtable>
                </mrow>
                <mo fence="true" stretchy="true">)</mo>
              </mrow>
            </mrow>
            <mi>,</mi>
            <mrow>
              <mover accent="true">
                <msubsup>
                  <mi>e</mi>
                  <mi>y</mi>
                  <mi>l</mi>
                </msubsup>
                <mo stretchy="false">⃗</mo>
              </mover>
              <mo stretchy="false">=</mo>
              <mrow>
                <mo fence="true" stretchy="true">(</mo>
                <mrow>
                  <mtable>
                    <mtr>
                      <mtd>
                        <msubsup>
                          <mi>e</mi>
                          <mrow>
                            <mi>y</mi>
                            <mn>1</mn>
                          </mrow>
                          <mi>l</mi>
                        </msubsup>
                      </mtd>
                    </mtr>
                    <mtr>
                      <mtd>
                        <msubsup>
                          <mi>e</mi>
                          <mrow>
                            <mi>y</mi>
                            <mn>2</mn>
                          </mrow>
                          <mi>l</mi>
                        </msubsup>
                      </mtd>
                    </mtr>
                    <mtr>
                      <mtd>
                        <msubsup>
                          <mi>e</mi>
                          <mrow>
                            <mi>y</mi>
                            <mn>3</mn>
                          </mrow>
                          <mi>l</mi>
                        </msubsup>
                      </mtd>
                    </mtr>
                  </mtable>
                </mrow>
                <mo fence="true" stretchy="true">)</mo>
              </mrow>
            </mrow>
            <mi>,</mi>
            <mrow>
              <mover accent="true">
                <msubsup>
                  <mi>e</mi>
                  <mi>z</mi>
                  <mi>l</mi>
                </msubsup>
                <mo stretchy="false">⃗</mo>
              </mover>
              <mo stretchy="false">=</mo>
              <mrow>
                <mo fence="true" stretchy="true">(</mo>
                <mrow>
                  <mtable>
                    <mtr>
                      <mtd>
                        <msubsup>
                          <mi>e</mi>
                          <mrow>
                            <mi>z</mi>
                            <mn>1</mn>
                          </mrow>
                          <mi>l</mi>
                        </msubsup>
                      </mtd>
                    </mtr>
                    <mtr>
                      <mtd>
                        <msubsup>
                          <mi>e</mi>
                          <mrow>
                            <mi>z</mi>
                            <mn>2</mn>
                          </mrow>
                          <mi>l</mi>
                        </msubsup>
                      </mtd>
                    </mtr>
                    <mtr>
                      <mtd>
                        <msubsup>
                          <mi>e</mi>
                          <mrow>
                            <mi>z</mi>
                            <mn>3</mn>
                          </mrow>
                          <mi>l</mi>
                        </msubsup>
                      </mtd>
                    </mtr>
                  </mtable>
                </mrow>
                <mo fence="true" stretchy="true">)</mo>
              </mrow>
            </mrow>
            <mi>,</mi>
            <mrow>
              <mi>l</mi>
              <mo stretchy="false">=</mo>
              <mrow>
                <mo fence="true" stretchy="true">(</mo>
                <mrow>
                  <mtable>
                    <mtr>
                      <mtd>
                        <msub>
                          <mi>l</mi>
                          <mi>x</mi>
                        </msub>
                      </mtd>
                    </mtr>
                    <mtr>
                      <mtd>
                        <msub>
                          <mi>l</mi>
                          <mi>y</mi>
                        </msub>
                      </mtd>
                    </mtr>
                    <mtr>
                      <mtd>
                        <msub>
                          <mi>r</mi>
                          <mi>z</mi>
                        </msub>
                      </mtd>
                    </mtr>
                    <mtr>
                      <mtd>
                        <mn>1</mn>
                      </mtd>
                    </mtr>
                  </mtable>
                </mrow>
                <mo fence="true" stretchy="true">)</mo>
              </mrow>
            </mrow>
          </mrow>
        </mtd>
      </mtr>
      <mtr>
        <mtd>
          <mrow>
            <mrow>
              <mi>R</mi>
              <mo stretchy="false">=</mo>
              <mrow>
                <mo fence="true" stretchy="true">[</mo>
                <mrow>
                  <mtable>
                    <mtr>
                      <mtd>
                        <mover accent="true">
                          <msubsup>
                            <mi>e</mi>
                            <mi>x</mi>
                            <mi>r</mi>
                          </msubsup>
                          <mo stretchy="false">⃗</mo>
                        </mover>
                      </mtd>
                      <mtd>
                        <mover accent="true">
                          <msubsup>
                            <mi>e</mi>
                            <mi>y</mi>
                            <mi>r</mi>
                          </msubsup>
                          <mo stretchy="false">⃗</mo>
                        </mover>
                      </mtd>
                      <mtd>
                        <mover accent="true">
                          <msubsup>
                            <mi>e</mi>
                            <mi>z</mi>
                            <mi>r</mi>
                          </msubsup>
                          <mo stretchy="false">⃗</mo>
                        </mover>
                      </mtd>
                      <mtd>
                        <mi>r</mi>
                      </mtd>
                    </mtr>
                  </mtable>
                </mrow>
                <mo fence="true" stretchy="true">]</mo>
              </mrow>
              <mo stretchy="false">=</mo>
              <mrow>
                <mo fence="true" stretchy="true">[</mo>
                <mrow>
                  <mtable>
                    <mtr>
                      <mtd>
                        <msubsup>
                          <mi>e</mi>
                          <mrow>
                            <mi>x</mi>
                            <mn>1</mn>
                          </mrow>
                          <mi>r</mi>
                        </msubsup>
                      </mtd>
                      <mtd>
                        <msubsup>
                          <mi>e</mi>
                          <mrow>
                            <mi>y</mi>
                            <mn>1</mn>
                          </mrow>
                          <mi>r</mi>
                        </msubsup>
                      </mtd>
                      <mtd>
                        <msubsup>
                          <mi>e</mi>
                          <mrow>
                            <mi>z</mi>
                            <mn>1</mn>
                          </mrow>
                          <mi>r</mi>
                        </msubsup>
                      </mtd>
                      <mtd>
                        <msub>
                          <mi>r</mi>
                          <mi>x</mi>
                        </msub>
                      </mtd>
                    </mtr>
                    <mtr>
                      <mtd>
                        <msubsup>
                          <mi>e</mi>
                          <mrow>
                            <mi>x</mi>
                            <mn>2</mn>
                          </mrow>
                          <mi>r</mi>
                        </msubsup>
                      </mtd>
                      <mtd>
                        <msubsup>
                          <mi>e</mi>
                          <mrow>
                            <mi>y</mi>
                            <mn>2</mn>
                          </mrow>
                          <mi>r</mi>
                        </msubsup>
                      </mtd>
                      <mtd>
                        <msubsup>
                          <mi>e</mi>
                          <mrow>
                            <mi>z</mi>
                            <mn>2</mn>
                          </mrow>
                          <mi>r</mi>
                        </msubsup>
                      </mtd>
                      <mtd>
                        <msub>
                          <mi>r</mi>
                          <mi>y</mi>
                        </msub>
                      </mtd>
                    </mtr>
                    <mtr>
                      <mtd>
                        <msubsup>
                          <mi>e</mi>
                          <mrow>
                            <mi>x</mi>
                            <mn>3</mn>
                          </mrow>
                          <mi>r</mi>
                        </msubsup>
                      </mtd>
                      <mtd>
                        <msubsup>
                          <mi>e</mi>
                          <mrow>
                            <mi>y</mi>
                            <mn>3</mn>
                          </mrow>
                          <mi>r</mi>
                        </msubsup>
                      </mtd>
                      <mtd>
                        <msubsup>
                          <mi>e</mi>
                          <mrow>
                            <mi>z</mi>
                            <mn>3</mn>
                          </mrow>
                          <mi>r</mi>
                        </msubsup>
                      </mtd>
                      <mtd>
                        <msub>
                          <mi>r</mi>
                          <mi>z</mi>
                        </msub>
                      </mtd>
                    </mtr>
                    <mtr>
                      <mtd>
                        <mn>0</mn>
                      </mtd>
                      <mtd>
                        <mn>0</mn>
                      </mtd>
                      <mtd>
                        <mn>0</mn>
                      </mtd>
                      <mtd>
                        <mn>1</mn>
                      </mtd>
                    </mtr>
                  </mtable>
                </mrow>
                <mo fence="true" stretchy="true">]</mo>
              </mrow>
            </mrow>
            <mi>,</mi>
            <mrow>
              <mi>L</mi>
              <mo stretchy="false">=</mo>
              <mrow>
                <mo fence="true" stretchy="true">[</mo>
                <mrow>
                  <mtable>
                    <mtr>
                      <mtd>
                        <mover accent="true">
                          <msubsup>
                            <mi>e</mi>
                            <mi>x</mi>
                            <mi>l</mi>
                          </msubsup>
                          <mo stretchy="false">⃗</mo>
                        </mover>
                      </mtd>
                      <mtd>
                        <mover accent="true">
                          <msubsup>
                            <mi>e</mi>
                            <mi>y</mi>
                            <mi>l</mi>
                          </msubsup>
                          <mo stretchy="false">⃗</mo>
                        </mover>
                      </mtd>
                      <mtd>
                        <mover accent="true">
                          <msubsup>
                            <mi>e</mi>
                            <mi>z</mi>
                            <mi>l</mi>
                          </msubsup>
                          <mo stretchy="false">⃗</mo>
                        </mover>
                      </mtd>
                      <mtd>
                        <mi>l</mi>
                      </mtd>
                    </mtr>
                  </mtable>
                </mrow>
                <mo fence="true" stretchy="true">]</mo>
              </mrow>
              <mo stretchy="false">=</mo>
              <mrow>
                <mo fence="true" stretchy="true">[</mo>
                <mrow>
                  <mtable>
                    <mtr>
                      <mtd>
                        <msubsup>
                          <mi>e</mi>
                          <mrow>
                            <mi>x</mi>
                            <mn>1</mn>
                          </mrow>
                          <mi>l</mi>
                        </msubsup>
                      </mtd>
                      <mtd>
                        <msubsup>
                          <mi>e</mi>
                          <mrow>
                            <mi>y</mi>
                            <mn>1</mn>
                          </mrow>
                          <mi>l</mi>
                        </msubsup>
                      </mtd>
                      <mtd>
                        <msubsup>
                          <mi>e</mi>
                          <mrow>
                            <mi>z</mi>
                            <mn>1</mn>
                          </mrow>
                          <mi>l</mi>
                        </msubsup>
                      </mtd>
                      <mtd>
                        <msub>
                          <mi>l</mi>
                          <mi>x</mi>
                        </msub>
                      </mtd>
                    </mtr>
                    <mtr>
                      <mtd>
                        <msubsup>
                          <mi>e</mi>
                          <mrow>
                            <mi>x</mi>
                            <mn>2</mn>
                          </mrow>
                          <mi>l</mi>
                        </msubsup>
                      </mtd>
                      <mtd>
                        <msubsup>
                          <mi>e</mi>
                          <mrow>
                            <mi>y</mi>
                            <mn>2</mn>
                          </mrow>
                          <mi>l</mi>
                        </msubsup>
                      </mtd>
                      <mtd>
                        <msubsup>
                          <mi>e</mi>
                          <mrow>
                            <mi>z</mi>
                            <mn>2</mn>
                          </mrow>
                          <mi>l</mi>
                        </msubsup>
                      </mtd>
                      <mtd>
                        <msub>
                          <mi>l</mi>
                          <mi>y</mi>
                        </msub>
                      </mtd>
                    </mtr>
                    <mtr>
                      <mtd>
                        <msubsup>
                          <mi>e</mi>
                          <mrow>
                            <mi>x</mi>
                            <mn>3</mn>
                          </mrow>
                          <mi>l</mi>
                        </msubsup>
                      </mtd>
                      <mtd>
                        <msubsup>
                          <mi>e</mi>
                          <mrow>
                            <mi>y</mi>
                            <mn>3</mn>
                          </mrow>
                          <mi>l</mi>
                        </msubsup>
                      </mtd>
                      <mtd>
                        <msubsup>
                          <mi>e</mi>
                          <mrow>
                            <mi>z</mi>
                            <mn>3</mn>
                          </mrow>
                          <mi>l</mi>
                        </msubsup>
                      </mtd>
                      <mtd>
                        <msub>
                          <mi>l</mi>
                          <mi>z</mi>
                        </msub>
                      </mtd>
                    </mtr>
                    <mtr>
                      <mtd>
                        <mn>0</mn>
                      </mtd>
                      <mtd>
                        <mn>0</mn>
                      </mtd>
                      <mtd>
                        <mn>0</mn>
                      </mtd>
                      <mtd>
                        <mn>1</mn>
                      </mtd>
                    </mtr>
                  </mtable>
                </mrow>
                <mo fence="true" stretchy="true">]</mo>
              </mrow>
              <mo stretchy="false">=</mo>
              <mrow>
                <mo fence="true" stretchy="true">[</mo>
                <mrow>
                  <mtable>
                    <mtr>
                      <mtd>
                        <msub>
                          <mi>l</mi>
                          <mn>11</mn>
                        </msub>
                      </mtd>
                      <mtd>
                        <msub>
                          <mi>l</mi>
                          <mn>12</mn>
                        </msub>
                      </mtd>
                      <mtd>
                        <msub>
                          <mi>l</mi>
                          <mn>13</mn>
                        </msub>
                      </mtd>
                      <mtd>
                        <msub>
                          <mi>l</mi>
                          <mn>14</mn>
                        </msub>
                      </mtd>
                    </mtr>
                    <mtr>
                      <mtd>
                        <msub>
                          <mi>l</mi>
                          <mn>21</mn>
                        </msub>
                      </mtd>
                      <mtd>
                        <msub>
                          <mi>l</mi>
                          <mn>22</mn>
                        </msub>
                      </mtd>
                      <mtd>
                        <msub>
                          <mi>l</mi>
                          <mn>23</mn>
                        </msub>
                      </mtd>
                      <mtd>
                        <msub>
                          <mi>l</mi>
                          <mn>24</mn>
                        </msub>
                      </mtd>
                    </mtr>
                    <mtr>
                      <mtd>
                        <msub>
                          <mi>l</mi>
                          <mn>31</mn>
                        </msub>
                      </mtd>
                      <mtd>
                        <msub>
                          <mi>l</mi>
                          <mn>32</mn>
                        </msub>
                      </mtd>
                      <mtd>
                        <msub>
                          <mi>l</mi>
                          <mn>33</mn>
                        </msub>
                      </mtd>
                      <mtd>
                        <msub>
                          <mi>l</mi>
                          <mn>34</mn>
                        </msub>
                      </mtd>
                    </mtr>
                    <mtr>
                      <mtd>
                        <msub>
                          <mi>l</mi>
                          <mn>41</mn>
                        </msub>
                      </mtd>
                      <mtd>
                        <msub>
                          <mi>l</mi>
                          <mn>42</mn>
                        </msub>
                      </mtd>
                      <mtd>
                        <msub>
                          <mi>l</mi>
                          <mn>43</mn>
                        </msub>
                      </mtd>
                      <mtd>
                        <msub>
                          <mi>l</mi>
                          <mn>44</mn>
                        </msub>
                      </mtd>
                    </mtr>
                  </mtable>
                </mrow>
                <mo fence="true" stretchy="true">]</mo>
              </mrow>
            </mrow>
          </mrow>
        </mtd>
      </mtr>
    </mtable>
    <annotation encoding="StarMath 5.0">vec e^r_x = left ( matrix{e^r_x1##e^r_x2##e^r_x3} right ) ,
vec e^r_y = left ( matrix{e^r_y1##e^r_y2##e^r_y3} right ) ,
vec e^r_z = left ( matrix{e^r_z1##e^r_z2##e^r_z3} right ) ,
r = left( matrix{r_x##r_y##r_z##1} right ),
vec e^l_x = left ( matrix{e^l_x1##e^l_x2##e^l_x3} right ) ,
vec e^l_y = left ( matrix{e^l_y1##e^l_y2##e^l_y3} right ) ,
vec e^l_z = left ( matrix{e^l_z1##e^l_z2##e^l_z3} right ) ,
l = left( matrix{l_x##l_y##r_z##1} right )
newline
R=left[ matrix{vec e^r_x#vec e ^r_y#vec e^r_z#r} right ] = left[ matrix{
e^r_x1#e^r_y1#e^r_z1#r_x##
e^r_x2#e^r_y2#e^r_z2#r_y##
e^r_x3#e^r_y3#e^r_z3#r_z##
0#0#0#1} right ] , 
L=left[ matrix{vec e^l_x#vec e^l_y#vec e^l_z#l} right ] = left[ matrix{
e^l_x1#e^l_y1#e^l_z1#l_x##
e^l_x2#e^l_y2#e^l_z2#l_y##
e^l_x3#e^l_y3#e^l_z3#l_z##
0#0#0#1} right ] = left[ matrix{l_11#l_12#l_13#l_14##l_21#l_22#l_23#l_24##l_31#l_32#l_33#l_34##l_41#l_42#l_43#l_44}right ]


</annotation>
  </semantics>
</math>
</file>

<file path=Object 9/content.xml><?xml version="1.0" encoding="utf-8"?>
<math xmlns="http://www.w3.org/1998/Math/MathML" display="block">
  <semantics>
    <mrow>
      <mover accent="true">
        <msubsup>
          <mi>e</mi>
          <mi>x</mi>
          <mi>l</mi>
        </msubsup>
        <mo stretchy="false">⃗</mo>
      </mover>
      <mi>,</mi>
      <mover accent="true">
        <msubsup>
          <mi>e</mi>
          <mi>y</mi>
          <mi>l</mi>
        </msubsup>
        <mo stretchy="false">⃗</mo>
      </mover>
      <mi>,</mi>
      <mover accent="true">
        <msubsup>
          <mi>e</mi>
          <mi>z</mi>
          <mi>l</mi>
        </msubsup>
        <mo stretchy="false">⃗</mo>
      </mover>
    </mrow>
    <annotation encoding="StarMath 5.0">vec e^l_x, vec e^l_y , vec e^l_z </annotation>
  </semantics>
</math>
</file>